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top" fo:wrap-option="wrap" fo:background-color="#D9D9D9"/>
      <style:text-properties fo:color="#000000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fo:color="#000000" style:font-family-generic="swiss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wrap-option="wrap"/>
      <style:text-properties fo:color="#000000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top" fo:wrap-option="wrap"/>
      <style:text-properties fo:color="#FF0000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/>
      <style:text-properties fo:color="#000000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/>
      <style:text-properties fo:color="#0000FF" style:text-underline-style="solid" style:text-underline-type="single" style:font-family-generic="swiss"/>
    </style:style>
    <style:style style:name="ce9" style:family="table-cell" style:parent-style-name="Default" style:data-style-name="N0">
      <style:table-cell-properties style:vertical-align="automatic"/>
      <style:text-properties fo:color="#1155CC" style:text-underline-style="solid" style:text-underline-type="single" style:font-family-generic="swiss"/>
    </style:style>
    <style:style style:name="ce10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11" style:family="table-cell" style:parent-style-name="Default" style:data-style-name="N0">
      <style:table-cell-properties style:vertical-align="automatic"/>
      <style:text-properties fo:color="#000000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13" style:family="table-cell" style:parent-style-name="Default" style:data-style-name="N0">
      <style:table-cell-properties style:vertical-align="automatic"/>
      <style:text-properties fo:color="#000000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top" fo:background-color="#D9D9D9"/>
      <style:text-properties fo:color="#000000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top" fo:wrap-option="wrap" fo:background-color="#D9D9D9"/>
      <style:text-properties fo:color="#000000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/>
      <style:text-properties fo:color="#0000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fo:wrap-option="wrap"/>
      <style:text-properties fo:color="#0000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/>
      <style:text-properties fo:color="#0000FF" style:font-name="Calibri" style:font-name-asian="Calibri" style:font-name-complex="Calibri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style:vertical-align="automatic" fo:wrap-option="wrap"/>
      <style:text-properties fo:color="#0000FF" style:font-name="Calibri" style:font-name-asian="Calibri" style:font-name-complex="Calibri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Default" style:data-style-name="N0">
      <style:table-cell-properties style:vertical-align="automatic"/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ext-properties fo:color="#0000FF" style:font-family-generic="swiss"/>
    </style:style>
    <style:style style:name="ce23" style:family="table-cell" style:parent-style-name="Default" style:data-style-name="N0">
      <style:table-cell-properties style:vertical-align="automatic" fo:wrap-option="wrap"/>
      <style:text-properties fo:color="#0000FF" style:font-family-generic="swiss"/>
    </style:style>
    <style:style style:name="ce2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style:vertical-align="automatic" fo:wrap-option="wrap" fo:background-color="#DBDBDB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DBDBDB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0000" style:font-family-generic="swiss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style:vertical-align="automatic" fo:wrap-option="wrap" fo:background-color="#DBDBDB"/>
      <style:text-properties style:font-name="Calibri" style:font-name-asian="Calibri" style:font-name-complex="Calibri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8" style:family="table-cell" style:parent-style-name="Default" style:data-style-name="N0">
      <style:table-cell-properties style:vertical-align="top" fo:wrap-option="wrap" fo:background-color="#FCE5CD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top" fo:wrap-option="wrap" fo:background-color="#FCE5CD" style:repeat-content="false"/>
      <style:paragraph-properties fo:text-align="start" fo:margin-left="0cm"/>
      <style:text-properties fo:color="#000000" style:font-family-generic="swiss"/>
    </style:style>
    <style:style style:name="ce4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family-generic="swiss"/>
    </style:style>
    <style:style style:name="ce4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family-generic="swiss"/>
    </style:style>
    <style:style style:name="ce4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family-generic="swiss"/>
    </style:style>
    <style:style style:name="ce4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 style:font-family-generic="swiss"/>
    </style:style>
    <style:style style:name="ce4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family-generic="swiss"/>
    </style:style>
    <style:style style:name="ce46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/>
    </style:style>
    <style:style style:name="ce5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3" style:family="table-cell" style:parent-style-name="Default" style:data-style-name="N0">
      <style:table-cell-properties style:vertical-align="automatic"/>
    </style:style>
    <style:style style:name="ce54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9.23395833333333cm"/>
    </style:style>
    <style:style style:name="co7" style:family="table-column">
      <style:table-column-properties fo:break-before="auto" style:column-width="14.6314583333333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5.767916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5.52979166666667cm"/>
    </style:style>
    <style:style style:name="co12" style:family="table-column">
      <style:table-column-properties fo:break-before="auto" style:column-width="5.10645833333333cm"/>
    </style:style>
    <style:style style:name="co13" style:family="table-column">
      <style:table-column-properties fo:break-before="auto" style:column-width="4.41854166666667cm"/>
    </style:style>
    <style:style style:name="co14" style:family="table-column">
      <style:table-column-properties fo:break-before="auto" style:column-width="6.16479166666667cm"/>
    </style:style>
    <style:style style:name="co15" style:family="table-column">
      <style:table-column-properties fo:break-before="auto" style:column-width="6.429375cm"/>
    </style:style>
    <style:style style:name="co16" style:family="table-column">
      <style:table-column-properties fo:break-before="auto" style:column-width="4.02166666666667cm"/>
    </style:style>
    <style:style style:name="co17" style:family="table-column">
      <style:table-column-properties fo:break-before="auto" style:column-width="2.619375cm"/>
    </style:style>
    <style:style style:name="co18" style:family="table-column">
      <style:table-column-properties fo:break-before="auto" style:column-width="5.84729166666667cm"/>
    </style:style>
    <style:style style:name="co19" style:family="table-column">
      <style:table-column-properties fo:break-before="auto" style:column-width="7.11729166666667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2.143125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84pt" style:use-optimal-row-height="true" fo:break-before="auto"/>
    </style:style>
    <style:style style:name="ro5" style:family="table-row">
      <style:table-row-properties style:row-height="126pt" style:use-optimal-row-height="true" fo:break-before="auto"/>
    </style:style>
    <style:style style:name="ro6" style:family="table-row">
      <style:table-row-properties style:row-height="56pt" style:use-optimal-row-height="true" fo:break-before="auto"/>
    </style:style>
    <style:style style:name="ro7" style:family="table-row">
      <style:table-row-properties style:row-height="210pt" style:use-optimal-row-height="true" fo:break-before="auto"/>
    </style:style>
    <style:style style:name="ro8" style:family="table-row">
      <style:table-row-properties style:row-height="224pt" style:use-optimal-row-height="true" fo:break-before="auto"/>
    </style:style>
    <style:style style:name="ro9" style:family="table-row">
      <style:table-row-properties style:row-height="140pt" style:use-optimal-row-height="true" fo:break-before="auto"/>
    </style:style>
    <style:style style:name="ro10" style:family="table-row">
      <style:table-row-properties style:row-height="306pt" style:use-optimal-row-height="true" fo:break-before="auto"/>
    </style:style>
    <style:style style:name="ro11" style:family="table-row">
      <style:table-row-properties style:row-height="168pt" style:use-optimal-row-height="true" fo:break-before="auto"/>
    </style:style>
    <style:style style:name="ro12" style:family="table-row">
      <style:table-row-properties style:row-height="13pt" style:use-optimal-row-height="true" fo:break-before="auto"/>
    </style:style>
    <style:style style:name="ro13" style:family="table-row">
      <style:table-row-properties style:row-height="15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6pt" style:use-optimal-row-height="true" fo:break-before="auto"/>
    </style:style>
    <style:style style:name="ro16" style:family="table-row">
      <style:table-row-properties style:row-height="3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eld_Standard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default-cell-style-name="ce5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office:value-type="string" table:style-name="ce15">
            <text:p>Sectio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Core</text:p>
          </table:table-cell>
          <table:table-cell office:value-type="string" table:style-name="ce15">
            <text:p>Field Name Prefix</text:p>
          </table:table-cell>
          <table:table-cell office:value-type="string" table:style-name="ce15">
            <text:p>Field Name</text:p>
          </table:table-cell>
          <table:table-cell office:value-type="string" table:style-name="ce15">
            <text:p>Field Label</text:p>
          </table:table-cell>
          <table:table-cell office:value-type="string" table:style-name="ce15">
            <text:p>Field Name including Prefix</text:p>
          </table:table-cell>
          <table:table-cell office:value-type="string" table:style-name="ce15">
            <text:p>Field Type</text:p>
          </table:table-cell>
          <table:table-cell office:value-type="string" table:style-name="ce15">
            <text:p>Salesforce Standard or Custom</text:p>
          </table:table-cell>
          <table:table-cell office:value-type="string" table:style-name="ce15">
            <text:p>Value Names (if picklist)</text:p>
          </table:table-cell>
          <table:table-cell office:value-type="string" table:style-name="ce15">
            <text:p>Value Labels (if picklist)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Notes</text:p>
          </table:table-cell>
          <table:table-cell table:number-columns-repeated="18" table:style-name="ce2"/>
          <table:table-cell table:number-columns-repeated="16353"/>
        </table:table-row>
        <table:table-row table:style-name="ro2">
          <table:table-cell office:value-type="string" table:style-name="ce38">
            <text:p>Organisation</text:p>
          </table:table-cell>
          <table:table-cell table:number-columns-repeated="30" table:style-name="ce39"/>
          <table:table-cell table:number-columns-repeated="16353" table:style-name="ce46"/>
        </table:table-row>
        <table:table-row-group>
          <table:table-row table:style-name="ro2">
            <table:table-cell table:style-name="ce40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Name</text:p>
            </table:table-cell>
            <table:table-cell office:value-type="string" table:style-name="ce40">
              <text:p>Organisation Name</text:p>
            </table:table-cell>
            <table:table-cell office:value-type="string" office:string-value="org_Name" table:formula="of:=+COM.MICROSOFT.CONCAT([.D3];[.E3])" table:style-name="ce40">
              <text:p>org_Nam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The name of the organisation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ShippingCity</text:p>
            </table:table-cell>
            <table:table-cell office:value-type="string" table:style-name="ce40">
              <text:p>Shipping City</text:p>
            </table:table-cell>
            <table:table-cell office:value-type="string" office:string-value="org_ShippingCity" table:formula="of:=+COM.MICROSOFT.CONCAT([.D4];[.E4])" table:style-name="ce40">
              <text:p>org_ShippingCity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City portion of primary mailing or shipping address.</text:p>
            </table:table-cell>
            <table:table-cell office:value-type="string" table:style-name="ce40">
              <text:p>Uses Salesforce address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ShippingCountry</text:p>
            </table:table-cell>
            <table:table-cell office:value-type="string" table:style-name="ce40">
              <text:p>Shipping Country</text:p>
            </table:table-cell>
            <table:table-cell office:value-type="string" office:string-value="org_ShippingCountry" table:formula="of:=+COM.MICROSOFT.CONCAT([.D5];[.E5])" table:style-name="ce40">
              <text:p>org_ShippingCountry</text:p>
            </table:table-cell>
            <table:table-cell office:value-type="string" table:style-name="ce40">
              <text:p>Picklist or Text</text:p>
            </table:table-cell>
            <table:table-cell office:value-type="string" table:style-name="ce40">
              <text:p>Standard</text:p>
            </table:table-cell>
            <table:table-cell table:style-name="ce4"/>
            <table:table-cell office:value-type="string" table:style-name="ce4">
              <text:p>[Use ISO 3166 country codes standard]</text:p>
            </table:table-cell>
            <table:table-cell office:value-type="string" table:style-name="ce40">
              <text:p>Country portion of primary mailing or shipping address.</text:p>
            </table:table-cell>
            <table:table-cell office:value-type="string" table:style-name="ce40">
              <text:p>Uses Salesforce address compound field. Use ISO 3166 country codes standar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1">
            <table:table-cell table:style-name="ce42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ShippingState</text:p>
            </table:table-cell>
            <table:table-cell office:value-type="string" table:style-name="ce40">
              <text:p>Shipping State/Province</text:p>
            </table:table-cell>
            <table:table-cell office:value-type="string" office:string-value="org_ShippingState" table:formula="of:=+COM.MICROSOFT.CONCAT([.D6];[.E6])" table:style-name="ce40">
              <text:p>org_ShippingState</text:p>
            </table:table-cell>
            <table:table-cell office:value-type="string" table:style-name="ce40">
              <text:p>Picklist or 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State or province portion of primary mailing or shipping address. Entry is selected from a picklist of standard values or entered as text.</text:p>
            </table:table-cell>
            <table:table-cell office:value-type="string" table:style-name="ce40">
              <text:p>Uses Salesforce address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ShippingStreet</text:p>
            </table:table-cell>
            <table:table-cell office:value-type="string" table:style-name="ce40">
              <text:p>Shipping Street</text:p>
            </table:table-cell>
            <table:table-cell office:value-type="string" office:string-value="org_ShippingStreet" table:formula="of:=+COM.MICROSOFT.CONCAT([.D7];[.E7])" table:style-name="ce40">
              <text:p>org_ShippingStreet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Primary mailing or shipping street address of organisation.</text:p>
            </table:table-cell>
            <table:table-cell office:value-type="string" table:style-name="ce40">
              <text:p>Uses Salesforce address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ShippingPostalCode</text:p>
            </table:table-cell>
            <table:table-cell office:value-type="string" table:style-name="ce40">
              <text:p>Shipping Zip/Postal Code</text:p>
            </table:table-cell>
            <table:table-cell office:value-type="string" office:string-value="org_ShippingPostalCode" table:formula="of:=+COM.MICROSOFT.CONCAT([.D8];[.E8])" table:style-name="ce40">
              <text:p>org_ShippingPostalCod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Zip or postal code portion of primary mailing or shipping address.</text:p>
            </table:table-cell>
            <table:table-cell office:value-type="string" table:style-name="ce40">
              <text:p>Uses Salesforce address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ShippingLongitude</text:p>
            </table:table-cell>
            <table:table-cell office:value-type="string" table:style-name="ce40">
              <text:p>Longitude</text:p>
            </table:table-cell>
            <table:table-cell office:value-type="string" office:string-value="org_ShippingLongitude" table:formula="of:=+COM.MICROSOFT.CONCAT([.D9];[.E9])" table:style-name="ce40">
              <text:p>org_ShippingLongitude</text:p>
            </table:table-cell>
            <table:table-cell office:value-type="string" table:style-name="ce40">
              <text:p>Geolocation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Uses Salesforce geolocation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ShippingLatitude</text:p>
            </table:table-cell>
            <table:table-cell office:value-type="string" table:style-name="ce40">
              <text:p>Latitude</text:p>
            </table:table-cell>
            <table:table-cell office:value-type="string" office:string-value="org_ShippingLatitude" table:formula="of:=+COM.MICROSOFT.CONCAT([.D10];[.E10])" table:style-name="ce40">
              <text:p>org_ShippingLatitude</text:p>
            </table:table-cell>
            <table:table-cell office:value-type="string" table:style-name="ce40">
              <text:p>Geolocation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Uses Salesforce geolocation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4">
            <table:table-cell table:style-name="ce42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Phone</text:p>
            </table:table-cell>
            <table:table-cell office:value-type="string" table:style-name="ce40">
              <text:p>Phone</text:p>
            </table:table-cell>
            <table:table-cell office:value-type="string" office:string-value="org_Phone" table:formula="of:=+COM.MICROSOFT.CONCAT([.D11];[.E11])" table:style-name="ce40">
              <text:p>org_Phon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The primary telephone number of the organisation.</text:p>
            </table:table-cell>
            <table:table-cell office:value-type="string" table:style-name="ce40">
              <text:p>E.164 standard numbers are formatted [+] [country code] [subscriber number including area code] and can have a maximum of fifteen digits.<text:s/></text:p>
              <text:p/>
              <text:p>Regular Expression: ^\+?[1-9]\d{1,14}$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5">
            <table:table-cell table:style-name="ce42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org_</text:p>
            </table:table-cell>
            <table:table-cell office:value-type="string" table:style-name="ce40">
              <text:p>Type</text:p>
            </table:table-cell>
            <table:table-cell office:value-type="string" table:style-name="ce40">
              <text:p>Type</text:p>
            </table:table-cell>
            <table:table-cell office:value-type="string" office:string-value="org_Type" table:formula="of:=+COM.MICROSOFT.CONCAT([.D12];[.E12])" table:style-name="ce40">
              <text:p>org_Type</text:p>
            </table:table-cell>
            <table:table-cell office:value-type="string" table:style-name="ce40">
              <text:p>Picklist</text:p>
            </table:table-cell>
            <table:table-cell office:value-type="string" table:style-name="ce43">
              <text:p>Standard [custom values]</text:p>
            </table:table-cell>
            <table:table-cell office:value-type="string" table:style-name="ce40">
              <text:p>NGO</text:p>
              <text:p>LawEnforcement</text:p>
              <text:p>HealthServiceOrganisation</text:p>
              <text:p>CentralGovernmentOrganisation</text:p>
              <text:p>LocalGovernmentOrganisation</text:p>
              <text:p>ImmigrationService</text:p>
              <text:p>LegalService</text:p>
              <text:p>CorporateBusiness</text:p>
              <text:p>SchoolOrCollege</text:p>
            </table:table-cell>
            <table:table-cell office:value-type="string" table:style-name="ce40">
              <text:p>NGO</text:p>
              <text:p>Law Enforcement</text:p>
              <text:p>Health Service Organisation</text:p>
              <text:p>Central Government Organisation</text:p>
              <text:p>Local Government Organisation</text:p>
              <text:p>Immigration Service</text:p>
              <text:p>Legal Service</text:p>
              <text:p>Corporate Business</text:p>
              <text:p>School or College</text:p>
            </table:table-cell>
            <table:table-cell office:value-type="string" table:style-name="ce40">
              <text:p>The organisation category.</text:p>
            </table:table-cell>
            <table:table-cell table:number-columns-repeated="19" table:style-name="ce40"/>
            <table:table-cell table:number-columns-repeated="16353" table:style-name="ce46"/>
          </table:table-row>
        </table:table-row-group>
        <table:table-row table:style-name="ro2">
          <table:table-cell office:value-type="string" table:style-name="ce38">
            <text:p>Person</text:p>
          </table:table-cell>
          <table:table-cell table:number-columns-repeated="30" table:style-name="ce39"/>
          <table:table-cell table:number-columns-repeated="16353" table:style-name="ce46"/>
        </table:table-row>
        <table:table-row-group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Salutation</text:p>
            </table:table-cell>
            <table:table-cell office:value-type="string" table:style-name="ce40">
              <text:p>Salutation</text:p>
            </table:table-cell>
            <table:table-cell office:value-type="string" office:string-value="prs_Salutation" table:formula="of:=+COM.MICROSOFT.CONCAT([.D14];[.E14])" table:style-name="ce40">
              <text:p>prs_Salutation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Uses Salesforce name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FirstName</text:p>
            </table:table-cell>
            <table:table-cell office:value-type="string" table:style-name="ce40">
              <text:p>First Name</text:p>
            </table:table-cell>
            <table:table-cell office:value-type="string" office:string-value="prs_FirstName" table:formula="of:=+COM.MICROSOFT.CONCAT([.D15];[.E15])" table:style-name="ce40">
              <text:p>prs_FirstNam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Uses Salesforce name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prs_</text:p>
            </table:table-cell>
            <table:table-cell office:value-type="string" table:style-name="ce40">
              <text:p>MiddleName</text:p>
            </table:table-cell>
            <table:table-cell office:value-type="string" table:style-name="ce40">
              <text:p>Middle Name</text:p>
            </table:table-cell>
            <table:table-cell office:value-type="string" office:string-value="prs_MiddleName" table:formula="of:=+COM.MICROSOFT.CONCAT([.D16];[.E16])" table:style-name="ce40">
              <text:p>prs_MiddleNam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Optionally uses Salesforce name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SecondName</text:p>
            </table:table-cell>
            <table:table-cell office:value-type="string" table:style-name="ce40">
              <text:p>Second Name</text:p>
            </table:table-cell>
            <table:table-cell office:value-type="string" office:string-value="prs_SecondName" table:formula="of:=+COM.MICROSOFT.CONCAT([.D17];[.E17])" table:style-name="ce40">
              <text:p>prs_SecondNam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Uses Salesforce name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Birthdate</text:p>
            </table:table-cell>
            <table:table-cell office:value-type="string" table:style-name="ce40">
              <text:p>Birthdate</text:p>
            </table:table-cell>
            <table:table-cell office:value-type="string" office:string-value="prs_Birthdate" table:formula="of:=+COM.MICROSOFT.CONCAT([.D18];[.E18])" table:style-name="ce40">
              <text:p>prs_Birthdate</text:p>
            </table:table-cell>
            <table:table-cell office:value-type="string" table:style-name="ce40">
              <text:p>Date</text:p>
            </table:table-cell>
            <table:table-cell office:value-type="string" table:style-name="ce40">
              <text:p>Standard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4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Gender</text:p>
            </table:table-cell>
            <table:table-cell office:value-type="string" table:style-name="ce40">
              <text:p>Gender</text:p>
            </table:table-cell>
            <table:table-cell office:value-type="string" office:string-value="prs_Gender" table:formula="of:=+COM.MICROSOFT.CONCAT([.D19];[.E19])" table:style-name="ce40">
              <text:p>prs_Gender</text:p>
            </table:table-cell>
            <table:table-cell office:value-type="string" table:style-name="ce40">
              <text:p>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Male</text:p>
              <text:p>Female</text:p>
              <text:p>Transgender/NonConforming</text:p>
              <text:p>Unknown</text:p>
            </table:table-cell>
            <table:table-cell office:value-type="string" table:style-name="ce40">
              <text:p>Male</text:p>
              <text:p>Female</text:p>
              <text:p>Transgender/NonConforming</text:p>
              <text:p>Unknown</text:p>
            </table:table-cell>
            <table:table-cell office:value-type="string" table:style-name="ce40">
              <text:p>Designates the individual's expression or condition of being male, female, both or neither. This category considers the psychological, behavioral, social, and cultural aspects of being male, female, or non-binary (masculinity, femininity, neither, or a combination of both).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prs_</text:p>
            </table:table-cell>
            <table:table-cell office:value-type="string" table:style-name="ce40">
              <text:p>Deceased</text:p>
            </table:table-cell>
            <table:table-cell office:value-type="string" table:style-name="ce40">
              <text:p>Deceased</text:p>
            </table:table-cell>
            <table:table-cell office:value-type="string" office:string-value="prs_Deceased" table:formula="of:=+COM.MICROSOFT.CONCAT([.D20];[.E20])" table:style-name="ce40">
              <text:p>prs_Deceased</text:p>
            </table:table-cell>
            <table:table-cell office:value-type="string" table:style-name="ce40">
              <text:p>Checkbox</text:p>
            </table:table-cell>
            <table:table-cell office:value-type="string" table:style-name="ce40">
              <text:p>Custom</text:p>
            </table:table-cell>
            <table:table-cell table:number-columns-repeated="2" table:style-name="ce40"/>
            <table:table-cell office:value-type="string" table:style-name="ce41">
              <text:p>Indicates if the person is no longer alive.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Nationality</text:p>
            </table:table-cell>
            <table:table-cell office:value-type="string" table:style-name="ce40">
              <text:p>Nationality</text:p>
            </table:table-cell>
            <table:table-cell office:value-type="string" office:string-value="prs_Nationality" table:formula="of:=+COM.MICROSOFT.CONCAT([.D21];[.E21])" table:style-name="ce40">
              <text:p>prs_Nationality</text:p>
            </table:table-cell>
            <table:table-cell office:value-type="string" table:style-name="ce40">
              <text:p>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">
              <text:p>Use ISO 3166 country codes standard (two-letter country codes optional)</text:p>
            </table:table-cell>
            <table:table-cell office:value-type="string" table:style-name="ce4">
              <text:p>Use ISO 3166 country codes standard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prs_</text:p>
            </table:table-cell>
            <table:table-cell office:value-type="string" table:style-name="ce40">
              <text:p>IdentityNumber</text:p>
            </table:table-cell>
            <table:table-cell office:value-type="string" table:style-name="ce40">
              <text:p>Identity Number</text:p>
            </table:table-cell>
            <table:table-cell office:value-type="string" office:string-value="prs_IdentityNumber" table:formula="of:=+COM.MICROSOFT.CONCAT([.D22];[.E22])" table:style-name="ce40">
              <text:p>prs_IdentityNumber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Custom</text:p>
            </table:table-cell>
            <table:table-cell table:style-name="ce46"/>
            <table:table-cell table:style-name="ce4"/>
            <table:table-cell office:value-type="string" table:style-name="ce4">
              <text:p>Relevant national identity number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Title</text:p>
            </table:table-cell>
            <table:table-cell office:value-type="string" table:style-name="ce40">
              <text:p>Title</text:p>
            </table:table-cell>
            <table:table-cell office:value-type="string" office:string-value="prs_Title" table:formula="of:=+COM.MICROSOFT.CONCAT([.D23];[.E23])" table:style-name="ce40">
              <text:p>prs_Titl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The person’s position within an organisation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Email</text:p>
            </table:table-cell>
            <table:table-cell office:value-type="string" table:style-name="ce40">
              <text:p>Email</text:p>
            </table:table-cell>
            <table:table-cell office:value-type="string" office:string-value="prs_Email" table:formula="of:=+COM.MICROSOFT.CONCAT([.D24];[.E24])" table:style-name="ce40">
              <text:p>prs_Email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4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HomePhone</text:p>
            </table:table-cell>
            <table:table-cell office:value-type="string" table:style-name="ce40">
              <text:p>Home Phone</text:p>
            </table:table-cell>
            <table:table-cell office:value-type="string" office:string-value="prs_HomePhone" table:formula="of:=+COM.MICROSOFT.CONCAT([.D25];[.E25])" table:style-name="ce40">
              <text:p>prs_HomePhon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E.164 standard numbers are formatted [+] [country code] [subscriber number including area code] and can have a maximum of fifteen digits.<text:s/></text:p>
              <text:p/>
              <text:p>Regular Expression: ^\+?[1-9]\d{1,14}$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4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MobilePhone</text:p>
            </table:table-cell>
            <table:table-cell office:value-type="string" table:style-name="ce40">
              <text:p>Mobile Phone</text:p>
            </table:table-cell>
            <table:table-cell office:value-type="string" office:string-value="prs_MobilePhone" table:formula="of:=+COM.MICROSOFT.CONCAT([.D26];[.E26])" table:style-name="ce40">
              <text:p>prs_MobilePhon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E.164 standard numbers are formatted [+] [country code] [subscriber number including area code] and can have a maximum of fifteen digits.<text:s/></text:p>
              <text:p/>
              <text:p>Regular Expression: ^\+?[1-9]\d{1,14}$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MailingCity</text:p>
            </table:table-cell>
            <table:table-cell office:value-type="string" table:style-name="ce40">
              <text:p>Mailing City</text:p>
            </table:table-cell>
            <table:table-cell office:value-type="string" office:string-value="prs_MailingCity" table:formula="of:=+COM.MICROSOFT.CONCAT([.D27];[.E27])" table:style-name="ce40">
              <text:p>prs_MailingCity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The city in the mailing address.</text:p>
            </table:table-cell>
            <table:table-cell office:value-type="string" table:style-name="ce40">
              <text:p>Uses Salesforce mailing address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MailingCountry</text:p>
            </table:table-cell>
            <table:table-cell office:value-type="string" table:style-name="ce40">
              <text:p>Mailing Country</text:p>
            </table:table-cell>
            <table:table-cell office:value-type="string" office:string-value="prs_MailingCountry" table:formula="of:=+COM.MICROSOFT.CONCAT([.D28];[.E28])" table:style-name="ce40">
              <text:p>prs_MailingCountry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office:value-type="string" table:style-name="ce4">
              <text:p>Use ISO 3166 country codes standard two-letter country codes</text:p>
            </table:table-cell>
            <table:table-cell office:value-type="string" table:style-name="ce4">
              <text:p>Use ISO 3166 country codes standard</text:p>
            </table:table-cell>
            <table:table-cell office:value-type="string" table:style-name="ce40">
              <text:p>The country in the mailing address.</text:p>
            </table:table-cell>
            <table:table-cell office:value-type="string" table:style-name="ce40">
              <text:p>Uses Salesforce address compound field. Use ISO 3166 country codes standard.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MailingState</text:p>
            </table:table-cell>
            <table:table-cell office:value-type="string" table:style-name="ce40">
              <text:p>Mailing State/Province</text:p>
            </table:table-cell>
            <table:table-cell office:value-type="string" office:string-value="prs_MailingState" table:formula="of:=+COM.MICROSOFT.CONCAT([.D29];[.E29])" table:style-name="ce40">
              <text:p>prs_MailingStat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The state or province in the mailing address.</text:p>
            </table:table-cell>
            <table:table-cell office:value-type="string" table:style-name="ce40">
              <text:p>Uses Salesforce mailing address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MailingStreet</text:p>
            </table:table-cell>
            <table:table-cell office:value-type="string" table:style-name="ce40">
              <text:p>Mailing Street</text:p>
            </table:table-cell>
            <table:table-cell office:value-type="string" office:string-value="prs_MailingStreet" table:formula="of:=+COM.MICROSOFT.CONCAT([.D30];[.E30])" table:style-name="ce40">
              <text:p>prs_MailingStreet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The street in the mailing address.</text:p>
            </table:table-cell>
            <table:table-cell office:value-type="string" table:style-name="ce40">
              <text:p>Uses Salesforce mailing address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1">
              <text:p>prs_</text:p>
            </table:table-cell>
            <table:table-cell office:value-type="string" table:style-name="ce40">
              <text:p>MailingPostalCode</text:p>
            </table:table-cell>
            <table:table-cell office:value-type="string" table:style-name="ce40">
              <text:p>Mailing Zip/Postal Code</text:p>
            </table:table-cell>
            <table:table-cell office:value-type="string" office:string-value="prs_MailingPostalCode" table:formula="of:=+COM.MICROSOFT.CONCAT([.D31];[.E31])" table:style-name="ce40">
              <text:p>prs_MailingPostalCod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Standard</text:p>
            </table:table-cell>
            <table:table-cell table:number-columns-repeated="2" table:style-name="ce40"/>
            <table:table-cell office:value-type="string" table:style-name="ce40">
              <text:p>The zip or postal code in the mailing address.</text:p>
            </table:table-cell>
            <table:table-cell office:value-type="string" table:style-name="ce40">
              <text:p>Uses Salesforce mailing address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prs_</text:p>
            </table:table-cell>
            <table:table-cell office:value-type="string" table:style-name="ce40">
              <text:p>MailingLongitude</text:p>
            </table:table-cell>
            <table:table-cell office:value-type="string" table:style-name="ce40">
              <text:p>Longitude</text:p>
            </table:table-cell>
            <table:table-cell office:value-type="string" office:string-value="prs_MailingLongitude" table:formula="of:=+COM.MICROSOFT.CONCAT([.D32];[.E32])" table:style-name="ce40">
              <text:p>prs_MailingLongitude</text:p>
            </table:table-cell>
            <table:table-cell office:value-type="string" table:style-name="ce40">
              <text:p>Number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Uses Salesforce geolocation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0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prs_</text:p>
            </table:table-cell>
            <table:table-cell office:value-type="string" table:style-name="ce40">
              <text:p>MailingLatitude</text:p>
            </table:table-cell>
            <table:table-cell office:value-type="string" table:style-name="ce40">
              <text:p>Latitude</text:p>
            </table:table-cell>
            <table:table-cell office:value-type="string" office:string-value="prs_MailingLatitude" table:formula="of:=+COM.MICROSOFT.CONCAT([.D33];[.E33])" table:style-name="ce40">
              <text:p>prs_MailingLatitude</text:p>
            </table:table-cell>
            <table:table-cell office:value-type="string" table:style-name="ce40">
              <text:p>Number</text:p>
            </table:table-cell>
            <table:table-cell office:value-type="string" table:style-name="ce40">
              <text:p>Standard</text:p>
            </table:table-cell>
            <table:table-cell table:number-columns-repeated="3" table:style-name="ce40"/>
            <table:table-cell office:value-type="string" table:style-name="ce40">
              <text:p>Uses Salesforce geolocation compound field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office:value-type="string" table:style-name="ce38">
              <text:p>Person -<text:s/></text:p>
              <text:p>Victim Context</text:p>
            </table:table-cell>
            <table:table-cell table:number-columns-repeated="30" table:style-name="ce39"/>
            <table:table-cell table:number-columns-repeated="16353" table:style-name="ce46"/>
          </table:table-row>
          <table:table-row table:style-name="ro6">
            <table:table-cell table:style-name="ce40"/>
            <table:table-cell office:value-type="string" table:style-name="ce41">
              <text:p>DRAFT</text:p>
            </table:table-cell>
            <table:table-cell table:style-name="ce40"/>
            <table:table-cell office:value-type="string" table:style-name="ce40">
              <text:p>vic_</text:p>
            </table:table-cell>
            <table:table-cell office:value-type="string" table:style-name="ce40">
              <text:p>AgreementToManagePersonalData</text:p>
            </table:table-cell>
            <table:table-cell office:value-type="string" table:style-name="ce40">
              <text:p>Agreement to Manage Personal Data</text:p>
            </table:table-cell>
            <table:table-cell office:value-type="string" office:string-value="vic_AgreementToManagePersonalData" table:formula="of:=+COM.MICROSOFT.CONCAT([.D35];[.E35])" table:style-name="ce40">
              <text:p>vic_AgreementToManagePersonalData</text:p>
            </table:table-cell>
            <table:table-cell office:value-type="string" table:style-name="ce43">
              <text:p>Checkbox</text:p>
            </table:table-cell>
            <table:table-cell office:value-type="string" table:style-name="ce40">
              <text:p>Custom</text:p>
            </table:table-cell>
            <table:table-cell table:number-columns-repeated="2" table:style-name="ce43"/>
            <table:table-cell office:value-type="string" table:style-name="ce40">
              <text:p>Verifies if a client / beneficiary has agreed for their personal data to be managed by the organisation.</text:p>
            </table:table-cell>
            <table:table-cell office:value-type="string" table:style-name="ce41">
              <text:p>Seek guidance on country or region-specific personal identifiable data laws regarding requirements to the consent and management of personal data.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7">
            <table:table-cell table:style-name="ce40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0">
              <text:p>vic_</text:p>
            </table:table-cell>
            <table:table-cell office:value-type="string" table:style-name="ce40">
              <text:p>RecruitmentWebsitesAndApps</text:p>
            </table:table-cell>
            <table:table-cell office:value-type="string" table:style-name="ce40">
              <text:p>Recruitment Websites and Apps</text:p>
            </table:table-cell>
            <table:table-cell office:value-type="string" office:string-value="vic_RecruitmentWebsitesAndApps" table:formula="of:=+COM.MICROSOFT.CONCAT([.D36];[.E36])" table:style-name="ce40">
              <text:p>vic_RecruitmentWebsitesAndApps</text:p>
            </table:table-cell>
            <table:table-cell office:value-type="string" table:style-name="ce40">
              <text:p>Multiselect 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Facebook</text:p>
              <text:p>Instagram</text:p>
              <text:p>WhatsApp</text:p>
              <text:p>Telegram</text:p>
              <text:p>Facebook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40">
              <text:p>Facebook</text:p>
              <text:p>Instagram</text:p>
              <text:p>WhatsApp</text:p>
              <text:p>Telegram</text:p>
              <text:p>Facebook 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41">
              <text:p>Indicates technology platforms used by perpetrators to identify potential victims.</text:p>
            </table:table-cell>
            <table:table-cell office:value-type="string" table:style-name="ce40">
              <text:p>Additional relevant online platforms can be added as necessary.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4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vic_</text:p>
            </table:table-cell>
            <table:table-cell office:value-type="string" table:style-name="ce40">
              <text:p>MethodOfRecruitment</text:p>
            </table:table-cell>
            <table:table-cell office:value-type="string" table:style-name="ce40">
              <text:p>Method of Recruitment</text:p>
            </table:table-cell>
            <table:table-cell office:value-type="string" office:string-value="vic_MethodOfRecruitment" table:formula="of:=+COM.MICROSOFT.CONCAT([.D37];[.E37])" table:style-name="ce40">
              <text:p>vic_MethodOfRecruitment</text:p>
            </table:table-cell>
            <table:table-cell office:value-type="string" table:style-name="ce40">
              <text:p>Multiselect 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InternetSocialMediaOnlineAdvertisement</text:p>
              <text:p>EducationalFacility</text:p>
              <text:p>PublicArea</text:p>
              <text:p>Shelter</text:p>
              <text:p>Work</text:p>
              <text:p>Unknown</text:p>
            </table:table-cell>
            <table:table-cell office:value-type="string" table:style-name="ce40">
              <text:p>Internet (social media, online advertisement)</text:p>
              <text:p>Educational Facility</text:p>
              <text:p>Public Area</text:p>
              <text:p>Shelter</text:p>
              <text:p>Work</text:p>
              <text:p>Unknown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2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vic_</text:p>
            </table:table-cell>
            <table:table-cell office:value-type="string" table:style-name="ce40">
              <text:p>LocationOfRecruitment</text:p>
            </table:table-cell>
            <table:table-cell office:value-type="string" table:style-name="ce40">
              <text:p>Location of Recruitment</text:p>
            </table:table-cell>
            <table:table-cell office:value-type="string" office:string-value="vic_LocationOfRecruitment" table:formula="of:=+COM.MICROSOFT.CONCAT([.D38];[.E38])" table:style-name="ce40">
              <text:p>vic_LocationOfRecruitment</text:p>
            </table:table-cell>
            <table:table-cell office:value-type="string" table:style-name="ce40">
              <text:p>Lookup [to organisation]</text:p>
            </table:table-cell>
            <table:table-cell office:value-type="string" table:style-name="ce43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8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vic_</text:p>
            </table:table-cell>
            <table:table-cell office:value-type="string" table:style-name="ce40">
              <text:p>MethodsOfControl</text:p>
            </table:table-cell>
            <table:table-cell office:value-type="string" table:style-name="ce40">
              <text:p>Methods of Control</text:p>
            </table:table-cell>
            <table:table-cell office:value-type="string" office:string-value="vic_MethodsOfControl" table:formula="of:=+COM.MICROSOFT.CONCAT([.D39];[.E39])" table:style-name="ce40">
              <text:p>vic_MethodsOfControl</text:p>
            </table:table-cell>
            <table:table-cell office:value-type="string" table:style-name="ce40">
              <text:p>Multiselect 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PhysicalThreats</text:p>
              <text:p>ThreatsLawEnforcement</text:p>
              <text:p>ThreatensChildrenFamily</text:p>
              <text:p>DebtBondage<text:s/></text:p>
              <text:p>FalsePromises</text:p>
              <text:p>PhysicalAbuse</text:p>
              <text:p>SexualAbuse</text:p>
              <text:p>TakesEarnings</text:p>
              <text:p>RestrictsFinancialAccess</text:p>
              <text:p>RestrictsMedicalCare</text:p>
              <text:p>WithholdsNecessities</text:p>
              <text:p>PsychologicalAbuse</text:p>
              <text:p>PsychoactiveSubstance</text:p>
              <text:p>ExcessiveWorkingHours</text:p>
              <text:p>WithholdsDocuments</text:p>
              <text:p>Other</text:p>
            </table:table-cell>
            <table:table-cell office:value-type="string" table:style-name="ce40">
              <text:p>Physical threats</text:p>
              <text:p>Threats of law enforcement</text:p>
              <text:p>Threatens children/family</text:p>
              <text:p>Debt bondage<text:s/></text:p>
              <text:p>False promises</text:p>
              <text:p>Physical abuse</text:p>
              <text:p>Sexual abuse</text:p>
              <text:p>Takes earnings</text:p>
              <text:p>Restricts financial access</text:p>
              <text:p>Restricts medical care</text:p>
              <text:p>Withholds necessities</text:p>
              <text:p>Psychological abuse</text:p>
              <text:p>Psychoactive substance</text:p>
              <text:p>Excessive working hours</text:p>
              <text:p>Withholds documents</text:p>
              <text:p>Other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9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vic_</text:p>
            </table:table-cell>
            <table:table-cell office:value-type="string" table:style-name="ce40">
              <text:p>TypeOfExploitation</text:p>
            </table:table-cell>
            <table:table-cell office:value-type="string" table:style-name="ce40">
              <text:p>Type of Exploitation</text:p>
            </table:table-cell>
            <table:table-cell office:value-type="string" office:string-value="vic_TypeOfExploitation" table:formula="of:=+COM.MICROSOFT.CONCAT([.D40];[.E40])" table:style-name="ce40">
              <text:p>vic_TypeOfExploitation</text:p>
            </table:table-cell>
            <table:table-cell office:value-type="string" table:style-name="ce40">
              <text:p>Multiselect 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ForcedLabour</text:p>
              <text:p>SexualExploitation</text:p>
              <text:p>ForcedMarriage</text:p>
              <text:p>ForcedMilitaryService</text:p>
              <text:p>OrganRemoval</text:p>
              <text:p>ForcedBegging</text:p>
              <text:p>IllicitActivities</text:p>
              <text:p>IllegalAdoption</text:p>
              <text:p>Surrogacy</text:p>
              <text:p>Other</text:p>
            </table:table-cell>
            <table:table-cell office:value-type="string" table:style-name="ce40">
              <text:p>Forced labour</text:p>
              <text:p>Sexual exploitation</text:p>
              <text:p>Forced marriage</text:p>
              <text:p>Forced military service</text:p>
              <text:p>Organ removal</text:p>
              <text:p>Forced begging</text:p>
              <text:p>Illicit activities</text:p>
              <text:p>Illegal adoption</text:p>
              <text:p>Surrogacy</text:p>
              <text:p>Other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10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vic_</text:p>
            </table:table-cell>
            <table:table-cell office:value-type="string" table:style-name="ce41">
              <text:p>ForcedLabourIndustry</text:p>
            </table:table-cell>
            <table:table-cell office:value-type="string" table:style-name="ce41">
              <text:p>Forced Labour Industry</text:p>
            </table:table-cell>
            <table:table-cell office:value-type="string" office:string-value="vic_ForcedLabourIndustry" table:formula="of:=+COM.MICROSOFT.CONCAT([.D41];[.E41])" table:style-name="ce40">
              <text:p>vic_ForcedLabourIndustry</text:p>
            </table:table-cell>
            <table:table-cell office:value-type="string" table:style-name="ce41">
              <text:p>Multiselect Picklist</text:p>
            </table:table-cell>
            <table:table-cell office:value-type="string" table:style-name="ce41">
              <text:p>Custom</text:p>
            </table:table-cell>
            <table:table-cell office:value-type="string" table:style-name="ce41">
              <text:p>A_AgricultureForestryAndFishing</text:p>
              <text:p>B_MiningAndQuarrying</text:p>
              <text:p>C_Manufacturing</text:p>
              <text:p>D_ElectricityGasSteamAndAirConditioningSupply</text:p>
              <text:p>E_WaterSupplySewerageWasteManagement</text:p>
              <text:p>F_Construction</text:p>
              <text:p>G_WholesaleAndRetailTradeRepairOfMotorVehicles</text:p>
              <text:p>H_TransportationAndStorage</text:p>
              <text:p>I_AccommodationAndFoodServiceActivities</text:p>
              <text:p>J_InformationAndCommunication</text:p>
              <text:p>K_FinancialAndInsuranceActivities</text:p>
              <text:p>L_RealEstateActivities</text:p>
              <text:p>M_ProfessionalScientificAndTechnicalActivities</text:p>
              <text:p>N_AdministrativeAndSupportServiceActivities</text:p>
              <text:p>O_PublicAdministrationAndDefence</text:p>
              <text:p>P_Education</text:p>
              <text:p>Q_HumanHealthAndSocialWorkActivities</text:p>
              <text:p>R_ArtsEntertainmentAndRecreation</text:p>
              <text:p>S_OtherServiceActivities</text:p>
              <text:p>T_ActivitiesOfHouseholdsAsEmployers</text:p>
              <text:p>U_ActivitiesOfExtraterritorialOrganizations</text:p>
            </table:table-cell>
            <table:table-cell office:value-type="string" table:style-name="ce41">
              <text:p>Agriculture, forestry and fishing</text:p>
              <text:p>Mining and quarrying</text:p>
              <text:p>Manufacturing</text:p>
              <text:p>Electricity, gas, steam and air conditioning supply</text:p>
              <text:p>Water supply; sewerage, waste management and remediation</text:p>
              <text:p>Construction</text:p>
              <text:p>Wholesale and retail trade; repair of motor vehicles and motorcycles</text:p>
              <text:p>Transportation and storage</text:p>
              <text:p>Accommodation and food service activities</text:p>
              <text:p>Information and communication</text:p>
              <text:p>Financial and insurance activities</text:p>
              <text:p>Real estate activities</text:p>
              <text:p>Professional, scientific and technical activities</text:p>
              <text:p>Administrative and support service activities</text:p>
              <text:p>Public administration and defence; compulsory social security</text:p>
              <text:p>Education</text:p>
              <text:p>Human health and social work activities</text:p>
              <text:p>Arts, entertainment and recreation</text:p>
              <text:p>Other service activities</text:p>
              <text:p>Activities of households as employers; undifferentiated goods- and services- producing activities of households for own use</text:p>
              <text:p>Activities of extraterritorial organizations and bodies</text:p>
            </table:table-cell>
            <table:table-cell table:style-name="ce46"/>
            <table:table-cell office:value-type="string" table:style-name="ce41">
              <text:p>Reference: ISIC v4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6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vic_</text:p>
            </table:table-cell>
            <table:table-cell office:value-type="string" table:style-name="ce40">
              <text:p>TypeOfSexExploitation</text:p>
            </table:table-cell>
            <table:table-cell office:value-type="string" table:style-name="ce40">
              <text:p>Type of Sex Exploitation</text:p>
            </table:table-cell>
            <table:table-cell office:value-type="string" office:string-value="vic_TypeOfSexExploitation" table:formula="of:=+COM.MICROSOFT.CONCAT([.D42];[.E42])" table:style-name="ce40">
              <text:p>vic_TypeOfSexExploitation</text:p>
            </table:table-cell>
            <table:table-cell office:value-type="string" table:style-name="ce40">
              <text:p>Multiselect 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1">
              <text:p>Prostitution</text:p>
              <text:p>Pornography</text:p>
              <text:p>RemoteInteractiveServices</text:p>
              <text:p>PrivateSexualServices</text:p>
            </table:table-cell>
            <table:table-cell office:value-type="string" table:style-name="ce40">
              <text:p>Prostitution</text:p>
              <text:p>Pornography</text:p>
              <text:p>Remote Interactive Services</text:p>
              <text:p>Private Sexual Services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2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vic_</text:p>
            </table:table-cell>
            <table:table-cell office:value-type="string" table:style-name="ce40">
              <text:p>LocationOfExploitation</text:p>
            </table:table-cell>
            <table:table-cell office:value-type="string" table:style-name="ce40">
              <text:p>Location of Exploitation</text:p>
            </table:table-cell>
            <table:table-cell office:value-type="string" office:string-value="vic_LocationOfExploitation" table:formula="of:=+COM.MICROSOFT.CONCAT([.D43];[.E43])" table:style-name="ce40">
              <text:p>vic_LocationOfExploitation</text:p>
            </table:table-cell>
            <table:table-cell office:value-type="string" table:style-name="ce40">
              <text:p>Lookup [to organisation]</text:p>
            </table:table-cell>
            <table:table-cell office:value-type="string" table:style-name="ce40">
              <text:p>Custom</text:p>
            </table:table-cell>
            <table:table-cell table:style-name="ce43"/>
            <table:table-cell table:number-columns-repeated="21" table:style-name="ce40"/>
            <table:table-cell table:number-columns-repeated="16353" table:style-name="ce46"/>
          </table:table-row>
          <table:table-row table:style-name="ro7">
            <table:table-cell table:style-name="ce40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0">
              <text:p>vic_</text:p>
            </table:table-cell>
            <table:table-cell office:value-type="string" table:style-name="ce40">
              <text:p>ExploitationWebsitesAndApps</text:p>
            </table:table-cell>
            <table:table-cell office:value-type="string" table:style-name="ce40">
              <text:p>Exploitation Websites and Apps</text:p>
            </table:table-cell>
            <table:table-cell office:value-type="string" office:string-value="vic_ExploitationWebsitesAndApps" table:formula="of:=+COM.MICROSOFT.CONCAT([.D44];[.E44])" table:style-name="ce40">
              <text:p>vic_ExploitationWebsitesAndApps</text:p>
            </table:table-cell>
            <table:table-cell office:value-type="string" table:style-name="ce40">
              <text:p>Multiselect 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Facebook</text:p>
              <text:p>Instagram</text:p>
              <text:p>WhatsApp</text:p>
              <text:p>Telegram</text:p>
              <text:p>Facebook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40">
              <text:p>Facebook</text:p>
              <text:p>Instagram</text:p>
              <text:p>WhatsApp</text:p>
              <text:p>Telegram</text:p>
              <text:p>Facebook 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40">
              <text:p>Indicates technology platforms used to exploit potential victims.</text:p>
            </table:table-cell>
            <table:table-cell office:value-type="string" table:style-name="ce40">
              <text:p>Additional relevant online platforms can be added as necessary.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11">
            <table:table-cell table:style-name="ce44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vic_</text:p>
            </table:table-cell>
            <table:table-cell office:value-type="string" table:style-name="ce40">
              <text:p>Vulnerabilities</text:p>
            </table:table-cell>
            <table:table-cell office:value-type="string" table:style-name="ce40">
              <text:p>Vulnerabilities</text:p>
            </table:table-cell>
            <table:table-cell office:value-type="string" office:string-value="vic_Vulnerabilities" table:formula="of:=+COM.MICROSOFT.CONCAT([.D45];[.E45])" table:style-name="ce40">
              <text:p>vic_Vulnerabilities</text:p>
            </table:table-cell>
            <table:table-cell office:value-type="string" table:style-name="ce40">
              <text:p>Multiselect 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Addiction</text:p>
              <text:p>SocialGroup</text:p>
              <text:p>Discrimination</text:p>
              <text:p>Poverty</text:p>
              <text:p>DisabilityAndPhysicalHealth</text:p>
              <text:p>MentalHealth</text:p>
              <text:p>Migration</text:p>
              <text:p>Homelessness</text:p>
              <text:p>AbuseSocialMedia</text:p>
              <text:p>AbusePhysical</text:p>
              <text:p>Education</text:p>
              <text:p>WorkEnvironment</text:p>
            </table:table-cell>
            <table:table-cell office:value-type="string" table:style-name="ce40">
              <text:p>Addiction</text:p>
              <text:p>Social Group</text:p>
              <text:p>Discrimination</text:p>
              <text:p>Poverty</text:p>
              <text:p>Disability and physical health</text:p>
              <text:p>Mental health</text:p>
              <text:p>Migration</text:p>
              <text:p>Homelessness</text:p>
              <text:p>Abuse - social media</text:p>
              <text:p>Abuse - physical</text:p>
              <text:p>Education</text:p>
              <text:p>Work environment</text:p>
            </table:table-cell>
            <table:table-cell table:number-columns-repeated="20" table:style-name="ce43"/>
            <table:table-cell table:number-columns-repeated="16353" table:style-name="ce46"/>
          </table:table-row>
          <table:table-row table:style-name="ro2">
            <table:table-cell table:style-name="ce44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vic_</text:p>
            </table:table-cell>
            <table:table-cell office:value-type="string" table:style-name="ce40">
              <text:p>DetailsOfVulnerabilities</text:p>
            </table:table-cell>
            <table:table-cell office:value-type="string" table:style-name="ce40">
              <text:p>Details Of Vulnerabilities</text:p>
            </table:table-cell>
            <table:table-cell office:value-type="string" office:string-value="vic_DetailsOfVulnerabilities" table:formula="of:=+COM.MICROSOFT.CONCAT([.D46];[.E46])" table:style-name="ce40">
              <text:p>vic_DetailsOfVulnerabilities</text:p>
            </table:table-cell>
            <table:table-cell office:value-type="string" table:style-name="ce40">
              <text:p>Long Text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3"/>
            <table:table-cell table:number-columns-repeated="16353" table:style-name="ce46"/>
          </table:table-row>
          <table:table-row table:style-name="ro3">
            <table:table-cell office:value-type="string" table:style-name="ce38">
              <text:p>Person -<text:s/></text:p>
              <text:p>Perpetrator Context</text:p>
            </table:table-cell>
            <table:table-cell table:number-columns-repeated="30" table:style-name="ce39"/>
            <table:table-cell table:number-columns-repeated="16353" table:style-name="ce46"/>
          </table:table-row>
          <table:table-row table:style-name="ro7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0">
              <text:p>per_</text:p>
            </table:table-cell>
            <table:table-cell office:value-type="string" table:style-name="ce40">
              <text:p>RoleInProcess</text:p>
            </table:table-cell>
            <table:table-cell office:value-type="string" table:style-name="ce40">
              <text:p>Role in Process</text:p>
            </table:table-cell>
            <table:table-cell office:value-type="string" office:string-value="per_RoleInProcess" table:formula="of:=+COM.MICROSOFT.CONCAT([.D48];[.E48])" table:style-name="ce40">
              <text:p>per_RoleInProcess</text:p>
            </table:table-cell>
            <table:table-cell office:value-type="string" table:style-name="ce40">
              <text:p>Multiselect 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TravellingPartner</text:p>
              <text:p>Transporter</text:p>
              <text:p>RecruiterOrIntermediary</text:p>
              <text:p>BrokerTravelAgent</text:p>
              <text:p>TransferredIndividual</text:p>
              <text:p>HarbouredIndividual</text:p>
              <text:p>SoldIndividual</text:p>
              <text:p>BoughtIndividual</text:p>
              <text:p>ReceivedIndividual</text:p>
              <text:p>ControlledIndividual</text:p>
              <text:p>Smuggler</text:p>
              <text:p>Abuser</text:p>
              <text:p>Kidnapper</text:p>
              <text:p>Exploiter</text:p>
              <text:p>Other</text:p>
            </table:table-cell>
            <table:table-cell office:value-type="string" table:style-name="ce40">
              <text:p>Travelling Partner</text:p>
              <text:p>Transporter</text:p>
              <text:p>Recruiter Or Intermediary</text:p>
              <text:p>Broker Travel Agent</text:p>
              <text:p>Transferred Individual</text:p>
              <text:p>Harboured Individual</text:p>
              <text:p>Sold Individual</text:p>
              <text:p>Bought Individual</text:p>
              <text:p>Received Individual</text:p>
              <text:p>Controlled Individual</text:p>
              <text:p>Smuggler</text:p>
              <text:p>Abuser</text:p>
              <text:p>Kidnapper</text:p>
              <text:p>Exploiter</text:p>
              <text:p>Other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0">
              <text:p>per_</text:p>
            </table:table-cell>
            <table:table-cell office:value-type="string" table:style-name="ce40">
              <text:p>RoleDetails</text:p>
            </table:table-cell>
            <table:table-cell office:value-type="string" table:style-name="ce40">
              <text:p>Role Details</text:p>
            </table:table-cell>
            <table:table-cell office:value-type="string" office:string-value="per_RoleDetails" table:formula="of:=+COM.MICROSOFT.CONCAT([.D49];[.E49])" table:style-name="ce40">
              <text:p>per_RoleDetails</text:p>
            </table:table-cell>
            <table:table-cell office:value-type="string" table:style-name="ce40">
              <text:p>Long Text</text:p>
            </table:table-cell>
            <table:table-cell office:value-type="string" table:style-name="ce40">
              <text:p>Custom</text:p>
            </table:table-cell>
            <table:table-cell table:number-columns-repeated="2" table:style-name="ce40"/>
            <table:table-cell office:value-type="string" table:style-name="ce40">
              <text:p>Detailed description of the the<text:s/>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0">
              <text:p>per_</text:p>
            </table:table-cell>
            <table:table-cell office:value-type="string" table:style-name="ce40">
              <text:p>Organisation</text:p>
            </table:table-cell>
            <table:table-cell table:number-columns-repeated="26" table:style-name="ce40"/>
            <table:table-cell table:number-columns-repeated="16353" table:style-name="ce46"/>
          </table:table-row>
        </table:table-row-group>
        <table:table-row table:style-name="ro2">
          <table:table-cell office:value-type="string" table:style-name="ce38">
            <text:p>Case</text:p>
          </table:table-cell>
          <table:table-cell table:number-columns-repeated="30" table:style-name="ce38"/>
          <table:table-cell table:number-columns-repeated="16353" table:style-name="ce46"/>
        </table:table-row>
        <table:table-row-group>
          <table:table-row table:style-name="ro6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Status</text:p>
            </table:table-cell>
            <table:table-cell office:value-type="string" table:style-name="ce40">
              <text:p>Status</text:p>
            </table:table-cell>
            <table:table-cell office:value-type="string" office:string-value="cas_Status" table:formula="of:=+COM.MICROSOFT.CONCAT([.D52];[.E52])" table:style-name="ce40">
              <text:p>cas_Status</text:p>
            </table:table-cell>
            <table:table-cell office:value-type="string" table:style-name="ce40">
              <text:p>Picklist</text:p>
            </table:table-cell>
            <table:table-cell office:value-type="string" table:style-name="ce43">
              <text:p>Standard [custom values]</text:p>
            </table:table-cell>
            <table:table-cell office:value-type="string" table:style-name="ce40">
              <text:p>Active</text:p>
              <text:p>FollowUp</text:p>
              <text:p>Closed</text:p>
              <text:p>ClosedReferred</text:p>
            </table:table-cell>
            <table:table-cell office:value-type="string" table:style-name="ce40">
              <text:p>Active</text:p>
              <text:p>Follow Up</text:p>
              <text:p>Closed</text:p>
              <text:p>Closed Referred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ReferringOrganisation</text:p>
            </table:table-cell>
            <table:table-cell office:value-type="string" table:style-name="ce40">
              <text:p>Referring Organisation</text:p>
            </table:table-cell>
            <table:table-cell office:value-type="string" office:string-value="cas_ReferringOrganisation" table:formula="of:=+COM.MICROSOFT.CONCAT([.D53];[.E53])" table:style-name="ce40">
              <text:p>cas_ReferringOrganisation</text:p>
            </table:table-cell>
            <table:table-cell office:value-type="string" table:style-name="ce40">
              <text:p>Lookup [to organisation]</text:p>
            </table:table-cell>
            <table:table-cell office:value-type="string" table:style-name="ce40">
              <text:p>Custom</text:p>
            </table:table-cell>
            <table:table-cell table:number-columns-repeated="2" table:style-name="ce40"/>
            <table:table-cell office:value-type="string" table:style-name="ce40">
              <text:p>The organisation referring the case.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IncomingReferralDate</text:p>
            </table:table-cell>
            <table:table-cell office:value-type="string" table:style-name="ce40">
              <text:p>Incoming Referral Date</text:p>
            </table:table-cell>
            <table:table-cell office:value-type="string" office:string-value="cas_IncomingReferralDate" table:formula="of:=+COM.MICROSOFT.CONCAT([.D54];[.E54])" table:style-name="ce40">
              <text:p>cas_IncomingReferralDate</text:p>
            </table:table-cell>
            <table:table-cell office:value-type="string" table:style-name="ce40">
              <text:p>Date</text:p>
            </table:table-cell>
            <table:table-cell office:value-type="string" table:style-name="ce40">
              <text:p>Custom</text:p>
            </table:table-cell>
            <table:table-cell table:number-columns-repeated="2" table:style-name="ce40"/>
            <table:table-cell office:value-type="string" table:style-name="ce40">
              <text:p>The date that the organisation accepted an incoming case referral from another organisation.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ReferringPrimaryCaseWorker</text:p>
            </table:table-cell>
            <table:table-cell office:value-type="string" table:style-name="ce40">
              <text:p>Referring Primary Case Worker</text:p>
            </table:table-cell>
            <table:table-cell office:value-type="string" office:string-value="cas_ReferringPrimaryCaseWorker" table:formula="of:=+COM.MICROSOFT.CONCAT([.D55];[.E55])" table:style-name="ce40">
              <text:p>cas_ReferringPrimaryCaseWorker</text:p>
            </table:table-cell>
            <table:table-cell office:value-type="string" table:style-name="ce40">
              <text:p>Lookup [to person]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1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ReasonForIncomingReferral</text:p>
            </table:table-cell>
            <table:table-cell office:value-type="string" table:style-name="ce40">
              <text:p>Reason for Incoming Referral</text:p>
            </table:table-cell>
            <table:table-cell office:value-type="string" office:string-value="cas_ReasonForIncomingReferral" table:formula="of:=+COM.MICROSOFT.CONCAT([.D56];[.E56])" table:style-name="ce40">
              <text:p>cas_ReasonForIncomingReferral</text:p>
            </table:table-cell>
            <table:table-cell office:value-type="string" table:style-name="ce40">
              <text:p>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AdditionalServicesRequired</text:p>
              <text:p>MigrationOrChangeOfLocation</text:p>
              <text:p>Other</text:p>
            </table:table-cell>
            <table:table-cell office:value-type="string" table:style-name="ce40">
              <text:p>Additional Services Required</text:p>
              <text:p>Migration or Change of Location</text:p>
              <text:p>Other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IncomingReferralDetails</text:p>
            </table:table-cell>
            <table:table-cell office:value-type="string" table:style-name="ce40">
              <text:p>Incoming Referral Details</text:p>
            </table:table-cell>
            <table:table-cell office:value-type="string" office:string-value="cas_IncomingReferralDetails" table:formula="of:=+COM.MICROSOFT.CONCAT([.D57];[.E57])" table:style-name="ce40">
              <text:p>cas_IncomingReferralDetails</text:p>
            </table:table-cell>
            <table:table-cell office:value-type="string" table:style-name="ce40">
              <text:p>Long Text</text:p>
            </table:table-cell>
            <table:table-cell office:value-type="string" table:style-name="ce40">
              <text:p>Custom</text:p>
            </table:table-cell>
            <table:table-cell table:number-columns-repeated="2" table:style-name="ce40"/>
            <table:table-cell office:value-type="string" table:style-name="ce40">
              <text:p>Detailed information about the incoming referral including special arrangements and logistics.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ReferredOrganisation</text:p>
            </table:table-cell>
            <table:table-cell office:value-type="string" table:style-name="ce40">
              <text:p>Referred Organisation</text:p>
            </table:table-cell>
            <table:table-cell office:value-type="string" office:string-value="cas_ReferredOrganisation" table:formula="of:=+COM.MICROSOFT.CONCAT([.D58];[.E58])" table:style-name="ce40">
              <text:p>cas_ReferredOrganisation</text:p>
            </table:table-cell>
            <table:table-cell office:value-type="string" table:style-name="ce40">
              <text:p>Lookup [to organisation]</text:p>
            </table:table-cell>
            <table:table-cell office:value-type="string" table:style-name="ce40">
              <text:p>Custom</text:p>
            </table:table-cell>
            <table:table-cell table:number-columns-repeated="2" table:style-name="ce40"/>
            <table:table-cell office:value-type="string" table:style-name="ce40">
              <text:p>The organisation who is receiving the referred case.</text:p>
            </table:table-cell>
            <table:table-cell office:value-type="string" table:style-name="ce40">
              <text:p>There may be multiple referred organisations.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ReferredPrimaryCaseWorker</text:p>
            </table:table-cell>
            <table:table-cell office:value-type="string" table:style-name="ce40">
              <text:p>Referred Primary Case Worker</text:p>
            </table:table-cell>
            <table:table-cell office:value-type="string" office:string-value="cas_ReferredPrimaryCaseWorker" table:formula="of:=+COM.MICROSOFT.CONCAT([.D59];[.E59])" table:style-name="ce40">
              <text:p>cas_ReferredPrimaryCaseWorker</text:p>
            </table:table-cell>
            <table:table-cell office:value-type="string" table:style-name="ce40">
              <text:p>Lookup [to person]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1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ReasonForOutgoingReferral</text:p>
            </table:table-cell>
            <table:table-cell office:value-type="string" table:style-name="ce40">
              <text:p>Reason for Outgoing Referral</text:p>
            </table:table-cell>
            <table:table-cell office:value-type="string" office:string-value="cas_ReasonForOutgoingReferral" table:formula="of:=+COM.MICROSOFT.CONCAT([.D60];[.E60])" table:style-name="ce40">
              <text:p>cas_ReasonForOutgoingReferral</text:p>
            </table:table-cell>
            <table:table-cell office:value-type="string" table:style-name="ce40">
              <text:p>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AdditionalServicesRequired</text:p>
              <text:p>MigrationOrChangeOfLocation</text:p>
              <text:p>Other</text:p>
            </table:table-cell>
            <table:table-cell office:value-type="string" table:style-name="ce40">
              <text:p>Additional Services Required</text:p>
              <text:p>Migration or Change of Location</text:p>
              <text:p>Other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OutgoingReferralDate</text:p>
            </table:table-cell>
            <table:table-cell office:value-type="string" table:style-name="ce40">
              <text:p>Outgoing Referral Date</text:p>
            </table:table-cell>
            <table:table-cell office:value-type="string" office:string-value="cas_OutgoingReferralDate" table:formula="of:=+COM.MICROSOFT.CONCAT([.D61];[.E61])" table:style-name="ce40">
              <text:p>cas_OutgoingReferralDate</text:p>
            </table:table-cell>
            <table:table-cell office:value-type="string" table:style-name="ce40">
              <text:p>Date</text:p>
            </table:table-cell>
            <table:table-cell office:value-type="string" table:style-name="ce40">
              <text:p>Custom</text:p>
            </table:table-cell>
            <table:table-cell table:number-columns-repeated="2" table:style-name="ce40"/>
            <table:table-cell office:value-type="string" table:style-name="ce40">
              <text:p>The date that the organisation made an outgoing case referral to another organisation.</text:p>
            </table:table-cell>
            <table:table-cell office:value-type="string" table:style-name="ce40">
              <text:p>There may be multiple referred organisations.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3">
            <table:table-cell table:style-name="ce42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OutgoingReferralDetails</text:p>
            </table:table-cell>
            <table:table-cell office:value-type="string" table:style-name="ce40">
              <text:p>Outgoing Referral Details</text:p>
            </table:table-cell>
            <table:table-cell office:value-type="string" office:string-value="cas_OutgoingReferralDetails" table:formula="of:=+COM.MICROSOFT.CONCAT([.D62];[.E62])" table:style-name="ce40">
              <text:p>cas_OutgoingReferralDetails</text:p>
            </table:table-cell>
            <table:table-cell office:value-type="string" table:style-name="ce40">
              <text:p>Long Text</text:p>
            </table:table-cell>
            <table:table-cell office:value-type="string" table:style-name="ce40">
              <text:p>Custom</text:p>
            </table:table-cell>
            <table:table-cell table:number-columns-repeated="2" table:style-name="ce40"/>
            <table:table-cell office:value-type="string" table:style-name="ce40">
              <text:p>Detailed information about the outgoing referral including special arrangements and logistics.</text:p>
            </table:table-cell>
            <table:table-cell office:value-type="string" table:style-name="ce40">
              <text:p>There may be multiple referred organisations.</text:p>
            </table:table-cell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0"/>
            <table:table-cell office:value-type="string" table:style-name="ce41">
              <text:p>DRAFT</text:p>
            </table:table-cell>
            <table:table-cell office:value-type="string" table:style-name="ce41">
              <text:p>Core</text:p>
            </table:table-cell>
            <table:table-cell office:value-type="string" table:style-name="ce40">
              <text:p>cas_</text:p>
            </table:table-cell>
            <table:table-cell office:value-type="string" table:style-name="ce40">
              <text:p>ReasonForCaseClosure</text:p>
            </table:table-cell>
            <table:table-cell office:value-type="string" table:style-name="ce40">
              <text:p>Reason for Case Closure</text:p>
            </table:table-cell>
            <table:table-cell office:value-type="string" office:string-value="cas_ReasonForCaseClosure" table:formula="of:=+COM.MICROSOFT.CONCAT([.D63];[.E63])" table:style-name="ce40">
              <text:p>cas_ReasonForCaseClosure</text:p>
            </table:table-cell>
            <table:table-cell office:value-type="string" table:style-name="ce40">
              <text:p>Long Text</text:p>
            </table:table-cell>
            <table:table-cell office:value-type="string" table:style-name="ce41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2">
            <table:table-cell table:style-name="ce40"/>
            <table:table-cell office:value-type="string" table:style-name="ce45">
              <text:p>DRAFT</text:p>
            </table:table-cell>
            <table:table-cell office:value-type="string" table:style-name="ce45">
              <text:p>Core</text:p>
            </table:table-cell>
            <table:table-cell office:value-type="string" table:style-name="ce45">
              <text:p>cas_</text:p>
            </table:table-cell>
            <table:table-cell office:value-type="string" table:style-name="ce45">
              <text:p>CaseOwner</text:p>
            </table:table-cell>
            <table:table-cell office:value-type="string" table:style-name="ce45">
              <text:p>Case Owner</text:p>
            </table:table-cell>
            <table:table-cell office:value-type="string" office:string-value="cas_CaseOwner" table:formula="of:=+COM.MICROSOFT.CONCAT([.D64];[.E64])" table:style-name="ce40">
              <text:p>cas_CaseOwner</text:p>
            </table:table-cell>
            <table:table-cell office:value-type="string" table:style-name="ce45">
              <text:p>Lookup [to user]</text:p>
            </table:table-cell>
            <table:table-cell office:value-type="string" table:style-name="ce45">
              <text:p>Standard</text:p>
            </table:table-cell>
            <table:table-cell table:number-columns-repeated="2" table:style-name="ce40"/>
            <table:table-cell office:value-type="string" table:style-name="ce45">
              <text:p>The case worker who created or manages the case</text:p>
            </table:table-cell>
            <table:table-cell table:number-columns-repeated="19" table:style-name="ce40"/>
            <table:table-cell table:number-columns-repeated="16353" table:style-name="ce46"/>
          </table:table-row>
          <table:table-row table:style-name="ro12">
            <table:table-cell table:style-name="ce42"/>
            <table:table-cell table:number-columns-repeated="30" table:style-name="ce40"/>
            <table:table-cell table:number-columns-repeated="16353" table:style-name="ce46"/>
          </table:table-row>
          <table:table-row table:style-name="ro2">
            <table:table-cell office:value-type="string" table:style-name="ce38">
              <text:p>Case Comment</text:p>
            </table:table-cell>
            <table:table-cell table:number-columns-repeated="30" table:style-name="ce38"/>
            <table:table-cell table:number-columns-repeated="16353" table:style-name="ce46"/>
          </table:table-row>
          <table:table-row table:style-name="ro2">
            <table:table-cell table:style-name="ce47"/>
            <table:table-cell office:value-type="string" table:style-name="ce47">
              <text:p>DRAFT</text:p>
            </table:table-cell>
            <table:table-cell table:style-name="ce47"/>
            <table:table-cell office:value-type="string" table:style-name="ce47">
              <text:p>cco_</text:p>
            </table:table-cell>
            <table:table-cell office:value-type="string" table:style-name="ce47">
              <text:p>CaseComment</text:p>
            </table:table-cell>
            <table:table-cell office:value-type="string" table:style-name="ce47">
              <text:p>Case Comment</text:p>
            </table:table-cell>
            <table:table-cell office:value-type="string" office:string-value="cco_CaseComment" table:formula="of:=+COM.MICROSOFT.CONCAT([.D67];[.E67])" table:style-name="ce40">
              <text:p>cco_CaseComment</text:p>
            </table:table-cell>
            <table:table-cell office:value-type="string" table:style-name="ce47">
              <text:p>Long Text</text:p>
            </table:table-cell>
            <table:table-cell office:value-type="string" table:style-name="ce47">
              <text:p>Standard</text:p>
            </table:table-cell>
            <table:table-cell table:number-columns-repeated="2" table:style-name="ce47"/>
            <table:table-cell office:value-type="string" table:style-name="ce47">
              <text:p>A formal update from a case worker about the case.</text:p>
            </table:table-cell>
            <table:table-cell office:value-type="string" table:style-name="ce47">
              <text:p>Salesforce uses standard Case Comment/Body fields.</text:p>
            </table:table-cell>
            <table:table-cell table:number-columns-repeated="16371" table:style-name="ce47"/>
          </table:table-row>
          <table:table-row table:style-name="ro12">
            <table:table-cell table:number-columns-repeated="16384" table:style-name="ce47"/>
          </table:table-row>
          <table:table-row table:style-name="ro3">
            <table:table-cell office:value-type="string" table:style-name="ce38">
              <text:p>Historic Trafficking Events</text:p>
            </table:table-cell>
            <table:table-cell table:number-columns-repeated="30" table:style-name="ce39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0">
              <text:p>Longitude</text:p>
            </table:table-cell>
            <table:table-cell office:value-type="string" table:style-name="ce40">
              <text:p>Longitude</text:p>
            </table:table-cell>
            <table:table-cell office:value-type="string" office:string-value="hte_Longitude" table:formula="of:=+COM.MICROSOFT.CONCAT([.D70];[.E70])" table:style-name="ce40">
              <text:p>hte_Longitude</text:p>
            </table:table-cell>
            <table:table-cell office:value-type="string" table:style-name="ce40">
              <text:p>Geolocation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0">
              <text:p>Latitude</text:p>
            </table:table-cell>
            <table:table-cell office:value-type="string" table:style-name="ce40">
              <text:p>Latitude</text:p>
            </table:table-cell>
            <table:table-cell office:value-type="string" office:string-value="hte_Latitude" table:formula="of:=+COM.MICROSOFT.CONCAT([.D71];[.E71])" table:style-name="ce40">
              <text:p>hte_Latitude</text:p>
            </table:table-cell>
            <table:table-cell office:value-type="string" table:style-name="ce40">
              <text:p>Geolocation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0">
              <text:p>City</text:p>
            </table:table-cell>
            <table:table-cell office:value-type="string" table:style-name="ce40">
              <text:p>City</text:p>
            </table:table-cell>
            <table:table-cell office:value-type="string" office:string-value="hte_City" table:formula="of:=+COM.MICROSOFT.CONCAT([.D72];[.E72])" table:style-name="ce40">
              <text:p>hte_City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0">
              <text:p>Country</text:p>
            </table:table-cell>
            <table:table-cell office:value-type="string" table:style-name="ce40">
              <text:p>Country</text:p>
            </table:table-cell>
            <table:table-cell office:value-type="string" office:string-value="hte_Country" table:formula="of:=+COM.MICROSOFT.CONCAT([.D73];[.E73])" table:style-name="ce40">
              <text:p>hte_Country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0">
              <text:p>State</text:p>
            </table:table-cell>
            <table:table-cell office:value-type="string" table:style-name="ce40">
              <text:p>State</text:p>
            </table:table-cell>
            <table:table-cell office:value-type="string" office:string-value="hte_State" table:formula="of:=+COM.MICROSOFT.CONCAT([.D74];[.E74])" table:style-name="ce40">
              <text:p>hte_Stat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0">
              <text:p>Street</text:p>
            </table:table-cell>
            <table:table-cell office:value-type="string" table:style-name="ce40">
              <text:p>Street</text:p>
            </table:table-cell>
            <table:table-cell office:value-type="string" office:string-value="hte_Street" table:formula="of:=+COM.MICROSOFT.CONCAT([.D75];[.E75])" table:style-name="ce40">
              <text:p>hte_Street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0">
              <text:p>PostalCode</text:p>
            </table:table-cell>
            <table:table-cell office:value-type="string" table:style-name="ce40">
              <text:p>PostalCode</text:p>
            </table:table-cell>
            <table:table-cell office:value-type="string" office:string-value="hte_PostalCode" table:formula="of:=+COM.MICROSOFT.CONCAT([.D76];[.E76])" table:style-name="ce40">
              <text:p>hte_PostalCode</text:p>
            </table:table-cell>
            <table:table-cell office:value-type="string" table:style-name="ce40">
              <text:p>Text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0">
              <text:p>Date</text:p>
            </table:table-cell>
            <table:table-cell office:value-type="string" table:style-name="ce40">
              <text:p>Date</text:p>
            </table:table-cell>
            <table:table-cell office:value-type="string" office:string-value="hte_Date" table:formula="of:=+COM.MICROSOFT.CONCAT([.D77];[.E77])" table:style-name="ce40">
              <text:p>hte_Date</text:p>
            </table:table-cell>
            <table:table-cell office:value-type="string" table:style-name="ce40">
              <text:p>Date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1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3">
              <text:p>Type</text:p>
            </table:table-cell>
            <table:table-cell office:value-type="string" table:style-name="ce40">
              <text:p>Type</text:p>
            </table:table-cell>
            <table:table-cell office:value-type="string" office:string-value="hte_Type" table:formula="of:=+COM.MICROSOFT.CONCAT([.D78];[.E78])" table:style-name="ce40">
              <text:p>hte_Type</text:p>
            </table:table-cell>
            <table:table-cell office:value-type="string" table:style-name="ce40">
              <text:p>Picklist</text:p>
            </table:table-cell>
            <table:table-cell office:value-type="string" table:style-name="ce40">
              <text:p>Custom</text:p>
            </table:table-cell>
            <table:table-cell office:value-type="string" table:style-name="ce40">
              <text:p>Recruitment</text:p>
              <text:p>Transit</text:p>
              <text:p>Exploitation</text:p>
            </table:table-cell>
            <table:table-cell office:value-type="string" table:style-name="ce40">
              <text:p>Recruitment</text:p>
              <text:p>Transit</text:p>
              <text:p>Exploitation</text:p>
            </table:table-cell>
            <table:table-cell table:number-columns-repeated="20" table:style-name="ce40"/>
            <table:table-cell table:number-columns-repeated="16353" table:style-name="ce46"/>
          </table:table-row>
          <table:table-row table:style-name="ro2">
            <table:table-cell table:style-name="ce42"/>
            <table:table-cell office:value-type="string" table:style-name="ce41">
              <text:p>DRAFT</text:p>
            </table:table-cell>
            <table:table-cell table:style-name="ce41"/>
            <table:table-cell office:value-type="string" table:style-name="ce41">
              <text:p>hte_</text:p>
            </table:table-cell>
            <table:table-cell office:value-type="string" table:style-name="ce40">
              <text:p>Description</text:p>
            </table:table-cell>
            <table:table-cell office:value-type="string" table:style-name="ce40">
              <text:p>Description</text:p>
            </table:table-cell>
            <table:table-cell office:value-type="string" office:string-value="hte_Description" table:formula="of:=+COM.MICROSOFT.CONCAT([.D79];[.E79])" table:style-name="ce40">
              <text:p>hte_Description</text:p>
            </table:table-cell>
            <table:table-cell office:value-type="string" table:style-name="ce40">
              <text:p>Long Text</text:p>
            </table:table-cell>
            <table:table-cell office:value-type="string" table:style-name="ce40">
              <text:p>Custom</text:p>
            </table:table-cell>
            <table:table-cell table:number-columns-repeated="22" table:style-name="ce40"/>
            <table:table-cell table:number-columns-repeated="16353" table:style-name="ce46"/>
          </table:table-row>
          <table:table-row table:style-name="ro12">
            <table:table-cell table:style-name="ce42"/>
            <table:table-cell table:number-columns-repeated="30" table:style-name="ce40"/>
            <table:table-cell table:number-columns-repeated="16353" table:style-name="ce46"/>
          </table:table-row>
        </table:table-row-group>
        <table:table-row table:style-name="ro2">
          <table:table-cell office:value-type="string" table:style-name="ce38">
            <text:p>Support Plan</text:p>
          </table:table-cell>
          <table:table-cell table:number-columns-repeated="30" table:style-name="ce38"/>
          <table:table-cell table:number-columns-repeated="16353" table:style-name="ce46"/>
        </table:table-row>
        <table:table-row-group>
          <table:table-row table:style-name="ro2">
            <table:table-cell table:style-name="ce47"/>
            <table:table-cell office:value-type="string" table:style-name="ce48">
              <text:p>DRAFT</text:p>
            </table:table-cell>
            <table:table-cell table:style-name="ce47"/>
            <table:table-cell office:value-type="string" table:style-name="ce47">
              <text:p>spl_</text:p>
            </table:table-cell>
            <table:table-cell office:value-type="string" table:style-name="ce47">
              <text:p>Objectives</text:p>
            </table:table-cell>
            <table:table-cell office:value-type="string" table:style-name="ce47">
              <text:p>Objectives</text:p>
            </table:table-cell>
            <table:table-cell office:value-type="string" office:string-value="spl_Objectives" table:formula="of:=+COM.MICROSOFT.CONCAT([.D82];[.E82])" table:style-name="ce40">
              <text:p>spl_Objectives</text:p>
            </table:table-cell>
            <table:table-cell office:value-type="string" table:style-name="ce47">
              <text:p>Long Text</text:p>
            </table:table-cell>
            <table:table-cell office:value-type="string" table:style-name="ce47">
              <text:p>Custom</text:p>
            </table:table-cell>
            <table:table-cell table:number-columns-repeated="2" table:style-name="ce47"/>
            <table:table-cell office:value-type="string" table:style-name="ce47">
              <text:p>The objectives or purpose of the plan</text:p>
            </table:table-cell>
            <table:table-cell table:style-name="ce47"/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7"/>
            <table:table-cell office:value-type="string" table:style-name="ce48">
              <text:p>DRAFT</text:p>
            </table:table-cell>
            <table:table-cell table:style-name="ce47"/>
            <table:table-cell office:value-type="string" table:style-name="ce47">
              <text:p>spl_</text:p>
            </table:table-cell>
            <table:table-cell office:value-type="string" table:style-name="ce47">
              <text:p>ActionPlan</text:p>
            </table:table-cell>
            <table:table-cell office:value-type="string" table:style-name="ce47">
              <text:p>Action Plan</text:p>
            </table:table-cell>
            <table:table-cell office:value-type="string" office:string-value="spl_ActionPlan" table:formula="of:=+COM.MICROSOFT.CONCAT([.D83];[.E83])" table:style-name="ce40">
              <text:p>spl_ActionPlan</text:p>
            </table:table-cell>
            <table:table-cell office:value-type="string" table:style-name="ce47">
              <text:p>Long Text</text:p>
            </table:table-cell>
            <table:table-cell office:value-type="string" table:style-name="ce47">
              <text:p>Custom</text:p>
            </table:table-cell>
            <table:table-cell table:number-columns-repeated="2" table:style-name="ce47"/>
            <table:table-cell office:value-type="string" table:style-name="ce47">
              <text:p>A description of the actions required to accomplish the plan</text:p>
            </table:table-cell>
            <table:table-cell table:style-name="ce47"/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7"/>
            <table:table-cell office:value-type="string" table:style-name="ce48">
              <text:p>DRAFT</text:p>
            </table:table-cell>
            <table:table-cell table:style-name="ce47"/>
            <table:table-cell office:value-type="string" table:style-name="ce47">
              <text:p>spl_</text:p>
            </table:table-cell>
            <table:table-cell office:value-type="string" table:style-name="ce47">
              <text:p>PlannedEndDate</text:p>
            </table:table-cell>
            <table:table-cell office:value-type="string" table:style-name="ce47">
              <text:p>Planned End Date</text:p>
            </table:table-cell>
            <table:table-cell office:value-type="string" office:string-value="spl_PlannedEndDate" table:formula="of:=+COM.MICROSOFT.CONCAT([.D84];[.E84])" table:style-name="ce40">
              <text:p>spl_PlannedEndDate</text:p>
            </table:table-cell>
            <table:table-cell office:value-type="string" table:style-name="ce47">
              <text:p>Date</text:p>
            </table:table-cell>
            <table:table-cell office:value-type="string" table:style-name="ce47">
              <text:p>Custom</text:p>
            </table:table-cell>
            <table:table-cell table:number-columns-repeated="4" table:style-name="ce47"/>
            <table:table-cell table:number-columns-repeated="18" table:style-name="ce40"/>
            <table:table-cell table:number-columns-repeated="16353" table:style-name="ce46"/>
          </table:table-row>
          <table:table-row table:style-name="ro2">
            <table:table-cell table:style-name="ce47"/>
            <table:table-cell office:value-type="string" table:style-name="ce48">
              <text:p>DRAFT</text:p>
            </table:table-cell>
            <table:table-cell table:style-name="ce47"/>
            <table:table-cell office:value-type="string" table:style-name="ce47">
              <text:p>spl_</text:p>
            </table:table-cell>
            <table:table-cell office:value-type="string" table:style-name="ce47">
              <text:p>ActualEndDate</text:p>
            </table:table-cell>
            <table:table-cell office:value-type="string" table:style-name="ce47">
              <text:p>Actual End Date</text:p>
            </table:table-cell>
            <table:table-cell office:value-type="string" office:string-value="spl_ActualEndDate" table:formula="of:=+COM.MICROSOFT.CONCAT([.D85];[.E85])" table:style-name="ce40">
              <text:p>spl_ActualEndDate</text:p>
            </table:table-cell>
            <table:table-cell office:value-type="string" table:style-name="ce47">
              <text:p>Date</text:p>
            </table:table-cell>
            <table:table-cell office:value-type="string" table:style-name="ce47">
              <text:p>Custom</text:p>
            </table:table-cell>
            <table:table-cell table:number-columns-repeated="4" table:style-name="ce47"/>
            <table:table-cell table:number-columns-repeated="18" table:style-name="ce40"/>
            <table:table-cell table:number-columns-repeated="16353" table:style-name="ce46"/>
          </table:table-row>
          <table:table-row table:style-name="ro9">
            <table:table-cell table:style-name="ce47"/>
            <table:table-cell office:value-type="string" table:style-name="ce48">
              <text:p>DRAFT</text:p>
            </table:table-cell>
            <table:table-cell table:style-name="ce47"/>
            <table:table-cell office:value-type="string" table:style-name="ce47">
              <text:p>spl_</text:p>
            </table:table-cell>
            <table:table-cell office:value-type="string" table:style-name="ce47">
              <text:p>Type</text:p>
            </table:table-cell>
            <table:table-cell office:value-type="string" table:style-name="ce47">
              <text:p>Type</text:p>
            </table:table-cell>
            <table:table-cell office:value-type="string" office:string-value="spl_Type" table:formula="of:=+COM.MICROSOFT.CONCAT([.D86];[.E86])" table:style-name="ce40">
              <text:p>spl_Type</text:p>
            </table:table-cell>
            <table:table-cell office:value-type="string" table:style-name="ce47">
              <text:p>Picklist</text:p>
            </table:table-cell>
            <table:table-cell office:value-type="string" table:style-name="ce47">
              <text:p>Standard</text:p>
            </table:table-cell>
            <table:table-cell office:value-type="string" table:style-name="ce49">
              <text:p>Education</text:p>
              <text:p>Financial</text:p>
              <text:p>Health</text:p>
              <text:p>LabourExploitationRehabilitation</text:p>
              <text:p>Legal</text:p>
              <text:p>Livelihood</text:p>
              <text:p>RightsBasedTraining</text:p>
              <text:p>SexualExploitationRehabilitation</text:p>
              <text:p>SocialCare</text:p>
              <text:p/>
            </table:table-cell>
            <table:table-cell office:value-type="string" table:style-name="ce50">
              <text:p>Education</text:p>
              <text:p>Financial</text:p>
              <text:p>Health</text:p>
              <text:p>Labour Exploitation Rehabilitation</text:p>
              <text:p>Legal</text:p>
              <text:p>Livelihood</text:p>
              <text:p>Rights-based Training</text:p>
              <text:p>Sexual Exploitation Rehabilitation</text:p>
              <text:p>Social Care</text:p>
              <text:p/>
            </table:table-cell>
            <table:table-cell office:value-type="string" table:style-name="ce47">
              <text:p>The type of support plan</text:p>
            </table:table-cell>
            <table:table-cell office:value-type="string" table:style-name="ce47">
              <text:p>Uses Salesforce Record Type standard field</text:p>
            </table:table-cell>
            <table:table-cell table:number-columns-repeated="18" table:style-name="ce40"/>
            <table:table-cell table:number-columns-repeated="16353" table:style-name="ce46"/>
          </table:table-row>
        </table:table-row-group>
        <table:table-row table:style-name="ro12">
          <table:table-cell table:style-name="ce5"/>
          <table:table-cell table:number-columns-repeated="30" table:style-name="ce3"/>
          <table:table-cell table:number-columns-repeated="16353"/>
        </table:table-row>
        <table:table-row table:style-name="ro12">
          <table:table-cell table:style-name="ce6"/>
          <table:table-cell table:number-columns-repeated="30" table:style-name="ce3"/>
          <table:table-cell table:number-columns-repeated="16353"/>
        </table:table-row>
        <table:table-row table:number-rows-repeated="943" table:style-name="ro12">
          <table:table-cell table:style-name="ce5"/>
          <table:table-cell table:number-columns-repeated="30" table:style-name="ce3"/>
          <table:table-cell table:number-columns-repeated="16353"/>
        </table:table-row>
        <table:table-row table:number-rows-repeated="5" table:style-name="ro12">
          <table:table-cell table:style-name="ce5"/>
          <table:table-cell table:number-columns-repeated="12" table:style-name="ce3"/>
          <table:table-cell table:number-columns-repeated="16371" table:style-name="ce1"/>
        </table:table-row>
        <table:table-row table:number-rows-repeated="1047540" table:style-name="ro12">
          <table:table-cell table:number-columns-repeated="16384"/>
        </table:table-row>
      </table:table>
      <table:table table:name="Definitions" table:style-name="ta1">
        <table:table-column table:style-name="co10" table:number-columns-repeated="16384" table:default-cell-style-name="ce1"/>
        <table:table-row table:number-rows-repeated="1048576" table:style-name="ro13">
          <table:table-cell table:number-columns-repeated="16384"/>
        </table:table-row>
      </table:table>
      <table:table table:name="References" table:style-name="ta1">
        <table:table-column table:style-name="co11" table:default-cell-style-name="ce1"/>
        <table:table-column table:style-name="co10" table:number-columns-repeated="16383" table:default-cell-style-name="ce1"/>
        <table:table-row table:style-name="ro13">
          <table:table-cell office:value-type="string" table:style-name="ce7">
            <text:p>Salesforce standard field descriptions</text:p>
          </table:table-cell>
          <table:table-cell table:style-name="ce10"/>
          <table:table-cell table:number-columns-repeated="16382"/>
        </table:table-row>
        <table:table-row table:style-name="ro12">
          <table:table-cell office:value-type="string" table:style-name="ce12">
            <text:p>General formatting guidance</text:p>
          </table:table-cell>
          <table:table-cell office:value-type="string" table:style-name="ce8">
            <text:p><text:a xlink:href="https://help.salesforce.com/articleView?id=basics_understanding_values_curr_date_phone.htm&amp;type=5">https://help.salesforce.com/articleView?id=basics_understanding_values_curr_date_phone.htm&amp;type=5</text:a></text:p>
          </table:table-cell>
          <table:table-cell table:number-columns-repeated="16382"/>
        </table:table-row>
        <table:table-row table:style-name="ro12">
          <table:table-cell office:value-type="string" table:style-name="ce12">
            <text:p>Contact [Person]</text:p>
          </table:table-cell>
          <table:table-cell office:value-type="string" table:style-name="ce9">
            <text:p><text:a xlink:href="https://help.salesforce.com/articleView?id=contacts_fields.htm&amp;type=5">https://help.salesforce.com/articleView?id=contacts_fields.htm&amp;type=5</text:a></text:p>
          </table:table-cell>
          <table:table-cell table:number-columns-repeated="16382"/>
        </table:table-row>
        <table:table-row table:style-name="ro12">
          <table:table-cell office:value-type="string" table:style-name="ce10">
            <text:p>Account [Organisation]</text:p>
          </table:table-cell>
          <table:table-cell office:value-type="string" table:style-name="ce8">
            <text:p><text:a xlink:href="https://help.salesforce.com/articleView?id=account_fields.htm&amp;language=en&amp;r=https%3A%2F%2Fwww.google.com%2F&amp;type=5">https://help.salesforce.com/articleView?id=account_fields.htm&amp;language=en&amp;r=https%3A%2F%2Fwww.google.com%2F&amp;type=5</text:a></text:p>
          </table:table-cell>
          <table:table-cell table:number-columns-repeated="16382"/>
        </table:table-row>
        <table:table-row table:style-name="ro12">
          <table:table-cell office:value-type="string" table:style-name="ce12">
            <text:p>Case</text:p>
          </table:table-cell>
          <table:table-cell office:value-type="string" table:style-name="ce8">
            <text:p><text:a xlink:href="https://help.salesforce.com/articleView?id=cases_fields.htm&amp;r=https%3A%2F%2Fwww.google.com%2F&amp;type=5">https://help.salesforce.com/articleView?id=cases_fields.htm&amp;r=https%3A%2F%2Fwww.google.com%2F&amp;type=5</text:a></text:p>
          </table:table-cell>
          <table:table-cell table:number-columns-repeated="16382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table:style-name="ce11">
            <text:p>Phone number standards</text:p>
          </table:table-cell>
          <table:table-cell table:style-name="ce12"/>
          <table:table-cell table:number-columns-repeated="16382"/>
        </table:table-row>
        <table:table-row table:style-name="ro12">
          <table:table-cell office:value-type="string" table:style-name="ce12">
            <text:p>E.164 phone number standard</text:p>
          </table:table-cell>
          <table:table-cell office:value-type="string" table:style-name="ce8">
            <text:p><text:a xlink:href="https://www.itu.int/rec/T-REC-E.164/">https://www.itu.int/rec/T-REC-E.164/</text:a></text:p>
          </table:table-cell>
          <table:table-cell table:number-columns-repeated="16382"/>
        </table:table-row>
        <table:table-row table:style-name="ro12">
          <table:table-cell office:value-type="string" table:style-name="ce12">
            <text:p>E.164 regular expression</text:p>
          </table:table-cell>
          <table:table-cell office:value-type="string" table:style-name="ce8">
            <text:p><text:a xlink:href="https://stackoverflow.com/questions/6478875/regular-expression-matching-e-164-formatted-phone-numbers">https://stackoverflow.com/questions/6478875/regular-expression-matching-e-164-formatted-phone-numbers</text:a></text:p>
          </table:table-cell>
          <table:table-cell table:number-columns-repeated="16382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table:style-name="ce11">
            <text:p>Countries</text:p>
          </table:table-cell>
          <table:table-cell table:style-name="ce35"/>
          <table:table-cell table:number-columns-repeated="16382"/>
        </table:table-row>
        <table:table-row table:style-name="ro12">
          <table:table-cell office:value-type="string" table:style-name="ce12">
            <text:p>ISO 3166 country codes</text:p>
          </table:table-cell>
          <table:table-cell office:value-type="string" table:style-name="ce8">
            <text:p><text:a xlink:href="https://www.iso.org/iso-3166-country-codes.html">https://www.iso.org/iso-3166-country-codes.html</text:a></text:p>
          </table:table-cell>
          <table:table-cell table:number-columns-repeated="16382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table:style-name="ce13">
            <text:p>Industries</text:p>
          </table:table-cell>
          <table:table-cell table:style-name="ce35"/>
          <table:table-cell table:number-columns-repeated="16382"/>
        </table:table-row>
        <table:table-row table:style-name="ro12">
          <table:table-cell office:value-type="string" table:style-name="ce12">
            <text:p>ISIC Rev v4</text:p>
          </table:table-cell>
          <table:table-cell office:value-type="string" table:style-name="ce8">
            <text:p><text:a xlink:href="https://unstats.un.org/unsd/publication/seriesM/seriesm_4rev4e.pdf">https://unstats.un.org/unsd/publication/seriesM/seriesm_4rev4e.pdf</text:a></text:p>
          </table:table-cell>
          <table:table-cell table:number-columns-repeated="16382"/>
        </table:table-row>
        <table:table-row table:number-rows-repeated="1048561" table:style-name="ro13">
          <table:table-cell table:number-columns-repeated="16384"/>
        </table:table-row>
      </table:table>
      <table:table table:name="Field_Type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16381" table:default-cell-style-name="ce1"/>
        <table:table-row table:style-name="ro13">
          <table:table-cell office:value-type="string" table:style-name="ce14">
            <text:p>Field Type Name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Corresponding Salesforce Field Type</text:p>
          </table:table-cell>
          <table:table-cell table:number-columns-repeated="7" table:style-name="ce15"/>
          <table:table-cell table:number-columns-repeated="18" table:style-name="ce2"/>
          <table:table-cell table:number-columns-repeated="16356"/>
        </table:table-row>
        <table:table-row table:number-rows-repeated="1048575" table:style-name="ro13">
          <table:table-cell table:number-columns-repeated="16384"/>
        </table:table-row>
      </table:table>
      <table:table table:name="CTDC_-_VICTIM" table:style-name="ta1"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0" table:number-columns-repeated="16380" table:default-cell-style-name="ce1"/>
        <table:table-row table:style-name="ro13">
          <table:table-cell office:value-type="string" table:style-name="ce25">
            <text:p>Variable name</text:p>
          </table:table-cell>
          <table:table-cell office:value-type="string" table:style-name="ce16">
            <text:p>Core Field</text:p>
          </table:table-cell>
          <table:table-cell office:value-type="string" table:style-name="ce17">
            <text:p>Notes</text:p>
          </table:table-cell>
          <table:table-cell office:value-type="string" table:style-name="ce25">
            <text:p>Data type</text:p>
          </table:table-cell>
          <table:table-cell office:value-type="string" table:style-name="ce25">
            <text:p>Length/Size</text:p>
          </table:table-cell>
          <table:table-cell office:value-type="string" table:style-name="ce25">
            <text:p>Format</text:p>
          </table:table-cell>
          <table:table-cell office:value-type="string" table:style-name="ce25">
            <text:p>Lookup</text:p>
          </table:table-cell>
          <table:table-cell office:value-type="string" table:style-name="ce25">
            <text:p>Unstructured</text:p>
          </table:table-cell>
          <table:table-cell office:value-type="string" table:style-name="ce25">
            <text:p>Can be unstructured</text:p>
          </table:table-cell>
          <table:table-cell office:value-type="string" table:style-name="ce25">
            <text:p>Notes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yearOfRegistration</text:p>
          </table:table-cell>
          <table:table-cell office:value-type="string" table:style-name="ce18">
            <text:p>yearOfRegistration</text:p>
          </table:table-cell>
          <table:table-cell office:value-type="string" table:style-name="ce19">
            <text:p>Can be used to help with "New" and "Unique New"</text:p>
          </table:table-cell>
          <table:table-cell office:value-type="string" table:style-name="ce34">
            <text:p>Numeric</text:p>
          </table:table-cell>
          <table:table-cell table:style-name="ce34"/>
          <table:table-cell office:value-type="string" table:style-name="ce34">
            <text:p>YYYY</text:p>
          </table:table-cell>
          <table:table-cell table:number-columns-repeated="3" table:style-name="ce34"/>
          <table:table-cell office:value-type="string" table:style-name="ce34">
            <text:p>Year in which the victim was registered in the IOM database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Datasource</text:p>
          </table:table-cell>
          <table:table-cell table:style-name="ce18"/>
          <table:table-cell table:style-name="ce19"/>
          <table:table-cell office:value-type="string" table:style-name="ce34">
            <text:p>Alphanumeric</text:p>
          </table:table-cell>
          <table:table-cell office:value-type="float" office:value="20" table:style-name="ce20">
            <text:p>20</text:p>
          </table:table-cell>
          <table:table-cell table:style-name="ce34"/>
          <table:table-cell office:value-type="string" table:style-name="ce34">
            <text:p>Datasource</text:p>
          </table:table-cell>
          <table:table-cell table:number-columns-repeated="3" table:style-name="ce34"/>
          <table:table-cell table:number-columns-repeated="16374"/>
        </table:table-row>
        <table:table-row table:style-name="ro13">
          <table:table-cell office:value-type="string" table:style-name="ce34">
            <text:p>gender</text:p>
          </table:table-cell>
          <table:table-cell office:value-type="string" table:style-name="ce18">
            <text:p>gender</text:p>
          </table:table-cell>
          <table:table-cell table:style-name="ce19"/>
          <table:table-cell office:value-type="string" table:style-name="ce34">
            <text:p>Alpha</text:p>
          </table:table-cell>
          <table:table-cell table:number-columns-repeated="2" table:style-name="ce34"/>
          <table:table-cell office:value-type="string" table:style-name="ce34">
            <text:p>Gender</text:p>
          </table:table-cell>
          <table:table-cell table:number-columns-repeated="2" table:style-name="ce34"/>
          <table:table-cell office:value-type="string" table:style-name="ce34">
            <text:p>Data collection begins 2017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ageBroad</text:p>
          </table:table-cell>
          <table:table-cell office:value-type="string" table:style-name="ce18">
            <text:p>ageBroad</text:p>
          </table:table-cell>
          <table:table-cell table:style-name="ce19"/>
          <table:table-cell office:value-type="string" table:style-name="ce34">
            <text:p>Alphanumeric</text:p>
          </table:table-cell>
          <table:table-cell table:style-name="ce34"/>
          <table:table-cell office:value-type="string" table:style-name="ce34">
            <text:p>N--N</text:p>
          </table:table-cell>
          <table:table-cell office:value-type="string" table:style-name="ce34">
            <text:p>Age range 2</text:p>
          </table:table-cell>
          <table:table-cell table:number-columns-repeated="3" table:style-name="ce34"/>
          <table:table-cell table:number-columns-repeated="16374"/>
        </table:table-row>
        <table:table-row table:style-name="ro13">
          <table:table-cell office:value-type="string" table:style-name="ce34">
            <text:p>majorityStatus</text:p>
          </table:table-cell>
          <table:table-cell office:value-type="string" table:style-name="ce18">
            <text:p>majorityStatus</text:p>
          </table:table-cell>
          <table:table-cell table:style-name="ce19"/>
          <table:table-cell office:value-type="string" table:style-name="ce34">
            <text:p>Alpha</text:p>
          </table:table-cell>
          <table:table-cell table:number-columns-repeated="2" table:style-name="ce34"/>
          <table:table-cell office:value-type="string" table:style-name="ce34">
            <text:p>Age category</text:p>
          </table:table-cell>
          <table:table-cell table:number-columns-repeated="3" table:style-name="ce34"/>
          <table:table-cell table:number-columns-repeated="16374"/>
        </table:table-row>
        <table:table-row table:style-name="ro13">
          <table:table-cell office:value-type="string" table:style-name="ce34">
            <text:p>majorityStatusAtExploit</text:p>
          </table:table-cell>
          <table:table-cell office:value-type="string" table:style-name="ce18">
            <text:p>majorityStatusAtExploit</text:p>
          </table:table-cell>
          <table:table-cell table:style-name="ce19"/>
          <table:table-cell office:value-type="string" table:style-name="ce34">
            <text:p>Alpha</text:p>
          </table:table-cell>
          <table:table-cell table:number-columns-repeated="2" table:style-name="ce34"/>
          <table:table-cell office:value-type="string" table:style-name="ce34">
            <text:p>Age category</text:p>
          </table:table-cell>
          <table:table-cell table:number-columns-repeated="3" table:style-name="ce34"/>
          <table:table-cell table:number-columns-repeated="16374"/>
        </table:table-row>
        <table:table-row table:style-name="ro13">
          <table:table-cell office:value-type="string" table:style-name="ce34">
            <text:p>MajorityEntry</text:p>
          </table:table-cell>
          <table:table-cell office:value-type="string" table:style-name="ce18">
            <text:p>MajorityEntry</text:p>
          </table:table-cell>
          <table:table-cell table:style-name="ce19"/>
          <table:table-cell office:value-type="string" table:style-name="ce34">
            <text:p>Alphanumeric</text:p>
          </table:table-cell>
          <table:table-cell table:style-name="ce34"/>
          <table:table-cell office:value-type="string" table:style-name="ce34">
            <text:p>N--N</text:p>
          </table:table-cell>
          <table:table-cell office:value-type="string" table:style-name="ce34">
            <text:p>Age range 2</text:p>
          </table:table-cell>
          <table:table-cell table:number-columns-repeated="3" table:style-name="ce34"/>
          <table:table-cell table:number-columns-repeated="16374"/>
        </table:table-row>
        <table:table-row table:style-name="ro13">
          <table:table-cell office:value-type="string" table:style-name="ce34">
            <text:p>citizenship</text:p>
          </table:table-cell>
          <table:table-cell office:value-type="string" table:style-name="ce18">
            <text:p>citizenship</text:p>
          </table:table-cell>
          <table:table-cell table:style-name="ce19"/>
          <table:table-cell office:value-type="string" table:style-name="ce34">
            <text:p>Alpha</text:p>
          </table:table-cell>
          <table:table-cell table:number-columns-repeated="2" table:style-name="ce34"/>
          <table:table-cell office:value-type="string" table:style-name="ce34">
            <text:p>COUNTRY</text:p>
          </table:table-cell>
          <table:table-cell table:number-columns-repeated="2" table:style-name="ce34"/>
          <table:table-cell office:value-type="string" table:style-name="ce34">
            <text:p>ISO code (two capital letters)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meansOfControlDebtBondage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meansOfControlTakesEarnings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meansOfControlRestrictsFinancialAccess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meansOfControlThreats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meansOfControlPsychologicalAbuse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meansOfControlPhysicalAbuse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meansOfControlSexualAbuse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meansOfControlFalsePromises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3">
          <table:table-cell office:value-type="string" table:style-name="ce34">
            <text:p>meansOfControlPsychoactiveSubstances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RestrictsMovement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RestrictsMedicalCare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ExcessiveWorkingHours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UsesChildren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ThreatOfLawEnforcement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WithholdsNecessities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WithholdsDocuments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Other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NotSpecified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meansOfControlConcatenated</text:p>
          </table:table-cell>
          <table:table-cell office:value-type="string" table:style-name="ce18">
            <text:p>meansOfControl</text:p>
          </table:table-cell>
          <table:table-cell table:style-name="ce19"/>
          <table:table-cell office:value-type="string" table:style-name="ce36">
            <text:p>Alphanumeric: means of control 1;means of control 2; means of control 3;...</text:p>
          </table:table-cell>
          <table:table-cell office:value-type="string" table:style-name="ce34">
            <text:p>unbounded</text:p>
          </table:table-cell>
          <table:table-cell table:number-columns-repeated="2" table:style-name="ce34"/>
          <table:table-cell table:style-name="ce21"/>
          <table:table-cell table:style-name="ce34"/>
          <table:table-cell office:value-type="string" table:style-name="ce34">
            <text:p>Itconcatenates the value descriptions of all "Methods of control" in alphabetical order,separated by a ";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isForcedLabour</text:p>
          </table:table-cell>
          <table:table-cell office:value-type="string" table:style-name="ce18">
            <text:p>purposeVictimWasTrafficked<text:s/>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isSexualExploit</text:p>
          </table:table-cell>
          <table:table-cell office:value-type="string" table:style-name="ce18">
            <text:p>purposeVictimWasTrafficked<text:s/>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isOtherExploit</text:p>
          </table:table-cell>
          <table:table-cell office:value-type="string" table:style-name="ce18">
            <text:p>purposeVictimWasTrafficked<text:s/>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isSexAndLabour</text:p>
          </table:table-cell>
          <table:table-cell office:value-type="string" table:style-name="ce18">
            <text:p>purposeVictimWasTrafficked<text:s/>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isForcedMarriage</text:p>
          </table:table-cell>
          <table:table-cell office:value-type="string" table:style-name="ce18">
            <text:p>purposeVictimWasTrafficked<text:s/>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isForcedMilitary</text:p>
          </table:table-cell>
          <table:table-cell office:value-type="string" table:style-name="ce18">
            <text:p>purposeVictimWasTrafficked<text:s/>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isOrganRemoval</text:p>
          </table:table-cell>
          <table:table-cell office:value-type="string" table:style-name="ce18">
            <text:p>purposeVictimWasTrafficked<text:s/>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ExploitConcatenated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6">
            <text:p>Alphanumeric :type of exploitation 1;type of exploitation 2;type of exploitation 3;…</text:p>
          </table:table-cell>
          <table:table-cell office:value-type="string" table:style-name="ce34">
            <text:p>unbounded</text:p>
          </table:table-cell>
          <table:table-cell table:number-columns-repeated="4" table:style-name="ce34"/>
          <table:table-cell office:value-type="string" table:style-name="ce34">
            <text:p>Itconcatenates the value descriptions of all "Type of exploitation" in alphabetical order, separated by a ";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Agriculture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Aquafarming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Begging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Construction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DomesticWork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Hospitality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IllicitActivities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Manufacturing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MiningOrDrilling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Peddling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Transportation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Other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NotSpecified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LabourConcatenated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number-columns-spanned="5" table:number-rows-spanned="1" table:style-name="ce52">
            <text:p>Alphanumeric: type of forced labout 1;type of forced labour 2;type of forced labour 3;..</text:p>
          </table:table-cell>
          <table:covered-table-cell table:number-columns-repeated="4"/>
          <table:table-cell table:style-name="ce34"/>
          <table:table-cell office:value-type="string" table:style-name="ce34">
            <text:p>Itconcatenates the value descriptions of all "Type of forced labour and/or services, excluding sexual exploitation " in alphabetical order, separated by a ";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SexProstitution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SexPornography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Three possible values: "0", "1", "-99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SexRemoteInteractiveServices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Data collection begins 2017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SexPrivateSexualServices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Data collection begins 2017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typeOfSexConcatenated</text:p>
          </table:table-cell>
          <table:table-cell office:value-type="string" table:style-name="ce18">
            <text:p>typeOfExploitation</text:p>
          </table:table-cell>
          <table:table-cell table:style-name="ce19"/>
          <table:table-cell office:value-type="string" table:style-name="ce34">
            <text:p>Alphanumeric: type of sexual exploitation 1; type of sexual exploitation 2;type of sexual exploitation 3;…</text:p>
          </table:table-cell>
          <table:table-cell office:value-type="string" table:style-name="ce34">
            <text:p>unbounded</text:p>
          </table:table-cell>
          <table:table-cell table:number-columns-repeated="4" table:style-name="ce34"/>
          <table:table-cell office:value-type="string" table:style-name="ce34">
            <text:p>It concatenates the value descriptions of all "Type of sexual exploitation", in alphabetical order, separated by a ";"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isAbduction</text:p>
          </table:table-cell>
          <table:table-cell office:value-type="string" table:style-name="ce18">
            <text:p>isAbduction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5" table:style-name="ce34"/>
          <table:table-cell office:value-type="string" table:style-name="ce34">
            <text:p>Data collection begins 2017</text:p>
          </table:table-cell>
          <table:table-cell table:number-columns-repeated="16374"/>
        </table:table-row>
        <table:table-row table:style-name="ro14">
          <table:table-cell office:value-type="string" table:style-name="ce34">
            <text:p>RecruiterRelationship</text:p>
          </table:table-cell>
          <table:table-cell office:value-type="string" table:style-name="ce18">
            <text:p>RecruiterRelationship</text:p>
          </table:table-cell>
          <table:table-cell table:style-name="ce19"/>
          <table:table-cell office:value-type="string" table:number-columns-spanned="6" table:number-rows-spanned="1" table:style-name="ce54">
            <text:p>Polaris only: Alphanumeric: relationship type 1; relationship type 2; relationship type 3;..</text:p>
          </table:table-cell>
          <table:covered-table-cell table:number-columns-repeated="5"/>
          <table:table-cell table:style-name="ce34"/>
          <table:table-cell table:number-columns-repeated="16374"/>
        </table:table-row>
        <table:table-row table:style-name="ro14">
          <table:table-cell office:value-type="string" table:style-name="ce34">
            <text:p>CountryOfExploitation</text:p>
          </table:table-cell>
          <table:table-cell office:value-type="string" table:style-name="ce18">
            <text:p>CountryOfExploitation</text:p>
          </table:table-cell>
          <table:table-cell table:style-name="ce19"/>
          <table:table-cell office:value-type="string" table:style-name="ce34">
            <text:p>Alpha</text:p>
          </table:table-cell>
          <table:table-cell table:number-columns-repeated="2" table:style-name="ce34"/>
          <table:table-cell office:value-type="string" table:style-name="ce34">
            <text:p>COUNTRY</text:p>
          </table:table-cell>
          <table:table-cell table:number-columns-repeated="3" table:style-name="ce34"/>
          <table:table-cell table:number-columns-repeated="16374"/>
        </table:table-row>
        <table:table-row table:style-name="ro14">
          <table:table-cell office:value-type="string" table:style-name="ce34">
            <text:p>recruiterRelationIntimatePartner</text:p>
          </table:table-cell>
          <table:table-cell office:value-type="string" table:style-name="ce18">
            <text:p>RecruiterRelationship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6" table:style-name="ce34"/>
          <table:table-cell table:number-columns-repeated="16374"/>
        </table:table-row>
        <table:table-row table:style-name="ro14">
          <table:table-cell office:value-type="string" table:style-name="ce34">
            <text:p>recruiterRelationFriend</text:p>
          </table:table-cell>
          <table:table-cell office:value-type="string" table:style-name="ce18">
            <text:p>RecruiterRelationship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6" table:style-name="ce34"/>
          <table:table-cell table:number-columns-repeated="16374"/>
        </table:table-row>
        <table:table-row table:style-name="ro14">
          <table:table-cell office:value-type="string" table:style-name="ce34">
            <text:p>recruiterRelationFamily</text:p>
          </table:table-cell>
          <table:table-cell office:value-type="string" table:style-name="ce18">
            <text:p>RecruiterRelationship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6" table:style-name="ce34"/>
          <table:table-cell table:number-columns-repeated="16374"/>
        </table:table-row>
        <table:table-row table:style-name="ro14">
          <table:table-cell office:value-type="string" table:style-name="ce34">
            <text:p>recruiterRelationOther</text:p>
          </table:table-cell>
          <table:table-cell office:value-type="string" table:style-name="ce18">
            <text:p>RecruiterRelationship</text:p>
          </table:table-cell>
          <table:table-cell table:style-name="ce19"/>
          <table:table-cell office:value-type="string" table:style-name="ce34">
            <text:p>Bool</text:p>
          </table:table-cell>
          <table:table-cell table:number-columns-repeated="6" table:style-name="ce34"/>
          <table:table-cell table:number-columns-repeated="16374"/>
        </table:table-row>
        <table:table-row table:style-name="ro14">
          <table:table-cell office:value-type="string" table:style-name="ce34">
            <text:p>recruiterRelationUnknown</text:p>
          </table:table-cell>
          <table:table-cell office:value-type="string" table:style-name="ce18">
            <text:p>RecruiterRelationship</text:p>
          </table:table-cell>
          <table:table-cell table:style-name="ce19"/>
          <table:table-cell table:number-columns-repeated="7" table:style-name="ce34"/>
          <table:table-cell table:number-columns-repeated="16374"/>
        </table:table-row>
        <table:table-row table:style-name="ro12">
          <table:table-cell table:style-name="ce35"/>
          <table:table-cell table:style-name="ce22"/>
          <table:table-cell table:style-name="ce23"/>
          <table:table-cell table:number-columns-repeated="7" table:style-name="ce35"/>
          <table:table-cell table:number-columns-repeated="16374"/>
        </table:table-row>
        <table:table-row table:number-rows-repeated="936" table:style-name="ro12">
          <table:table-cell/>
          <table:table-cell table:style-name="ce22"/>
          <table:table-cell table:style-name="ce23"/>
          <table:table-cell table:number-columns-repeated="16381"/>
        </table:table-row>
        <table:table-row table:number-rows-repeated="1047576" table:style-name="ro13">
          <table:table-cell table:number-columns-repeated="16384"/>
        </table:table-row>
      </table:table>
      <table:table table:name="CTDC_-_VICTIM_Lookups" table:style-name="ta1">
        <table:table-column table:style-name="co10" table:number-columns-repeated="16384" table:default-cell-style-name="ce1"/>
        <table:table-row table:style-name="ro13">
          <table:table-cell office:value-type="string" table:style-name="ce24">
            <text:p>Lookup</text:p>
          </table:table-cell>
          <table:table-cell office:value-type="string" table:style-name="ce24">
            <text:p>Code</text:p>
          </table:table-cell>
          <table:table-cell office:value-type="string" table:style-name="ce24">
            <text:p>Description</text:p>
          </table:table-cell>
          <table:table-cell office:value-type="string" table:style-name="ce24">
            <text:p>Definition</text:p>
          </table:table-cell>
          <table:table-cell table:number-columns-repeated="16380"/>
        </table:table-row>
        <table:table-row table:style-name="ro13">
          <table:table-cell office:value-type="string" table:style-name="ce25">
            <text:p>Datasource</text:p>
          </table:table-cell>
          <table:table-cell table:number-columns-repeated="3" table:style-name="ce25"/>
          <table:table-cell table:number-columns-repeated="16380"/>
        </table:table-row>
        <table:table-row table:style-name="ro13">
          <table:table-cell table:style-name="ce34"/>
          <table:table-cell office:value-type="string" table:number-columns-spanned="2" table:number-rows-spanned="1" table:style-name="ce52">
            <text:p>Case management</text:p>
          </table:table-cell>
          <table:covered-table-cell/>
          <table:table-cell office:value-type="string" table:style-name="ce34">
            <text:p>All observations/rows from IOM and a case management system has this unique code/value</text:p>
          </table:table-cell>
          <table:table-cell table:number-columns-repeated="16380"/>
        </table:table-row>
        <table:table-row table:style-name="ro13">
          <table:table-cell table:style-name="ce34"/>
          <table:table-cell office:value-type="string" table:style-name="ce34">
            <text:p>Hotline</text:p>
          </table:table-cell>
          <table:table-cell table:style-name="ce34"/>
          <table:table-cell office:value-type="string" table:style-name="ce34">
            <text:p>All observations/rows from Polaris and a hotline has this unique code/value</text:p>
          </table:table-cell>
          <table:table-cell table:number-columns-repeated="16380"/>
        </table:table-row>
        <table:table-row table:style-name="ro13">
          <table:table-cell table:number-columns-repeated="4" table:style-name="ce34"/>
          <table:table-cell table:number-columns-repeated="16380"/>
        </table:table-row>
        <table:table-row table:style-name="ro13">
          <table:table-cell office:value-type="string" table:style-name="ce25">
            <text:p>Age range 1</text:p>
          </table:table-cell>
          <table:table-cell table:number-columns-repeated="2" table:style-name="ce34"/>
          <table:table-cell office:value-type="string" table:style-name="ce34">
            <text:p>Age categories- individuals' age between a certain range</text:p>
          </table:table-cell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0--8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9--11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12--14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15--17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18--20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21--23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24--26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27--29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30--32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33-35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36--38</text:p>
          </table:table-cell>
          <table:table-cell table:number-columns-repeated="2" table:style-name="ce34"/>
          <table:table-cell table:number-columns-repeated="16380"/>
        </table:table-row>
        <table:table-row table:style-name="ro13">
          <table:table-cell table:style-name="ce25"/>
          <table:table-cell office:value-type="string" table:style-name="ce34">
            <text:p>39--47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48--56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57--65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66+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Unknown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office:value-type="string" table:style-name="ce25">
            <text:p>Age range 2</text:p>
          </table:table-cell>
          <table:table-cell table:number-columns-repeated="2" table:style-name="ce34"/>
          <table:table-cell office:value-type="string" table:style-name="ce34">
            <text:p>Broader rage of age categories</text:p>
          </table:table-cell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0--8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9--17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18--20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21--23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24--26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27--29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30--38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39--47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48+</text:p>
          </table:table-cell>
          <table:table-cell table:number-columns-repeated="2" table:style-name="ce34"/>
          <table:table-cell table:number-columns-repeated="16380"/>
        </table:table-row>
        <table:table-row table:style-name="ro14">
          <table:table-cell table:style-name="ce25"/>
          <table:table-cell table:number-columns-repeated="3" table:style-name="ce34"/>
          <table:table-cell table:number-columns-repeated="16380"/>
        </table:table-row>
        <table:table-row table:style-name="ro14">
          <table:table-cell office:value-type="string" table:style-name="ce25">
            <text:p>Age category</text:p>
          </table:table-cell>
          <table:table-cell table:number-columns-repeated="3" table:style-name="ce34"/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Adult</text:p>
          </table:table-cell>
          <table:table-cell table:style-name="ce34"/>
          <table:table-cell office:value-type="string" table:style-name="ce34">
            <text:p>Individual aged 18 and over</text:p>
          </table:table-cell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Minor</text:p>
          </table:table-cell>
          <table:table-cell table:style-name="ce34"/>
          <table:table-cell office:value-type="string" table:style-name="ce34">
            <text:p>Individual aged under 18</text:p>
          </table:table-cell>
          <table:table-cell table:number-columns-repeated="16380"/>
        </table:table-row>
        <table:table-row table:style-name="ro14">
          <table:table-cell table:style-name="ce25"/>
          <table:table-cell office:value-type="string" table:style-name="ce34">
            <text:p>Unknown</text:p>
          </table:table-cell>
          <table:table-cell table:style-name="ce34"/>
          <table:table-cell office:value-type="string" table:style-name="ce34">
            <text:p>Information not collected</text:p>
          </table:table-cell>
          <table:table-cell table:number-columns-repeated="16380"/>
        </table:table-row>
        <table:table-row table:style-name="ro14">
          <table:table-cell table:number-columns-repeated="4" table:style-name="ce34"/>
          <table:table-cell table:number-columns-repeated="16380"/>
        </table:table-row>
        <table:table-row table:style-name="ro14">
          <table:table-cell office:value-type="string" table:style-name="ce25">
            <text:p>Country</text:p>
          </table:table-cell>
          <table:table-cell office:value-type="float" office:value="0" table:style-name="ce34">
            <text:p>0</text:p>
          </table:table-cell>
          <table:table-cell office:value-type="string" table:number-columns-spanned="2" table:number-rows-spanned="1" table:style-name="ce52">
            <text:p>Unknown Country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D</text:p>
          </table:table-cell>
          <table:table-cell office:value-type="string" table:style-name="ce34">
            <text:p>ANDORR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E</text:p>
          </table:table-cell>
          <table:table-cell office:value-type="string" table:number-columns-spanned="2" table:number-rows-spanned="1" table:style-name="ce52">
            <text:p>UNITED ARAB EMIRAT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F</text:p>
          </table:table-cell>
          <table:table-cell office:value-type="string" table:style-name="ce34">
            <text:p>AFGHANIS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G</text:p>
          </table:table-cell>
          <table:table-cell office:value-type="string" table:number-columns-spanned="2" table:number-rows-spanned="1" table:style-name="ce52">
            <text:p>ANTIGUA AND BARBUD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I</text:p>
          </table:table-cell>
          <table:table-cell office:value-type="string" table:style-name="ce34">
            <text:p>ANGUILL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L</text:p>
          </table:table-cell>
          <table:table-cell office:value-type="string" table:style-name="ce34">
            <text:p>ALBAN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M</text:p>
          </table:table-cell>
          <table:table-cell office:value-type="string" table:style-name="ce34">
            <text:p>ARMEN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N</text:p>
          </table:table-cell>
          <table:table-cell office:value-type="string" table:number-columns-spanned="2" table:number-rows-spanned="1" table:style-name="ce52">
            <text:p>NETHERLANDS ANTILL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O</text:p>
          </table:table-cell>
          <table:table-cell office:value-type="string" table:style-name="ce34">
            <text:p>ANGOL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Q</text:p>
          </table:table-cell>
          <table:table-cell office:value-type="string" table:style-name="ce34">
            <text:p>ANTARCTIC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</text:p>
          </table:table-cell>
          <table:table-cell office:value-type="string" table:style-name="ce34">
            <text:p>ARGENTI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S</text:p>
          </table:table-cell>
          <table:table-cell office:value-type="string" table:number-columns-spanned="2" table:number-rows-spanned="1" table:style-name="ce52">
            <text:p>AMERICAN SAMO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T</text:p>
          </table:table-cell>
          <table:table-cell office:value-type="string" table:style-name="ce34">
            <text:p>AUSTR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U</text:p>
          </table:table-cell>
          <table:table-cell office:value-type="string" table:style-name="ce34">
            <text:p>AUSTRAL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W</text:p>
          </table:table-cell>
          <table:table-cell office:value-type="string" table:style-name="ce34">
            <text:p>ARUB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Z</text:p>
          </table:table-cell>
          <table:table-cell office:value-type="string" table:style-name="ce34">
            <text:p>AZERBAIJ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A</text:p>
          </table:table-cell>
          <table:table-cell office:value-type="string" table:number-columns-spanned="2" table:number-rows-spanned="1" table:style-name="ce52">
            <text:p>BOSNIA AND HERZEGOVIN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B</text:p>
          </table:table-cell>
          <table:table-cell office:value-type="string" table:style-name="ce34">
            <text:p>BARBADO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D</text:p>
          </table:table-cell>
          <table:table-cell office:value-type="string" table:style-name="ce34">
            <text:p>BANGLADE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E</text:p>
          </table:table-cell>
          <table:table-cell office:value-type="string" table:style-name="ce34">
            <text:p>BELGIUM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F</text:p>
          </table:table-cell>
          <table:table-cell office:value-type="string" table:style-name="ce34">
            <text:p>BURKINA FAS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G</text:p>
          </table:table-cell>
          <table:table-cell office:value-type="string" table:style-name="ce34">
            <text:p>BULGAR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H</text:p>
          </table:table-cell>
          <table:table-cell office:value-type="string" table:style-name="ce34">
            <text:p>BAHRA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I</text:p>
          </table:table-cell>
          <table:table-cell office:value-type="string" table:style-name="ce34">
            <text:p>BURUND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J</text:p>
          </table:table-cell>
          <table:table-cell office:value-type="string" table:style-name="ce34">
            <text:p>BEN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M</text:p>
          </table:table-cell>
          <table:table-cell office:value-type="string" table:style-name="ce34">
            <text:p>BERMU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N</text:p>
          </table:table-cell>
          <table:table-cell office:value-type="string" table:number-columns-spanned="2" table:number-rows-spanned="1" table:style-name="ce52">
            <text:p>BRUNEI DARUSSALAM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O</text:p>
          </table:table-cell>
          <table:table-cell office:value-type="string" table:style-name="ce34">
            <text:p>BOLIV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R</text:p>
          </table:table-cell>
          <table:table-cell office:value-type="string" table:style-name="ce34">
            <text:p>BRAZI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S</text:p>
          </table:table-cell>
          <table:table-cell office:value-type="string" table:style-name="ce34">
            <text:p>BAHAMA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T</text:p>
          </table:table-cell>
          <table:table-cell office:value-type="string" table:style-name="ce34">
            <text:p>BHU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V</text:p>
          </table:table-cell>
          <table:table-cell office:value-type="string" table:number-columns-spanned="2" table:number-rows-spanned="1" table:style-name="ce52">
            <text:p>BOUVET ISLAND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W</text:p>
          </table:table-cell>
          <table:table-cell office:value-type="string" table:style-name="ce34">
            <text:p>BOTSWA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Y</text:p>
          </table:table-cell>
          <table:table-cell office:value-type="string" table:style-name="ce34">
            <text:p>BELARU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Z</text:p>
          </table:table-cell>
          <table:table-cell office:value-type="string" table:style-name="ce34">
            <text:p>BELIZ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A</text:p>
          </table:table-cell>
          <table:table-cell office:value-type="string" table:style-name="ce34">
            <text:p>CANA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C</text:p>
          </table:table-cell>
          <table:table-cell office:value-type="string" table:number-columns-spanned="2" table:number-rows-spanned="1" table:style-name="ce52">
            <text:p>COCOS (KEELING) ISLAND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D</text:p>
          </table:table-cell>
          <table:table-cell office:value-type="string" table:number-columns-spanned="2" table:number-rows-spanned="1" table:style-name="ce52">
            <text:p>CONGO, THE DEMOCRATIC REPUBLIC OF TH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F</text:p>
          </table:table-cell>
          <table:table-cell office:value-type="string" table:number-columns-spanned="2" table:number-rows-spanned="1" table:style-name="ce52">
            <text:p>CENTRAL AFRICAN REPUBLIC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G</text:p>
          </table:table-cell>
          <table:table-cell office:value-type="string" table:style-name="ce34">
            <text:p>CONG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</text:p>
          </table:table-cell>
          <table:table-cell office:value-type="string" table:style-name="ce34">
            <text:p>SWITZERL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I</text:p>
          </table:table-cell>
          <table:table-cell office:value-type="string" table:style-name="ce34">
            <text:p>COTE DIVOIR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K</text:p>
          </table:table-cell>
          <table:table-cell office:value-type="string" table:style-name="ce34">
            <text:p>COOK ISLAND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L</text:p>
          </table:table-cell>
          <table:table-cell office:value-type="string" table:style-name="ce34">
            <text:p>CHIL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M</text:p>
          </table:table-cell>
          <table:table-cell office:value-type="string" table:style-name="ce34">
            <text:p>CAMERO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N</text:p>
          </table:table-cell>
          <table:table-cell office:value-type="string" table:style-name="ce34">
            <text:p>CHI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O</text:p>
          </table:table-cell>
          <table:table-cell office:value-type="string" table:style-name="ce34">
            <text:p>COLOMB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R</text:p>
          </table:table-cell>
          <table:table-cell office:value-type="string" table:style-name="ce34">
            <text:p>COSTA RIC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U</text:p>
          </table:table-cell>
          <table:table-cell office:value-type="string" table:style-name="ce34">
            <text:p>CUB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V</text:p>
          </table:table-cell>
          <table:table-cell office:value-type="string" table:style-name="ce34">
            <text:p>CABO VERD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X</text:p>
          </table:table-cell>
          <table:table-cell office:value-type="string" table:number-columns-spanned="2" table:number-rows-spanned="1" table:style-name="ce52">
            <text:p>CHRISTMAS ISLAND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Y</text:p>
          </table:table-cell>
          <table:table-cell office:value-type="string" table:style-name="ce34">
            <text:p>CYPRU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Z</text:p>
          </table:table-cell>
          <table:table-cell office:value-type="string" table:number-columns-spanned="2" table:number-rows-spanned="1" table:style-name="ce52">
            <text:p>CZECH REPUBLIC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E</text:p>
          </table:table-cell>
          <table:table-cell office:value-type="string" table:style-name="ce34">
            <text:p>GERMAN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J</text:p>
          </table:table-cell>
          <table:table-cell office:value-type="string" table:style-name="ce34">
            <text:p>DJIBOUT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K</text:p>
          </table:table-cell>
          <table:table-cell office:value-type="string" table:style-name="ce34">
            <text:p>DENMAR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M</text:p>
          </table:table-cell>
          <table:table-cell office:value-type="string" table:style-name="ce34">
            <text:p>DOMINIC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O</text:p>
          </table:table-cell>
          <table:table-cell office:value-type="string" table:number-columns-spanned="2" table:number-rows-spanned="1" table:style-name="ce52">
            <text:p>DOMINICAN REPUBLIC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Z</text:p>
          </table:table-cell>
          <table:table-cell office:value-type="string" table:style-name="ce34">
            <text:p>ALGER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C</text:p>
          </table:table-cell>
          <table:table-cell office:value-type="string" table:style-name="ce34">
            <text:p>ECUADO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E</text:p>
          </table:table-cell>
          <table:table-cell office:value-type="string" table:style-name="ce34">
            <text:p>ESTON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G</text:p>
          </table:table-cell>
          <table:table-cell office:value-type="string" table:style-name="ce34">
            <text:p>EGYP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H</text:p>
          </table:table-cell>
          <table:table-cell office:value-type="string" table:number-columns-spanned="2" table:number-rows-spanned="1" table:style-name="ce52">
            <text:p>WESTERN SAHAR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R</text:p>
          </table:table-cell>
          <table:table-cell office:value-type="string" table:style-name="ce34">
            <text:p>ERITRE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S</text:p>
          </table:table-cell>
          <table:table-cell office:value-type="string" table:style-name="ce34">
            <text:p>SPA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T</text:p>
          </table:table-cell>
          <table:table-cell office:value-type="string" table:style-name="ce34">
            <text:p>ETHIOP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I</text:p>
          </table:table-cell>
          <table:table-cell office:value-type="string" table:style-name="ce34">
            <text:p>FINL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J</text:p>
          </table:table-cell>
          <table:table-cell office:value-type="string" table:style-name="ce34">
            <text:p>FIJ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K</text:p>
          </table:table-cell>
          <table:table-cell office:value-type="string" table:number-columns-spanned="2" table:number-rows-spanned="1" table:style-name="ce52">
            <text:p>FALKLAND ISLANDS (MALVINAS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M</text:p>
          </table:table-cell>
          <table:table-cell office:value-type="string" table:number-columns-spanned="2" table:number-rows-spanned="1" table:style-name="ce52">
            <text:p>MICRONESIA, FEDERATED STATES OF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O</text:p>
          </table:table-cell>
          <table:table-cell office:value-type="string" table:style-name="ce34">
            <text:p>FAROE ISLAND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R</text:p>
          </table:table-cell>
          <table:table-cell office:value-type="string" table:style-name="ce34">
            <text:p>FRANC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A</text:p>
          </table:table-cell>
          <table:table-cell office:value-type="string" table:style-name="ce34">
            <text:p>GAB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B</text:p>
          </table:table-cell>
          <table:table-cell office:value-type="string" table:number-columns-spanned="2" table:number-rows-spanned="1" table:style-name="ce52">
            <text:p>UNITED KINGDOM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D</text:p>
          </table:table-cell>
          <table:table-cell office:value-type="string" table:style-name="ce34">
            <text:p>GRENA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E</text:p>
          </table:table-cell>
          <table:table-cell office:value-type="string" table:style-name="ce34">
            <text:p>GEORG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F</text:p>
          </table:table-cell>
          <table:table-cell office:value-type="string" table:number-columns-spanned="2" table:number-rows-spanned="1" table:style-name="ce52">
            <text:p>FRENCH GUIAN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H</text:p>
          </table:table-cell>
          <table:table-cell office:value-type="string" table:style-name="ce34">
            <text:p>GHA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I</text:p>
          </table:table-cell>
          <table:table-cell office:value-type="string" table:style-name="ce34">
            <text:p>GIBRALT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L</text:p>
          </table:table-cell>
          <table:table-cell office:value-type="string" table:style-name="ce34">
            <text:p>GREENL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M</text:p>
          </table:table-cell>
          <table:table-cell office:value-type="string" table:style-name="ce34">
            <text:p>GAMB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N</text:p>
          </table:table-cell>
          <table:table-cell office:value-type="string" table:style-name="ce34">
            <text:p>GUINE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P</text:p>
          </table:table-cell>
          <table:table-cell office:value-type="string" table:style-name="ce34">
            <text:p>GUADELOUP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Q</text:p>
          </table:table-cell>
          <table:table-cell office:value-type="string" table:number-columns-spanned="2" table:number-rows-spanned="1" table:style-name="ce52">
            <text:p>EQUATORIAL GUINE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R</text:p>
          </table:table-cell>
          <table:table-cell office:value-type="string" table:style-name="ce34">
            <text:p>GREEC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S</text:p>
          </table:table-cell>
          <table:table-cell office:value-type="string" table:number-columns-spanned="2" table:number-rows-spanned="1" table:style-name="ce52">
            <text:p>SOUTH GEORGIA AND THE SOUTH SANDWICH ISLAND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T</text:p>
          </table:table-cell>
          <table:table-cell office:value-type="string" table:style-name="ce34">
            <text:p>GUATEMAL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U</text:p>
          </table:table-cell>
          <table:table-cell office:value-type="string" table:style-name="ce34">
            <text:p>GUAM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W</text:p>
          </table:table-cell>
          <table:table-cell office:value-type="string" table:number-columns-spanned="2" table:number-rows-spanned="1" table:style-name="ce52">
            <text:p>GUINEA-BISSAU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Y</text:p>
          </table:table-cell>
          <table:table-cell office:value-type="string" table:style-name="ce34">
            <text:p>GUYA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K</text:p>
          </table:table-cell>
          <table:table-cell office:value-type="string" table:number-columns-spanned="2" table:number-rows-spanned="1" table:style-name="ce52">
            <text:p>HONG KONG, SAR OF CHIN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M</text:p>
          </table:table-cell>
          <table:table-cell office:value-type="string" table:number-columns-spanned="2" table:number-rows-spanned="1" table:style-name="ce52">
            <text:p>HEARD ISLAND AND MCDONALD ISLAND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N</text:p>
          </table:table-cell>
          <table:table-cell office:value-type="string" table:style-name="ce34">
            <text:p>HONDURA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R</text:p>
          </table:table-cell>
          <table:table-cell office:value-type="string" table:style-name="ce34">
            <text:p>CROAT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T</text:p>
          </table:table-cell>
          <table:table-cell office:value-type="string" table:style-name="ce34">
            <text:p>HAIT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U</text:p>
          </table:table-cell>
          <table:table-cell office:value-type="string" table:style-name="ce34">
            <text:p>HUNGAR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D</text:p>
          </table:table-cell>
          <table:table-cell office:value-type="string" table:style-name="ce34">
            <text:p>INDONES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E</text:p>
          </table:table-cell>
          <table:table-cell office:value-type="string" table:style-name="ce34">
            <text:p>IREL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L</text:p>
          </table:table-cell>
          <table:table-cell office:value-type="string" table:style-name="ce34">
            <text:p>ISRAE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N</text:p>
          </table:table-cell>
          <table:table-cell office:value-type="string" table:style-name="ce34">
            <text:p>IND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O</text:p>
          </table:table-cell>
          <table:table-cell office:value-type="string" table:number-columns-spanned="2" table:number-rows-spanned="1" table:style-name="ce52">
            <text:p>BRITISH INDIAN OCEAN TERRITORY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Q</text:p>
          </table:table-cell>
          <table:table-cell office:value-type="string" table:style-name="ce34">
            <text:p>IRAQ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R</text:p>
          </table:table-cell>
          <table:table-cell office:value-type="string" table:number-columns-spanned="2" table:number-rows-spanned="1" table:style-name="ce52">
            <text:p>IRAN, ISLAMIC REPUBLIC OF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S</text:p>
          </table:table-cell>
          <table:table-cell office:value-type="string" table:style-name="ce34">
            <text:p>ICEL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T</text:p>
          </table:table-cell>
          <table:table-cell office:value-type="string" table:style-name="ce34">
            <text:p>ITAL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M</text:p>
          </table:table-cell>
          <table:table-cell office:value-type="string" table:style-name="ce34">
            <text:p>JAMAIC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O</text:p>
          </table:table-cell>
          <table:table-cell office:value-type="string" table:style-name="ce34">
            <text:p>JORD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P</text:p>
          </table:table-cell>
          <table:table-cell office:value-type="string" table:style-name="ce34">
            <text:p>JAP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E</text:p>
          </table:table-cell>
          <table:table-cell office:value-type="string" table:style-name="ce34">
            <text:p>KENY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G</text:p>
          </table:table-cell>
          <table:table-cell office:value-type="string" table:style-name="ce34">
            <text:p>KYRGYZS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H</text:p>
          </table:table-cell>
          <table:table-cell office:value-type="string" table:style-name="ce34">
            <text:p>CAMBOD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I</text:p>
          </table:table-cell>
          <table:table-cell office:value-type="string" table:style-name="ce34">
            <text:p>KIRIBAT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M</text:p>
          </table:table-cell>
          <table:table-cell office:value-type="string" table:style-name="ce34">
            <text:p>COMORO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N</text:p>
          </table:table-cell>
          <table:table-cell office:value-type="string" table:number-columns-spanned="2" table:number-rows-spanned="1" table:style-name="ce52">
            <text:p>SAINT KITTS AND NEVI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P</text:p>
          </table:table-cell>
          <table:table-cell office:value-type="string" table:number-columns-spanned="2" table:number-rows-spanned="1" table:style-name="ce52">
            <text:p>KOREA, DEMOCRATIC PEOPLES REPUBLIC OF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R</text:p>
          </table:table-cell>
          <table:table-cell office:value-type="string" table:number-columns-spanned="2" table:number-rows-spanned="1" table:style-name="ce52">
            <text:p>KOREA, REPUBLIC OF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W</text:p>
          </table:table-cell>
          <table:table-cell office:value-type="string" table:style-name="ce34">
            <text:p>KUWAI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Y</text:p>
          </table:table-cell>
          <table:table-cell office:value-type="string" table:number-columns-spanned="2" table:number-rows-spanned="1" table:style-name="ce52">
            <text:p>CAYMAN ISLAND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Z</text:p>
          </table:table-cell>
          <table:table-cell office:value-type="string" table:style-name="ce34">
            <text:p>KAZAKHS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A</text:p>
          </table:table-cell>
          <table:table-cell office:value-type="string" table:number-columns-spanned="2" table:number-rows-spanned="1" table:style-name="ce52">
            <text:p>LAO PEOPLES DEMOCRATIC REPUBLIC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B</text:p>
          </table:table-cell>
          <table:table-cell office:value-type="string" table:style-name="ce34">
            <text:p>LEBAN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C</text:p>
          </table:table-cell>
          <table:table-cell office:value-type="string" table:style-name="ce34">
            <text:p>SAINT LUC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I</text:p>
          </table:table-cell>
          <table:table-cell office:value-type="string" table:style-name="ce34">
            <text:p>LIECHTENSTE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K</text:p>
          </table:table-cell>
          <table:table-cell office:value-type="string" table:style-name="ce34">
            <text:p>SRI LANK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R</text:p>
          </table:table-cell>
          <table:table-cell office:value-type="string" table:style-name="ce34">
            <text:p>LIBER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S</text:p>
          </table:table-cell>
          <table:table-cell office:value-type="string" table:style-name="ce34">
            <text:p>LESOTH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T</text:p>
          </table:table-cell>
          <table:table-cell office:value-type="string" table:style-name="ce34">
            <text:p>LITHUAN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U</text:p>
          </table:table-cell>
          <table:table-cell office:value-type="string" table:style-name="ce34">
            <text:p>LUXEMBOURG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V</text:p>
          </table:table-cell>
          <table:table-cell office:value-type="string" table:style-name="ce34">
            <text:p>LATV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Y</text:p>
          </table:table-cell>
          <table:table-cell office:value-type="string" table:style-name="ce34">
            <text:p>LIBY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</text:p>
          </table:table-cell>
          <table:table-cell office:value-type="string" table:style-name="ce34">
            <text:p>MOROCC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C</text:p>
          </table:table-cell>
          <table:table-cell office:value-type="string" table:style-name="ce34">
            <text:p>MONAC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D</text:p>
          </table:table-cell>
          <table:table-cell office:value-type="string" table:number-columns-spanned="2" table:number-rows-spanned="1" table:style-name="ce52">
            <text:p>MOLDOVA, REPUBLIC OF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E</text:p>
          </table:table-cell>
          <table:table-cell office:value-type="string" table:style-name="ce34">
            <text:p>MONTENEGR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G</text:p>
          </table:table-cell>
          <table:table-cell office:value-type="string" table:style-name="ce34">
            <text:p>MADAGASC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H</text:p>
          </table:table-cell>
          <table:table-cell office:value-type="string" table:number-columns-spanned="2" table:number-rows-spanned="1" table:style-name="ce52">
            <text:p>MARSHALL ISLAND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K</text:p>
          </table:table-cell>
          <table:table-cell office:value-type="string" table:number-columns-spanned="2" table:number-rows-spanned="1" table:style-name="ce52">
            <text:p>MACEDONIA, THE FORMER YUGOSLAV REPUBLIC OF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L</text:p>
          </table:table-cell>
          <table:table-cell office:value-type="string" table:style-name="ce34">
            <text:p>MA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M</text:p>
          </table:table-cell>
          <table:table-cell office:value-type="string" table:style-name="ce34">
            <text:p>MYANM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N</text:p>
          </table:table-cell>
          <table:table-cell office:value-type="string" table:style-name="ce34">
            <text:p>MONGOL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O</text:p>
          </table:table-cell>
          <table:table-cell office:value-type="string" table:number-columns-spanned="2" table:number-rows-spanned="1" table:style-name="ce52">
            <text:p>MACAU, SAR OF CHIN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P</text:p>
          </table:table-cell>
          <table:table-cell office:value-type="string" table:number-columns-spanned="2" table:number-rows-spanned="1" table:style-name="ce52">
            <text:p>NORTHERN MARIANA ISLAND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Q</text:p>
          </table:table-cell>
          <table:table-cell office:value-type="string" table:style-name="ce34">
            <text:p>MARTINIQU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R</text:p>
          </table:table-cell>
          <table:table-cell office:value-type="string" table:style-name="ce34">
            <text:p>MAURITAN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S</text:p>
          </table:table-cell>
          <table:table-cell office:value-type="string" table:style-name="ce34">
            <text:p>MONTSERRA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T</text:p>
          </table:table-cell>
          <table:table-cell office:value-type="string" table:style-name="ce34">
            <text:p>MALT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U</text:p>
          </table:table-cell>
          <table:table-cell office:value-type="string" table:style-name="ce34">
            <text:p>MAURITIU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V</text:p>
          </table:table-cell>
          <table:table-cell office:value-type="string" table:style-name="ce34">
            <text:p>MALDIVE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W</text:p>
          </table:table-cell>
          <table:table-cell office:value-type="string" table:style-name="ce34">
            <text:p>MALAW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X</text:p>
          </table:table-cell>
          <table:table-cell office:value-type="string" table:style-name="ce34">
            <text:p>MEXIC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Y</text:p>
          </table:table-cell>
          <table:table-cell office:value-type="string" table:style-name="ce34">
            <text:p>MALAYS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Z</text:p>
          </table:table-cell>
          <table:table-cell office:value-type="string" table:style-name="ce34">
            <text:p>MOZAMBIQU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A</text:p>
          </table:table-cell>
          <table:table-cell office:value-type="string" table:style-name="ce34">
            <text:p>NAMIB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C</text:p>
          </table:table-cell>
          <table:table-cell office:value-type="string" table:number-columns-spanned="2" table:number-rows-spanned="1" table:style-name="ce52">
            <text:p>NEW CALEDONI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E</text:p>
          </table:table-cell>
          <table:table-cell office:value-type="string" table:style-name="ce34">
            <text:p>NIG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F</text:p>
          </table:table-cell>
          <table:table-cell office:value-type="string" table:number-columns-spanned="2" table:number-rows-spanned="1" table:style-name="ce52">
            <text:p>NORFOLK ISLAND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G</text:p>
          </table:table-cell>
          <table:table-cell office:value-type="string" table:style-name="ce34">
            <text:p>NIGER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I</text:p>
          </table:table-cell>
          <table:table-cell office:value-type="string" table:style-name="ce34">
            <text:p>NICARAGU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L</text:p>
          </table:table-cell>
          <table:table-cell office:value-type="string" table:style-name="ce34">
            <text:p>NETHERLAND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O</text:p>
          </table:table-cell>
          <table:table-cell office:value-type="string" table:style-name="ce34">
            <text:p>NORWA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P</text:p>
          </table:table-cell>
          <table:table-cell office:value-type="string" table:style-name="ce34">
            <text:p>NEPA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R</text:p>
          </table:table-cell>
          <table:table-cell office:value-type="string" table:style-name="ce34">
            <text:p>NAUR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U</text:p>
          </table:table-cell>
          <table:table-cell office:value-type="string" table:style-name="ce34">
            <text:p>NIU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Z</text:p>
          </table:table-cell>
          <table:table-cell office:value-type="string" table:style-name="ce34">
            <text:p>NEW ZEAL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OM</text:p>
          </table:table-cell>
          <table:table-cell office:value-type="string" table:style-name="ce34">
            <text:p>OM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A</text:p>
          </table:table-cell>
          <table:table-cell office:value-type="string" table:style-name="ce34">
            <text:p>PANA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E</text:p>
          </table:table-cell>
          <table:table-cell office:value-type="string" table:style-name="ce34">
            <text:p>PER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F</text:p>
          </table:table-cell>
          <table:table-cell office:value-type="string" table:number-columns-spanned="2" table:number-rows-spanned="1" table:style-name="ce52">
            <text:p>FRENCH POLYNESI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G</text:p>
          </table:table-cell>
          <table:table-cell office:value-type="string" table:number-columns-spanned="2" table:number-rows-spanned="1" table:style-name="ce52">
            <text:p>PAPUA NEW GUINE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H</text:p>
          </table:table-cell>
          <table:table-cell office:value-type="string" table:style-name="ce34">
            <text:p>PHILIPPINE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K</text:p>
          </table:table-cell>
          <table:table-cell office:value-type="string" table:style-name="ce34">
            <text:p>PAKIS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L</text:p>
          </table:table-cell>
          <table:table-cell office:value-type="string" table:style-name="ce34">
            <text:p>POL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M</text:p>
          </table:table-cell>
          <table:table-cell office:value-type="string" table:number-columns-spanned="2" table:number-rows-spanned="1" table:style-name="ce52">
            <text:p>SAINT PIERRE AND MIQUELO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N</text:p>
          </table:table-cell>
          <table:table-cell office:value-type="string" table:style-name="ce34">
            <text:p>PITCAIR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R</text:p>
          </table:table-cell>
          <table:table-cell office:value-type="string" table:style-name="ce34">
            <text:p>PUERTO RIC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S</text:p>
          </table:table-cell>
          <table:table-cell office:value-type="string" table:number-columns-spanned="2" table:number-rows-spanned="1" table:style-name="ce52">
            <text:p>PALESTINE, STATE OF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T</text:p>
          </table:table-cell>
          <table:table-cell office:value-type="string" table:style-name="ce34">
            <text:p>PORTUGA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W</text:p>
          </table:table-cell>
          <table:table-cell office:value-type="string" table:style-name="ce34">
            <text:p>PALA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Y</text:p>
          </table:table-cell>
          <table:table-cell office:value-type="string" table:style-name="ce34">
            <text:p>PARAGUA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QA</text:p>
          </table:table-cell>
          <table:table-cell office:value-type="string" table:style-name="ce34">
            <text:p>QAT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E</text:p>
          </table:table-cell>
          <table:table-cell office:value-type="string" table:style-name="ce34">
            <text:p>REUNI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O</text:p>
          </table:table-cell>
          <table:table-cell office:value-type="string" table:style-name="ce34">
            <text:p>ROMAN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S</text:p>
          </table:table-cell>
          <table:table-cell office:value-type="string" table:style-name="ce34">
            <text:p>SERB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U</text:p>
          </table:table-cell>
          <table:table-cell office:value-type="string" table:number-columns-spanned="2" table:number-rows-spanned="1" table:style-name="ce52">
            <text:p>RUSSIAN FEDERATIO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W</text:p>
          </table:table-cell>
          <table:table-cell office:value-type="string" table:style-name="ce34">
            <text:p>RWA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</text:p>
          </table:table-cell>
          <table:table-cell office:value-type="string" table:style-name="ce34">
            <text:p>SAUDI ARAB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B</text:p>
          </table:table-cell>
          <table:table-cell office:value-type="string" table:number-columns-spanned="2" table:number-rows-spanned="1" table:style-name="ce52">
            <text:p>SOLOMON ISLAND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C</text:p>
          </table:table-cell>
          <table:table-cell office:value-type="string" table:style-name="ce34">
            <text:p>SEYCHELLE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D</text:p>
          </table:table-cell>
          <table:table-cell office:value-type="string" table:style-name="ce34">
            <text:p>SUD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E</text:p>
          </table:table-cell>
          <table:table-cell office:value-type="string" table:style-name="ce34">
            <text:p>SWEDE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G</text:p>
          </table:table-cell>
          <table:table-cell office:value-type="string" table:style-name="ce34">
            <text:p>SINGAPOR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H</text:p>
          </table:table-cell>
          <table:table-cell office:value-type="string" table:style-name="ce34">
            <text:p>SAINT HELE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I</text:p>
          </table:table-cell>
          <table:table-cell office:value-type="string" table:style-name="ce34">
            <text:p>SLOVEN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J</text:p>
          </table:table-cell>
          <table:table-cell office:value-type="string" table:number-columns-spanned="2" table:number-rows-spanned="1" table:style-name="ce52">
            <text:p>SVALBARD AND JAN MAYE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K</text:p>
          </table:table-cell>
          <table:table-cell office:value-type="string" table:style-name="ce34">
            <text:p>SLOVAK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L</text:p>
          </table:table-cell>
          <table:table-cell office:value-type="string" table:style-name="ce34">
            <text:p>SIERRA LEON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M</text:p>
          </table:table-cell>
          <table:table-cell office:value-type="string" table:style-name="ce34">
            <text:p>SAN MARIN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N</text:p>
          </table:table-cell>
          <table:table-cell office:value-type="string" table:style-name="ce34">
            <text:p>SENEGA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O</text:p>
          </table:table-cell>
          <table:table-cell office:value-type="string" table:style-name="ce34">
            <text:p>SOMAL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R</text:p>
          </table:table-cell>
          <table:table-cell office:value-type="string" table:style-name="ce34">
            <text:p>SURINAM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T</text:p>
          </table:table-cell>
          <table:table-cell office:value-type="string" table:number-columns-spanned="2" table:number-rows-spanned="1" table:style-name="ce52">
            <text:p>SAO TOME AND PRINCIP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V</text:p>
          </table:table-cell>
          <table:table-cell office:value-type="string" table:style-name="ce34">
            <text:p>EL SALVADO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Y</text:p>
          </table:table-cell>
          <table:table-cell office:value-type="string" table:number-columns-spanned="2" table:number-rows-spanned="1" table:style-name="ce52">
            <text:p>SYRIAN ARAB REPUBLIC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Z</text:p>
          </table:table-cell>
          <table:table-cell office:value-type="string" table:style-name="ce34">
            <text:p>SWAZIL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N</text:p>
          </table:table-cell>
          <table:table-cell office:value-type="string" table:number-columns-spanned="2" table:number-rows-spanned="1" table:style-name="ce52">
            <text:p>TIBET, PROVINCE OF CHIN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C</text:p>
          </table:table-cell>
          <table:table-cell office:value-type="string" table:number-columns-spanned="2" table:number-rows-spanned="1" table:style-name="ce52">
            <text:p>TURKS AND CAICOS ISLAND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D</text:p>
          </table:table-cell>
          <table:table-cell office:value-type="string" table:style-name="ce34">
            <text:p>CHA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F</text:p>
          </table:table-cell>
          <table:table-cell office:value-type="string" table:number-columns-spanned="2" table:number-rows-spanned="1" table:style-name="ce52">
            <text:p>FRENCH SOUTHERN TERRITORI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G</text:p>
          </table:table-cell>
          <table:table-cell office:value-type="string" table:style-name="ce34">
            <text:p>TOG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H</text:p>
          </table:table-cell>
          <table:table-cell office:value-type="string" table:style-name="ce34">
            <text:p>THAIL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J</text:p>
          </table:table-cell>
          <table:table-cell office:value-type="string" table:style-name="ce34">
            <text:p>TAJIKIS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K</text:p>
          </table:table-cell>
          <table:table-cell office:value-type="string" table:style-name="ce34">
            <text:p>TOKELA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L</text:p>
          </table:table-cell>
          <table:table-cell office:value-type="string" table:style-name="ce34">
            <text:p>TIMOR LEST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M</text:p>
          </table:table-cell>
          <table:table-cell office:value-type="string" table:number-columns-spanned="2" table:number-rows-spanned="1" table:style-name="ce52">
            <text:p>TURKMENISTA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N</text:p>
          </table:table-cell>
          <table:table-cell office:value-type="string" table:style-name="ce34">
            <text:p>TUNIS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O</text:p>
          </table:table-cell>
          <table:table-cell office:value-type="string" table:style-name="ce34">
            <text:p>TON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L</text:p>
          </table:table-cell>
          <table:table-cell office:value-type="string" table:style-name="ce34">
            <text:p>TIMOR LEST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R</text:p>
          </table:table-cell>
          <table:table-cell office:value-type="string" table:style-name="ce34">
            <text:p>TURKE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T</text:p>
          </table:table-cell>
          <table:table-cell office:value-type="string" table:number-columns-spanned="2" table:number-rows-spanned="1" table:style-name="ce52">
            <text:p>TRINIDAD AND TOBAGO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V</text:p>
          </table:table-cell>
          <table:table-cell office:value-type="string" table:style-name="ce34">
            <text:p>TUVAL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W</text:p>
          </table:table-cell>
          <table:table-cell office:value-type="string" table:number-columns-spanned="2" table:number-rows-spanned="1" table:style-name="ce52">
            <text:p>TAIWAN, PROVINCE OF CHIN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Z</text:p>
          </table:table-cell>
          <table:table-cell office:value-type="string" table:number-columns-spanned="2" table:number-rows-spanned="1" table:style-name="ce52">
            <text:p>TANZANIA, UNITED REPUBLIC OF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A</text:p>
          </table:table-cell>
          <table:table-cell office:value-type="string" table:style-name="ce34">
            <text:p>UKRAIN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G</text:p>
          </table:table-cell>
          <table:table-cell office:value-type="string" table:style-name="ce34">
            <text:p>UGA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M</text:p>
          </table:table-cell>
          <table:table-cell office:value-type="string" table:number-columns-spanned="2" table:number-rows-spanned="1" table:style-name="ce52">
            <text:p>UNITED STATES MINOR OUTLYING ISLAND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S</text:p>
          </table:table-cell>
          <table:table-cell office:value-type="string" table:number-columns-spanned="2" table:number-rows-spanned="1" table:style-name="ce52">
            <text:p>UNITED STATES OF AMERIC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Y</text:p>
          </table:table-cell>
          <table:table-cell office:value-type="string" table:style-name="ce34">
            <text:p>URUGUA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Z</text:p>
          </table:table-cell>
          <table:table-cell office:value-type="string" table:style-name="ce34">
            <text:p>UZBEKIS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A</text:p>
          </table:table-cell>
          <table:table-cell office:value-type="string" table:number-columns-spanned="2" table:number-rows-spanned="1" table:style-name="ce52">
            <text:p>HOLY SEE (VATICAN CITY STAT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C</text:p>
          </table:table-cell>
          <table:table-cell office:value-type="string" table:number-columns-spanned="2" table:number-rows-spanned="1" table:style-name="ce52">
            <text:p>SAINT VINCENT AND THE GRENADIN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E</text:p>
          </table:table-cell>
          <table:table-cell office:value-type="string" table:style-name="ce34">
            <text:p>VENEZUEL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G</text:p>
          </table:table-cell>
          <table:table-cell office:value-type="string" table:number-columns-spanned="2" table:number-rows-spanned="1" table:style-name="ce52">
            <text:p>VIRGIN ISLANDS, BRITISH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I</text:p>
          </table:table-cell>
          <table:table-cell office:value-type="string" table:number-columns-spanned="2" table:number-rows-spanned="1" table:style-name="ce52">
            <text:p>VIRGIN ISLANDS, U.S.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N</text:p>
          </table:table-cell>
          <table:table-cell office:value-type="string" table:style-name="ce34">
            <text:p>VIETNAM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U</text:p>
          </table:table-cell>
          <table:table-cell office:value-type="string" table:style-name="ce34">
            <text:p>VANUAT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F</text:p>
          </table:table-cell>
          <table:table-cell office:value-type="string" table:number-columns-spanned="2" table:number-rows-spanned="1" table:style-name="ce52">
            <text:p>WALLIS AND FUTUN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S</text:p>
          </table:table-cell>
          <table:table-cell office:value-type="string" table:style-name="ce34">
            <text:p>SAMO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S</text:p>
          </table:table-cell>
          <table:table-cell office:value-type="string" table:number-columns-spanned="2" table:number-rows-spanned="1" table:style-name="ce52">
            <text:p>KOSOVO, SERBIA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2</text:p>
          </table:table-cell>
          <table:table-cell office:value-type="string" table:number-columns-spanned="2" table:number-rows-spanned="1" table:style-name="ce52">
            <text:p>MONTENEGRO, PROVINCE OF SERBIA AND MONTENEGRO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S</text:p>
          </table:table-cell>
          <table:table-cell office:value-type="string" table:number-columns-spanned="2" table:number-rows-spanned="1" table:style-name="ce52">
            <text:p>SERBIA, PROVINCE OF SERBIA AND MONTENEGRO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S</text:p>
          </table:table-cell>
          <table:table-cell office:value-type="string" table:number-columns-spanned="2" table:number-rows-spanned="1" table:style-name="ce52">
            <text:p>SERBIA, PROVINCE OF SERBIA AND MONTENEGRO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E</text:p>
          </table:table-cell>
          <table:table-cell office:value-type="string" table:style-name="ce34">
            <text:p>YEME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T</text:p>
          </table:table-cell>
          <table:table-cell office:value-type="string" table:style-name="ce34">
            <text:p>MAYOTT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S</text:p>
          </table:table-cell>
          <table:table-cell office:value-type="string" table:number-columns-spanned="2" table:number-rows-spanned="1" table:style-name="ce52">
            <text:p>SERBIA AND MONTENEGRO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A</text:p>
          </table:table-cell>
          <table:table-cell office:value-type="string" table:style-name="ce34">
            <text:p>SOUTH AFRIC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M</text:p>
          </table:table-cell>
          <table:table-cell office:value-type="string" table:style-name="ce34">
            <text:p>ZAMBI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R</text:p>
          </table:table-cell>
          <table:table-cell office:value-type="string" table:style-name="ce34">
            <text:p>ZAIR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W</text:p>
          </table:table-cell>
          <table:table-cell office:value-type="string" table:style-name="ce34">
            <text:p>ZIMBABW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S</text:p>
          </table:table-cell>
          <table:table-cell office:value-type="string" table:style-name="ce34">
            <text:p>SOUTH SUD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W</text:p>
          </table:table-cell>
          <table:table-cell office:value-type="string" table:style-name="ce34">
            <text:p>CURACAO</text:p>
          </table:table-cell>
          <table:table-cell table:style-name="ce34"/>
          <table:table-cell table:number-columns-repeated="16380"/>
        </table:table-row>
        <table:table-row table:style-name="ro14">
          <table:table-cell table:number-columns-repeated="4" table:style-name="ce34"/>
          <table:table-cell table:number-columns-repeated="16380"/>
        </table:table-row>
        <table:table-row table:style-name="ro14">
          <table:table-cell office:value-type="string" table:style-name="ce26">
            <text:p>Language</text:p>
          </table:table-cell>
          <table:table-cell office:value-type="string" table:style-name="ce34">
            <text:p>aae</text:p>
          </table:table-cell>
          <table:table-cell office:value-type="string" table:number-columns-spanned="2" table:number-rows-spanned="1" table:style-name="ce52">
            <text:p>Albanian (Arbëreshë Dialect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ar</text:p>
          </table:table-cell>
          <table:table-cell office:value-type="string" table:style-name="ce34">
            <text:p>Af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at</text:p>
          </table:table-cell>
          <table:table-cell office:value-type="string" table:number-columns-spanned="2" table:number-rows-spanned="1" table:style-name="ce52">
            <text:p>Albanian (Arvanitika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bk</text:p>
          </table:table-cell>
          <table:table-cell office:value-type="string" table:style-name="ce34">
            <text:p>Abkhaz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ce</text:p>
          </table:table-cell>
          <table:table-cell office:value-type="string" table:style-name="ce34">
            <text:p>Ach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ch</text:p>
          </table:table-cell>
          <table:table-cell office:value-type="string" table:style-name="ce34">
            <text:p>Aco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cm</text:p>
          </table:table-cell>
          <table:table-cell office:value-type="string" table:number-columns-spanned="2" table:number-rows-spanned="1" table:style-name="ce52">
            <text:p>Arabic (Mesopotamian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da</text:p>
          </table:table-cell>
          <table:table-cell office:value-type="string" table:style-name="ce34">
            <text:p>Adangm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ec</text:p>
          </table:table-cell>
          <table:table-cell office:value-type="string" table:number-columns-spanned="2" table:number-rows-spanned="1" table:style-name="ce52">
            <text:p>Arabic, Saidi Spoke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fh</text:p>
          </table:table-cell>
          <table:table-cell office:value-type="string" table:style-name="ce34">
            <text:p>Afrihi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fr</text:p>
          </table:table-cell>
          <table:table-cell office:value-type="string" table:style-name="ce34">
            <text:p>Afrikaan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ii</text:p>
          </table:table-cell>
          <table:table-cell office:value-type="string" table:number-columns-spanned="2" table:number-rows-spanned="1" table:style-name="ce52">
            <text:p>Assyrian Neo-Aramaic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ka</text:p>
          </table:table-cell>
          <table:table-cell office:value-type="string" table:style-name="ce34">
            <text:p>Ak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kk</text:p>
          </table:table-cell>
          <table:table-cell office:value-type="string" table:style-name="ce34">
            <text:p>Akkad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le</text:p>
          </table:table-cell>
          <table:table-cell office:value-type="string" table:style-name="ce34">
            <text:p>Aleu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ln</text:p>
          </table:table-cell>
          <table:table-cell office:value-type="string" table:number-columns-spanned="2" table:number-rows-spanned="1" table:style-name="ce52">
            <text:p>Albanian (Gheg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ls</text:p>
          </table:table-cell>
          <table:table-cell office:value-type="string" table:style-name="ce34">
            <text:p>Albanian (Tosk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lt</text:p>
          </table:table-cell>
          <table:table-cell office:value-type="string" table:style-name="ce34">
            <text:p>Southern Alt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mh</text:p>
          </table:table-cell>
          <table:table-cell office:value-type="string" table:style-name="ce34">
            <text:p>Amhar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ng</text:p>
          </table:table-cell>
          <table:table-cell office:value-type="string" table:number-columns-spanned="2" table:number-rows-spanned="1" table:style-name="ce52">
            <text:p>Old English (c. 45–11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nu</text:p>
          </table:table-cell>
          <table:table-cell office:value-type="string" table:style-name="ce34">
            <text:p>Anua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pc</text:p>
          </table:table-cell>
          <table:table-cell office:value-type="string" table:number-columns-spanned="2" table:number-rows-spanned="1" table:style-name="ce52">
            <text:p>Arabic (North Levantin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pd</text:p>
          </table:table-cell>
          <table:table-cell office:value-type="string" table:number-columns-spanned="2" table:number-rows-spanned="1" table:style-name="ce52">
            <text:p>Arabic (Sudanes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a</text:p>
          </table:table-cell>
          <table:table-cell office:value-type="string" table:style-name="ce34">
            <text:p>Arab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b-t</text:p>
          </table:table-cell>
          <table:table-cell office:value-type="string" table:number-columns-spanned="2" table:number-rows-spanned="1" table:style-name="ce52">
            <text:p>Arabic, Tunisian Spoke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c</text:p>
          </table:table-cell>
          <table:table-cell office:value-type="string" table:number-columns-spanned="2" table:number-rows-spanned="1" table:style-name="ce52">
            <text:p>Official Aramaic (7-3 BC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n</text:p>
          </table:table-cell>
          <table:table-cell office:value-type="string" table:style-name="ce34">
            <text:p>Arauca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p</text:p>
          </table:table-cell>
          <table:table-cell office:value-type="string" table:style-name="ce34">
            <text:p>Arapah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q</text:p>
          </table:table-cell>
          <table:table-cell office:value-type="string" table:number-columns-spanned="2" table:number-rows-spanned="1" table:style-name="ce52">
            <text:p>Arabic (Algerian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s</text:p>
          </table:table-cell>
          <table:table-cell office:value-type="string" table:style-name="ce34">
            <text:p>Arabic (Najdi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w</text:p>
          </table:table-cell>
          <table:table-cell office:value-type="string" table:style-name="ce34">
            <text:p>Arawa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y</text:p>
          </table:table-cell>
          <table:table-cell office:value-type="string" table:number-columns-spanned="2" table:number-rows-spanned="1" table:style-name="ce52">
            <text:p>Arabic (Moroccan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z</text:p>
          </table:table-cell>
          <table:table-cell office:value-type="string" table:number-columns-spanned="2" table:number-rows-spanned="1" table:style-name="ce52">
            <text:p>Arabic (Egyptian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sm</text:p>
          </table:table-cell>
          <table:table-cell office:value-type="string" table:style-name="ce34">
            <text:p>Assam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va</text:p>
          </table:table-cell>
          <table:table-cell office:value-type="string" table:style-name="ce34">
            <text:p>Avar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ve</text:p>
          </table:table-cell>
          <table:table-cell office:value-type="string" table:style-name="ce34">
            <text:p>Aves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wa</text:p>
          </table:table-cell>
          <table:table-cell office:value-type="string" table:style-name="ce34">
            <text:p>Awadh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ym</text:p>
          </table:table-cell>
          <table:table-cell office:value-type="string" table:style-name="ce34">
            <text:p>Aymar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yn</text:p>
          </table:table-cell>
          <table:table-cell office:value-type="string" table:number-columns-spanned="2" table:number-rows-spanned="1" table:style-name="ce52">
            <text:p>Arabic (Sanaani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ze</text:p>
          </table:table-cell>
          <table:table-cell office:value-type="string" table:style-name="ce34">
            <text:p>Azerbaijan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zj</text:p>
          </table:table-cell>
          <table:table-cell office:value-type="string" table:number-columns-spanned="2" table:number-rows-spanned="1" table:style-name="ce52">
            <text:p>Azerbaijani (North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ak</text:p>
          </table:table-cell>
          <table:table-cell office:value-type="string" table:style-name="ce34">
            <text:p>Bashki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al</text:p>
          </table:table-cell>
          <table:table-cell office:value-type="string" table:style-name="ce34">
            <text:p>Baluch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am</text:p>
          </table:table-cell>
          <table:table-cell office:value-type="string" table:style-name="ce34">
            <text:p>Bambar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an</text:p>
          </table:table-cell>
          <table:table-cell office:value-type="string" table:style-name="ce34">
            <text:p>Bal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as</text:p>
          </table:table-cell>
          <table:table-cell office:value-type="string" table:number-columns-spanned="2" table:number-rows-spanned="1" table:style-name="ce52">
            <text:p>Basa (Cameroon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ej</text:p>
          </table:table-cell>
          <table:table-cell office:value-type="string" table:style-name="ce34">
            <text:p>Bej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el</text:p>
          </table:table-cell>
          <table:table-cell office:value-type="string" table:style-name="ce34">
            <text:p>Belarus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em</text:p>
          </table:table-cell>
          <table:table-cell office:value-type="string" table:number-columns-spanned="2" table:number-rows-spanned="1" table:style-name="ce52">
            <text:p>Bemba (Zambia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en</text:p>
          </table:table-cell>
          <table:table-cell office:value-type="string" table:style-name="ce34">
            <text:p>Benga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fa</text:p>
          </table:table-cell>
          <table:table-cell office:value-type="string" table:style-name="ce34">
            <text:p>Ba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gc</text:p>
          </table:table-cell>
          <table:table-cell office:value-type="string" table:style-name="ce34">
            <text:p>Haryanv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ho</text:p>
          </table:table-cell>
          <table:table-cell office:value-type="string" table:style-name="ce34">
            <text:p>Bhojpu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ik</text:p>
          </table:table-cell>
          <table:table-cell office:value-type="string" table:style-name="ce34">
            <text:p>Biko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in</text:p>
          </table:table-cell>
          <table:table-cell office:value-type="string" table:style-name="ce34">
            <text:p>Bin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is</text:p>
          </table:table-cell>
          <table:table-cell office:value-type="string" table:style-name="ce34">
            <text:p>Bisla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la</text:p>
          </table:table-cell>
          <table:table-cell office:value-type="string" table:style-name="ce34">
            <text:p>Siksik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mb</text:p>
          </table:table-cell>
          <table:table-cell office:value-type="string" table:style-name="ce34">
            <text:p>Bemb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od</text:p>
          </table:table-cell>
          <table:table-cell office:value-type="string" table:style-name="ce34">
            <text:p>Tibe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os</text:p>
          </table:table-cell>
          <table:table-cell office:value-type="string" table:style-name="ce34">
            <text:p>Bos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ra</text:p>
          </table:table-cell>
          <table:table-cell office:value-type="string" table:style-name="ce34">
            <text:p>Braj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re</text:p>
          </table:table-cell>
          <table:table-cell office:value-type="string" table:style-name="ce34">
            <text:p>Bret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ua</text:p>
          </table:table-cell>
          <table:table-cell office:value-type="string" table:style-name="ce34">
            <text:p>Buria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ug</text:p>
          </table:table-cell>
          <table:table-cell office:value-type="string" table:style-name="ce34">
            <text:p>Bug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ul</text:p>
          </table:table-cell>
          <table:table-cell office:value-type="string" table:style-name="ce34">
            <text:p>Bulgar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yt</text:p>
          </table:table-cell>
          <table:table-cell office:value-type="string" table:style-name="ce34">
            <text:p>Bert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ad</text:p>
          </table:table-cell>
          <table:table-cell office:value-type="string" table:style-name="ce34">
            <text:p>Cadd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ar</text:p>
          </table:table-cell>
          <table:table-cell office:value-type="string" table:style-name="ce34">
            <text:p>Galibi Carib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at</text:p>
          </table:table-cell>
          <table:table-cell office:value-type="string" table:style-name="ce34">
            <text:p>Catal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eb</text:p>
          </table:table-cell>
          <table:table-cell office:value-type="string" table:style-name="ce34">
            <text:p>Cebuan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es</text:p>
          </table:table-cell>
          <table:table-cell office:value-type="string" table:style-name="ce34">
            <text:p>Czec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fm</text:p>
          </table:table-cell>
          <table:table-cell office:value-type="string" table:style-name="ce34">
            <text:p>Falam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a</text:p>
          </table:table-cell>
          <table:table-cell office:value-type="string" table:style-name="ce34">
            <text:p>Chamorr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b</text:p>
          </table:table-cell>
          <table:table-cell office:value-type="string" table:style-name="ce34">
            <text:p>Chibch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e</text:p>
          </table:table-cell>
          <table:table-cell office:value-type="string" table:style-name="ce34">
            <text:p>Cheche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g</text:p>
          </table:table-cell>
          <table:table-cell office:value-type="string" table:style-name="ce34">
            <text:p>Chagat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k</text:p>
          </table:table-cell>
          <table:table-cell office:value-type="string" table:style-name="ce34">
            <text:p>Chuuk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m</text:p>
          </table:table-cell>
          <table:table-cell office:value-type="string" table:style-name="ce34">
            <text:p>Mari (Russia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n</text:p>
          </table:table-cell>
          <table:table-cell office:value-type="string" table:style-name="ce34">
            <text:p>Chinook jarg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o</text:p>
          </table:table-cell>
          <table:table-cell office:value-type="string" table:style-name="ce34">
            <text:p>Choctaw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p</text:p>
          </table:table-cell>
          <table:table-cell office:value-type="string" table:style-name="ce34">
            <text:p>Chipewy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r</text:p>
          </table:table-cell>
          <table:table-cell office:value-type="string" table:style-name="ce34">
            <text:p>Cheroke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u</text:p>
          </table:table-cell>
          <table:table-cell office:value-type="string" table:style-name="ce34">
            <text:p>Church Slav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v</text:p>
          </table:table-cell>
          <table:table-cell office:value-type="string" table:style-name="ce34">
            <text:p>Chuva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hy</text:p>
          </table:table-cell>
          <table:table-cell office:value-type="string" table:style-name="ce34">
            <text:p>Cheyenn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it</text:p>
          </table:table-cell>
          <table:table-cell office:value-type="string" table:style-name="ce34">
            <text:p>Chittago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jy</text:p>
          </table:table-cell>
          <table:table-cell office:value-type="string" table:style-name="ce34">
            <text:p>Jinyu Ch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ld</text:p>
          </table:table-cell>
          <table:table-cell office:value-type="string" table:number-columns-spanned="2" table:number-rows-spanned="1" table:style-name="ce52">
            <text:p>Chaldean Neo-Aramaic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lt</text:p>
          </table:table-cell>
          <table:table-cell office:value-type="string" table:style-name="ce34">
            <text:p>Lautu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nh</text:p>
          </table:table-cell>
          <table:table-cell office:value-type="string" table:style-name="ce34">
            <text:p>Hakha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nk</text:p>
          </table:table-cell>
          <table:table-cell office:value-type="string" table:style-name="ce34">
            <text:p>Chin, Khum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op</text:p>
          </table:table-cell>
          <table:table-cell office:value-type="string" table:style-name="ce34">
            <text:p>Copt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or</text:p>
          </table:table-cell>
          <table:table-cell office:value-type="string" table:style-name="ce34">
            <text:p>Corn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os</text:p>
          </table:table-cell>
          <table:table-cell office:value-type="string" table:style-name="ce34">
            <text:p>Corsic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re</text:p>
          </table:table-cell>
          <table:table-cell office:value-type="string" table:style-name="ce34">
            <text:p>Cre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sy</text:p>
          </table:table-cell>
          <table:table-cell office:value-type="string" table:style-name="ce34">
            <text:p>Chin, Siy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td</text:p>
          </table:table-cell>
          <table:table-cell office:value-type="string" table:style-name="ce34">
            <text:p>Tedim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ym</text:p>
          </table:table-cell>
          <table:table-cell office:value-type="string" table:style-name="ce34">
            <text:p>Wel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czt</text:p>
          </table:table-cell>
          <table:table-cell office:value-type="string" table:style-name="ce34">
            <text:p>Zotung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af</text:p>
          </table:table-cell>
          <table:table-cell office:value-type="string" table:style-name="ce34">
            <text:p>D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ak</text:p>
          </table:table-cell>
          <table:table-cell office:value-type="string" table:style-name="ce34">
            <text:p>Dakot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an</text:p>
          </table:table-cell>
          <table:table-cell office:value-type="string" table:style-name="ce34">
            <text:p>Dan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el</text:p>
          </table:table-cell>
          <table:table-cell office:value-type="string" table:style-name="ce34">
            <text:p>Delawar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en</text:p>
          </table:table-cell>
          <table:table-cell office:value-type="string" table:number-columns-spanned="2" table:number-rows-spanned="1" table:style-name="ce52">
            <text:p>Slave (Athapascan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eu</text:p>
          </table:table-cell>
          <table:table-cell office:value-type="string" table:style-name="ce34">
            <text:p>Germ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gr</text:p>
          </table:table-cell>
          <table:table-cell office:value-type="string" table:style-name="ce34">
            <text:p>Dogrib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in</text:p>
          </table:table-cell>
          <table:table-cell office:value-type="string" table:style-name="ce34">
            <text:p>Dink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iv</text:p>
          </table:table-cell>
          <table:table-cell office:value-type="string" table:style-name="ce34">
            <text:p>Dhiveh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mn</text:p>
          </table:table-cell>
          <table:table-cell office:value-type="string" table:number-columns-spanned="2" table:number-rows-spanned="1" table:style-name="ce52">
            <text:p>Mande languag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oi</text:p>
          </table:table-cell>
          <table:table-cell office:value-type="string" table:number-columns-spanned="2" table:number-rows-spanned="1" table:style-name="ce52">
            <text:p>Dogri (macrolanguag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sb</text:p>
          </table:table-cell>
          <table:table-cell office:value-type="string" table:style-name="ce34">
            <text:p>Lower Sorb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ua</text:p>
          </table:table-cell>
          <table:table-cell office:value-type="string" table:style-name="ce34">
            <text:p>Dual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um</text:p>
          </table:table-cell>
          <table:table-cell office:value-type="string" table:number-columns-spanned="2" table:number-rows-spanned="1" table:style-name="ce52">
            <text:p>Middle Dutch (ca. 15-135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yu</text:p>
          </table:table-cell>
          <table:table-cell office:value-type="string" table:style-name="ce34">
            <text:p>Dyul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zo</text:p>
          </table:table-cell>
          <table:table-cell office:value-type="string" table:style-name="ce34">
            <text:p>Dzongkh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fi</text:p>
          </table:table-cell>
          <table:table-cell office:value-type="string" table:style-name="ce34">
            <text:p>Efi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gy</text:p>
          </table:table-cell>
          <table:table-cell office:value-type="string" table:number-columns-spanned="2" table:number-rows-spanned="1" table:style-name="ce52">
            <text:p>Egyptian (Ancient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ka</text:p>
          </table:table-cell>
          <table:table-cell office:value-type="string" table:style-name="ce34">
            <text:p>Ekaju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ll</text:p>
          </table:table-cell>
          <table:table-cell office:value-type="string" table:number-columns-spanned="2" table:number-rows-spanned="1" table:style-name="ce52">
            <text:p>Modern Greek (1453-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lx</text:p>
          </table:table-cell>
          <table:table-cell office:value-type="string" table:style-name="ce34">
            <text:p>Elamit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ng</text:p>
          </table:table-cell>
          <table:table-cell office:value-type="string" table:style-name="ce34">
            <text:p>Engl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nm</text:p>
          </table:table-cell>
          <table:table-cell office:value-type="string" table:number-columns-spanned="2" table:number-rows-spanned="1" table:style-name="ce52">
            <text:p>Middle English (11-15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po</text:p>
          </table:table-cell>
          <table:table-cell office:value-type="string" table:style-name="ce34">
            <text:p>Esperant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st</text:p>
          </table:table-cell>
          <table:table-cell office:value-type="string" table:style-name="ce34">
            <text:p>Esto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us</text:p>
          </table:table-cell>
          <table:table-cell office:value-type="string" table:style-name="ce34">
            <text:p>Basqu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we</text:p>
          </table:table-cell>
          <table:table-cell office:value-type="string" table:style-name="ce34">
            <text:p>Ew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wo</text:p>
          </table:table-cell>
          <table:table-cell office:value-type="string" table:style-name="ce34">
            <text:p>Ewond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an</text:p>
          </table:table-cell>
          <table:table-cell office:value-type="string" table:number-columns-spanned="2" table:number-rows-spanned="1" table:style-name="ce52">
            <text:p>Fang (Equatorial Guinea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ao</text:p>
          </table:table-cell>
          <table:table-cell office:value-type="string" table:style-name="ce34">
            <text:p>Faro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as</text:p>
          </table:table-cell>
          <table:table-cell office:value-type="string" table:style-name="ce34">
            <text:p>Pers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at</text:p>
          </table:table-cell>
          <table:table-cell office:value-type="string" table:style-name="ce34">
            <text:p>Fant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ij</text:p>
          </table:table-cell>
          <table:table-cell office:value-type="string" table:style-name="ce34">
            <text:p>Fij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il</text:p>
          </table:table-cell>
          <table:table-cell office:value-type="string" table:style-name="ce34">
            <text:p>Filipin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in</text:p>
          </table:table-cell>
          <table:table-cell office:value-type="string" table:style-name="ce34">
            <text:p>Finn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lr</text:p>
          </table:table-cell>
          <table:table-cell office:value-type="string" table:style-name="ce34">
            <text:p>Fuliir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on</text:p>
          </table:table-cell>
          <table:table-cell office:value-type="string" table:style-name="ce34">
            <text:p>F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ra</text:p>
          </table:table-cell>
          <table:table-cell office:value-type="string" table:style-name="ce34">
            <text:p>Frenc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rm</text:p>
          </table:table-cell>
          <table:table-cell office:value-type="string" table:number-columns-spanned="2" table:number-rows-spanned="1" table:style-name="ce52">
            <text:p>Middle French (ca. 14-16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ro</text:p>
          </table:table-cell>
          <table:table-cell office:value-type="string" table:number-columns-spanned="2" table:number-rows-spanned="1" table:style-name="ce52">
            <text:p>Old French (842-ca. 14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rr</text:p>
          </table:table-cell>
          <table:table-cell office:value-type="string" table:number-columns-spanned="2" table:number-rows-spanned="1" table:style-name="ce52">
            <text:p>Northern Frisia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rs</text:p>
          </table:table-cell>
          <table:table-cell office:value-type="string" table:style-name="ce34">
            <text:p>Eastern Fris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ry</text:p>
          </table:table-cell>
          <table:table-cell office:value-type="string" table:number-columns-spanned="2" table:number-rows-spanned="1" table:style-name="ce52">
            <text:p>Western Frisia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ul</text:p>
          </table:table-cell>
          <table:table-cell office:value-type="string" table:style-name="ce34">
            <text:p>Fula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ur</text:p>
          </table:table-cell>
          <table:table-cell office:value-type="string" table:style-name="ce34">
            <text:p>Friul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vr</text:p>
          </table:table-cell>
          <table:table-cell office:value-type="string" table:style-name="ce34">
            <text:p>F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aa</text:p>
          </table:table-cell>
          <table:table-cell office:value-type="string" table:style-name="ce34">
            <text:p>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ag</text:p>
          </table:table-cell>
          <table:table-cell office:value-type="string" table:style-name="ce34">
            <text:p>Gagauz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an</text:p>
          </table:table-cell>
          <table:table-cell office:value-type="string" table:style-name="ce34">
            <text:p>Gan Ch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ay</text:p>
          </table:table-cell>
          <table:table-cell office:value-type="string" table:style-name="ce34">
            <text:p>Gay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ba</text:p>
          </table:table-cell>
          <table:table-cell office:value-type="string" table:number-columns-spanned="2" table:number-rows-spanned="1" table:style-name="ce52">
            <text:p>Gbaya (Central African Republic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cf</text:p>
          </table:table-cell>
          <table:table-cell office:value-type="string" table:number-columns-spanned="2" table:number-rows-spanned="1" table:style-name="ce52">
            <text:p>Guadeloupean Creole French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ez</text:p>
          </table:table-cell>
          <table:table-cell office:value-type="string" table:style-name="ce34">
            <text:p>Geez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il</text:p>
          </table:table-cell>
          <table:table-cell office:value-type="string" table:style-name="ce34">
            <text:p>Gilbert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la</text:p>
          </table:table-cell>
          <table:table-cell office:value-type="string" table:style-name="ce34">
            <text:p>Scottish Gael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le</text:p>
          </table:table-cell>
          <table:table-cell office:value-type="string" table:style-name="ce34">
            <text:p>Ir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lg</text:p>
          </table:table-cell>
          <table:table-cell office:value-type="string" table:style-name="ce34">
            <text:p>Galic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lv</text:p>
          </table:table-cell>
          <table:table-cell office:value-type="string" table:style-name="ce34">
            <text:p>Manx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mh</text:p>
          </table:table-cell>
          <table:table-cell office:value-type="string" table:number-columns-spanned="2" table:number-rows-spanned="1" table:style-name="ce52">
            <text:p>Middle High German (ca. 15-15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oh</text:p>
          </table:table-cell>
          <table:table-cell office:value-type="string" table:number-columns-spanned="2" table:number-rows-spanned="1" table:style-name="ce52">
            <text:p>Old High German (ca. 75-15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on</text:p>
          </table:table-cell>
          <table:table-cell office:value-type="string" table:style-name="ce34">
            <text:p>Gond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or</text:p>
          </table:table-cell>
          <table:table-cell office:value-type="string" table:style-name="ce34">
            <text:p>Gorontal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ot</text:p>
          </table:table-cell>
          <table:table-cell office:value-type="string" table:style-name="ce34">
            <text:p>Goth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rb</text:p>
          </table:table-cell>
          <table:table-cell office:value-type="string" table:style-name="ce34">
            <text:p>Greb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rc</text:p>
          </table:table-cell>
          <table:table-cell office:value-type="string" table:number-columns-spanned="2" table:number-rows-spanned="1" table:style-name="ce52">
            <text:p>Ancient Greek (to 1453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rn</text:p>
          </table:table-cell>
          <table:table-cell office:value-type="string" table:style-name="ce34">
            <text:p>Guaran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uj</text:p>
          </table:table-cell>
          <table:table-cell office:value-type="string" table:style-name="ce34">
            <text:p>Gujarat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wi</text:p>
          </table:table-cell>
          <table:table-cell office:value-type="string" table:style-name="ce34">
            <text:p>Gwich'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yn</text:p>
          </table:table-cell>
          <table:table-cell office:value-type="string" table:number-columns-spanned="2" table:number-rows-spanned="1" table:style-name="ce52">
            <text:p>Guyanese Creole English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ai</text:p>
          </table:table-cell>
          <table:table-cell office:value-type="string" table:style-name="ce34">
            <text:p>Hai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ak</text:p>
          </table:table-cell>
          <table:table-cell office:value-type="string" table:style-name="ce34">
            <text:p>Hakka Ch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at</text:p>
          </table:table-cell>
          <table:table-cell office:value-type="string" table:style-name="ce34">
            <text:p>Hait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au</text:p>
          </table:table-cell>
          <table:table-cell office:value-type="string" table:style-name="ce34">
            <text:p>Haus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aw</text:p>
          </table:table-cell>
          <table:table-cell office:value-type="string" table:style-name="ce34">
            <text:p>Hawai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eb</text:p>
          </table:table-cell>
          <table:table-cell office:value-type="string" table:style-name="ce34">
            <text:p>Hebrew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er</text:p>
          </table:table-cell>
          <table:table-cell office:value-type="string" table:style-name="ce34">
            <text:p>Herer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il</text:p>
          </table:table-cell>
          <table:table-cell office:value-type="string" table:style-name="ce34">
            <text:p>Hiligayn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in</text:p>
          </table:table-cell>
          <table:table-cell office:value-type="string" table:style-name="ce34">
            <text:p>Hind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it</text:p>
          </table:table-cell>
          <table:table-cell office:value-type="string" table:style-name="ce34">
            <text:p>Hittit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ke</text:p>
          </table:table-cell>
          <table:table-cell office:value-type="string" table:style-name="ce34">
            <text:p>Hund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lt</text:p>
          </table:table-cell>
          <table:table-cell office:value-type="string" table:style-name="ce34">
            <text:p>Matu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mn</text:p>
          </table:table-cell>
          <table:table-cell office:value-type="string" table:style-name="ce34">
            <text:p>Hmong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mo</text:p>
          </table:table-cell>
          <table:table-cell office:value-type="string" table:style-name="ce34">
            <text:p>Hiri Mot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ne</text:p>
          </table:table-cell>
          <table:table-cell office:value-type="string" table:style-name="ce34">
            <text:p>Chhattisgarh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rv</text:p>
          </table:table-cell>
          <table:table-cell office:value-type="string" table:style-name="ce34">
            <text:p>Croat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sb</text:p>
          </table:table-cell>
          <table:table-cell office:value-type="string" table:style-name="ce34">
            <text:p>Upper Sorb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sn</text:p>
          </table:table-cell>
          <table:table-cell office:value-type="string" table:style-name="ce34">
            <text:p>Xiang Ch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un</text:p>
          </table:table-cell>
          <table:table-cell office:value-type="string" table:style-name="ce34">
            <text:p>Hungar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up</text:p>
          </table:table-cell>
          <table:table-cell office:value-type="string" table:style-name="ce34">
            <text:p>Hup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ye</text:p>
          </table:table-cell>
          <table:table-cell office:value-type="string" table:style-name="ce34">
            <text:p>Arme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ba</text:p>
          </table:table-cell>
          <table:table-cell office:value-type="string" table:style-name="ce34">
            <text:p>Ib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bo</text:p>
          </table:table-cell>
          <table:table-cell office:value-type="string" table:style-name="ce34">
            <text:p>Igb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ku</text:p>
          </table:table-cell>
          <table:table-cell office:value-type="string" table:style-name="ce34">
            <text:p>Inuktitu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le</text:p>
          </table:table-cell>
          <table:table-cell office:value-type="string" table:style-name="ce34">
            <text:p>Interlingu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lo</text:p>
          </table:table-cell>
          <table:table-cell office:value-type="string" table:style-name="ce34">
            <text:p>Ilok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na</text:p>
          </table:table-cell>
          <table:table-cell office:value-type="string" table:number-columns-spanned="2" table:number-rows-spanned="1" table:style-name="ce52">
            <text:p>Interlingua (International Auxiliary Language Association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nd</text:p>
          </table:table-cell>
          <table:table-cell office:value-type="string" table:style-name="ce34">
            <text:p>Indones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pk</text:p>
          </table:table-cell>
          <table:table-cell office:value-type="string" table:style-name="ce34">
            <text:p>Inupiaq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sl</text:p>
          </table:table-cell>
          <table:table-cell office:value-type="string" table:style-name="ce34">
            <text:p>Iceland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ita</text:p>
          </table:table-cell>
          <table:table-cell office:value-type="string" table:style-name="ce34">
            <text:p>Ital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am</text:p>
          </table:table-cell>
          <table:table-cell office:value-type="string" table:number-columns-spanned="2" table:number-rows-spanned="1" table:style-name="ce52">
            <text:p>Jamaican Creole English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av</text:p>
          </table:table-cell>
          <table:table-cell office:value-type="string" table:style-name="ce34">
            <text:p>Java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ob</text:p>
          </table:table-cell>
          <table:table-cell office:value-type="string" table:style-name="ce34">
            <text:p>Job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pn</text:p>
          </table:table-cell>
          <table:table-cell office:value-type="string" table:style-name="ce34">
            <text:p>Japa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pr</text:p>
          </table:table-cell>
          <table:table-cell office:value-type="string" table:style-name="ce34">
            <text:p>Judeo-Pers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ra</text:p>
          </table:table-cell>
          <table:table-cell office:value-type="string" table:style-name="ce34">
            <text:p>Jar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jrb</text:p>
          </table:table-cell>
          <table:table-cell office:value-type="string" table:style-name="ce34">
            <text:p>Judeo-Arab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a</text:p>
          </table:table-cell>
          <table:table-cell office:value-type="string" table:style-name="ce34">
            <text:p>Kara-Kalpa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b</text:p>
          </table:table-cell>
          <table:table-cell office:value-type="string" table:style-name="ce34">
            <text:p>Kabyl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c</text:p>
          </table:table-cell>
          <table:table-cell office:value-type="string" table:style-name="ce34">
            <text:p>Ka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l</text:p>
          </table:table-cell>
          <table:table-cell office:value-type="string" table:style-name="ce34">
            <text:p>Kalaallisu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m</text:p>
          </table:table-cell>
          <table:table-cell office:value-type="string" table:style-name="ce34">
            <text:p>Kamba (Kenya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n</text:p>
          </table:table-cell>
          <table:table-cell office:value-type="string" table:style-name="ce34">
            <text:p>Kanna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s</text:p>
          </table:table-cell>
          <table:table-cell office:value-type="string" table:style-name="ce34">
            <text:p>Kashmi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t</text:p>
          </table:table-cell>
          <table:table-cell office:value-type="string" table:style-name="ce34">
            <text:p>Georg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u</text:p>
          </table:table-cell>
          <table:table-cell office:value-type="string" table:style-name="ce34">
            <text:p>Kanu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w</text:p>
          </table:table-cell>
          <table:table-cell office:value-type="string" table:style-name="ce34">
            <text:p>Kaw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az</text:p>
          </table:table-cell>
          <table:table-cell office:value-type="string" table:style-name="ce34">
            <text:p>Kazak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ha</text:p>
          </table:table-cell>
          <table:table-cell office:value-type="string" table:style-name="ce34">
            <text:p>Khas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hm</text:p>
          </table:table-cell>
          <table:table-cell office:value-type="string" table:style-name="ce34">
            <text:p>Central Khm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ho</text:p>
          </table:table-cell>
          <table:table-cell office:value-type="string" table:style-name="ce34">
            <text:p>Khota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ik</text:p>
          </table:table-cell>
          <table:table-cell office:value-type="string" table:style-name="ce34">
            <text:p>Kikuy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in</text:p>
          </table:table-cell>
          <table:table-cell office:value-type="string" table:style-name="ce34">
            <text:p>Kinyarwa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ir</text:p>
          </table:table-cell>
          <table:table-cell office:value-type="string" table:style-name="ce34">
            <text:p>Kyrgyz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mb</text:p>
          </table:table-cell>
          <table:table-cell office:value-type="string" table:style-name="ce34">
            <text:p>Kimbund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mr</text:p>
          </table:table-cell>
          <table:table-cell office:value-type="string" table:number-columns-spanned="2" table:number-rows-spanned="1" table:style-name="ce52">
            <text:p>Northern Kurdish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ok</text:p>
          </table:table-cell>
          <table:table-cell office:value-type="string" table:number-columns-spanned="2" table:number-rows-spanned="1" table:style-name="ce52">
            <text:p>Konkani (macrolanguag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om</text:p>
          </table:table-cell>
          <table:table-cell office:value-type="string" table:style-name="ce34">
            <text:p>Kom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on</text:p>
          </table:table-cell>
          <table:table-cell office:value-type="string" table:style-name="ce34">
            <text:p>Kong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or</text:p>
          </table:table-cell>
          <table:table-cell office:value-type="string" table:style-name="ce34">
            <text:p>Kore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os</text:p>
          </table:table-cell>
          <table:table-cell office:value-type="string" table:style-name="ce34">
            <text:p>Kosrae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pe</text:p>
          </table:table-cell>
          <table:table-cell office:value-type="string" table:style-name="ce34">
            <text:p>Kpell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qs</text:p>
          </table:table-cell>
          <table:table-cell office:value-type="string" table:style-name="ce34">
            <text:p>Kissi, Norther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ri</text:p>
          </table:table-cell>
          <table:table-cell office:value-type="string" table:style-name="ce34">
            <text:p>Kri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rn</text:p>
          </table:table-cell>
          <table:table-cell office:value-type="string" table:style-name="ce34">
            <text:p>Sap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ru</text:p>
          </table:table-cell>
          <table:table-cell office:value-type="string" table:style-name="ce34">
            <text:p>Kuruk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sp</text:p>
          </table:table-cell>
          <table:table-cell office:value-type="string" table:style-name="ce34">
            <text:p>Kab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sw</text:p>
          </table:table-cell>
          <table:table-cell office:value-type="string" table:style-name="ce34">
            <text:p>S'gaw Kare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ua</text:p>
          </table:table-cell>
          <table:table-cell office:value-type="string" table:style-name="ce34">
            <text:p>Kuanya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um</text:p>
          </table:table-cell>
          <table:table-cell office:value-type="string" table:style-name="ce34">
            <text:p>Kumy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un</text:p>
          </table:table-cell>
          <table:table-cell office:value-type="string" table:style-name="ce34">
            <text:p>Kuna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ur</text:p>
          </table:table-cell>
          <table:table-cell office:value-type="string" table:style-name="ce34">
            <text:p>Kurd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ut</text:p>
          </table:table-cell>
          <table:table-cell office:value-type="string" table:style-name="ce34">
            <text:p>Kuten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wk</text:p>
          </table:table-cell>
          <table:table-cell office:value-type="string" table:style-name="ce34">
            <text:p>Kwakiut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kyu</text:p>
          </table:table-cell>
          <table:table-cell office:value-type="string" table:number-columns-spanned="2" table:number-rows-spanned="1" table:style-name="ce52">
            <text:p>Kayah, Wester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ad</text:p>
          </table:table-cell>
          <table:table-cell office:value-type="string" table:style-name="ce34">
            <text:p>Ladin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ah</text:p>
          </table:table-cell>
          <table:table-cell office:value-type="string" table:style-name="ce34">
            <text:p>Lah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am</text:p>
          </table:table-cell>
          <table:table-cell office:value-type="string" table:style-name="ce34">
            <text:p>Lamb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ao</text:p>
          </table:table-cell>
          <table:table-cell office:value-type="string" table:style-name="ce34">
            <text:p>La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at</text:p>
          </table:table-cell>
          <table:table-cell office:value-type="string" table:style-name="ce34">
            <text:p>Lat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av</text:p>
          </table:table-cell>
          <table:table-cell office:value-type="string" table:style-name="ce34">
            <text:p>Latv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ez</text:p>
          </table:table-cell>
          <table:table-cell office:value-type="string" table:style-name="ce34">
            <text:p>Lezgh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in</text:p>
          </table:table-cell>
          <table:table-cell office:value-type="string" table:style-name="ce34">
            <text:p>Lingal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ir</text:p>
          </table:table-cell>
          <table:table-cell office:value-type="string" table:number-columns-spanned="2" table:number-rows-spanned="1" table:style-name="ce52">
            <text:p>Liberian English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it</text:p>
          </table:table-cell>
          <table:table-cell office:value-type="string" table:style-name="ce34">
            <text:p>Lithua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mo</text:p>
          </table:table-cell>
          <table:table-cell office:value-type="string" table:style-name="ce34">
            <text:p>Lombar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ol</text:p>
          </table:table-cell>
          <table:table-cell office:value-type="string" table:style-name="ce34">
            <text:p>Mong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ot</text:p>
          </table:table-cell>
          <table:table-cell office:value-type="string" table:style-name="ce34">
            <text:p>Otuh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oz</text:p>
          </table:table-cell>
          <table:table-cell office:value-type="string" table:style-name="ce34">
            <text:p>Loz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rc</text:p>
          </table:table-cell>
          <table:table-cell office:value-type="string" table:style-name="ce34">
            <text:p>Northern Lu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tz</text:p>
          </table:table-cell>
          <table:table-cell office:value-type="string" table:number-columns-spanned="2" table:number-rows-spanned="1" table:style-name="ce52">
            <text:p>Luxembourgish; Letzeburgesch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ua</text:p>
          </table:table-cell>
          <table:table-cell office:value-type="string" table:style-name="ce34">
            <text:p>Luba-Lulu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ub</text:p>
          </table:table-cell>
          <table:table-cell office:value-type="string" table:style-name="ce34">
            <text:p>Luba-Katan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ug</text:p>
          </table:table-cell>
          <table:table-cell office:value-type="string" table:style-name="ce34">
            <text:p>Ga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ui</text:p>
          </table:table-cell>
          <table:table-cell office:value-type="string" table:style-name="ce34">
            <text:p>Luisen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un</text:p>
          </table:table-cell>
          <table:table-cell office:value-type="string" table:style-name="ce34">
            <text:p>Lu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uo</text:p>
          </table:table-cell>
          <table:table-cell office:value-type="string" table:number-columns-spanned="2" table:number-rows-spanned="1" table:style-name="ce52">
            <text:p>Luo (Kenya and Tanzania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lus</text:p>
          </table:table-cell>
          <table:table-cell office:value-type="string" table:style-name="ce34">
            <text:p>Lush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d</text:p>
          </table:table-cell>
          <table:table-cell office:value-type="string" table:style-name="ce34">
            <text:p>Madur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g</text:p>
          </table:table-cell>
          <table:table-cell office:value-type="string" table:style-name="ce34">
            <text:p>Magah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h</text:p>
          </table:table-cell>
          <table:table-cell office:value-type="string" table:style-name="ce34">
            <text:p>Marshall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i</text:p>
          </table:table-cell>
          <table:table-cell office:value-type="string" table:style-name="ce34">
            <text:p>Maithi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k</text:p>
          </table:table-cell>
          <table:table-cell office:value-type="string" table:style-name="ce34">
            <text:p>Makas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l</text:p>
          </table:table-cell>
          <table:table-cell office:value-type="string" table:style-name="ce34">
            <text:p>Malayalam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n</text:p>
          </table:table-cell>
          <table:table-cell office:value-type="string" table:style-name="ce34">
            <text:p>Manding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r</text:p>
          </table:table-cell>
          <table:table-cell office:value-type="string" table:style-name="ce34">
            <text:p>Marath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as</text:p>
          </table:table-cell>
          <table:table-cell office:value-type="string" table:style-name="ce34">
            <text:p>Mas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dr</text:p>
          </table:table-cell>
          <table:table-cell office:value-type="string" table:style-name="ce34">
            <text:p>Mand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en</text:p>
          </table:table-cell>
          <table:table-cell office:value-type="string" table:number-columns-spanned="2" table:number-rows-spanned="1" table:style-name="ce52">
            <text:p>Mende (Sierra Leon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ga</text:p>
          </table:table-cell>
          <table:table-cell office:value-type="string" table:number-columns-spanned="2" table:number-rows-spanned="1" table:style-name="ce52">
            <text:p>Middle Irish (9-12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hi</text:p>
          </table:table-cell>
          <table:table-cell office:value-type="string" table:style-name="ce34">
            <text:p>Ma'd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ic</text:p>
          </table:table-cell>
          <table:table-cell office:value-type="string" table:style-name="ce34">
            <text:p>Mi'kmaq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in</text:p>
          </table:table-cell>
          <table:table-cell office:value-type="string" table:style-name="ce34">
            <text:p>Minangkaba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kd</text:p>
          </table:table-cell>
          <table:table-cell office:value-type="string" table:style-name="ce34">
            <text:p>Macedo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lg</text:p>
          </table:table-cell>
          <table:table-cell office:value-type="string" table:style-name="ce34">
            <text:p>Malagas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ls</text:p>
          </table:table-cell>
          <table:table-cell office:value-type="string" table:style-name="ce34">
            <text:p>Masali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lt</text:p>
          </table:table-cell>
          <table:table-cell office:value-type="string" table:style-name="ce34">
            <text:p>Malt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nc</text:p>
          </table:table-cell>
          <table:table-cell office:value-type="string" table:style-name="ce34">
            <text:p>Manch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ni</text:p>
          </table:table-cell>
          <table:table-cell office:value-type="string" table:style-name="ce34">
            <text:p>Manipu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np</text:p>
          </table:table-cell>
          <table:table-cell office:value-type="string" table:number-columns-spanned="2" table:number-rows-spanned="1" table:style-name="ce52">
            <text:p>Min Bei Chines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nw</text:p>
          </table:table-cell>
          <table:table-cell office:value-type="string" table:style-name="ce34">
            <text:p>M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oh</text:p>
          </table:table-cell>
          <table:table-cell office:value-type="string" table:style-name="ce34">
            <text:p>Mohaw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ol</text:p>
          </table:table-cell>
          <table:table-cell office:value-type="string" table:style-name="ce34">
            <text:p>Moldav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on</text:p>
          </table:table-cell>
          <table:table-cell office:value-type="string" table:style-name="ce34">
            <text:p>Mongol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os</text:p>
          </table:table-cell>
          <table:table-cell office:value-type="string" table:style-name="ce34">
            <text:p>Moss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ri</text:p>
          </table:table-cell>
          <table:table-cell office:value-type="string" table:style-name="ce34">
            <text:p>Mao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sa</text:p>
          </table:table-cell>
          <table:table-cell office:value-type="string" table:number-columns-spanned="2" table:number-rows-spanned="1" table:style-name="ce52">
            <text:p>Malay (macrolanguag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ul</text:p>
          </table:table-cell>
          <table:table-cell office:value-type="string" table:number-columns-spanned="2" table:number-rows-spanned="1" table:style-name="ce52">
            <text:p>Multiple languag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us</text:p>
          </table:table-cell>
          <table:table-cell office:value-type="string" table:style-name="ce34">
            <text:p>Cree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wq</text:p>
          </table:table-cell>
          <table:table-cell office:value-type="string" table:style-name="ce34">
            <text:p>Mün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wr</text:p>
          </table:table-cell>
          <table:table-cell office:value-type="string" table:style-name="ce34">
            <text:p>Marwa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ya</text:p>
          </table:table-cell>
          <table:table-cell office:value-type="string" table:style-name="ce34">
            <text:p>Burm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an</text:p>
          </table:table-cell>
          <table:table-cell office:value-type="string" table:number-columns-spanned="2" table:number-rows-spanned="1" table:style-name="ce52">
            <text:p>Min Nan Chines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ap</text:p>
          </table:table-cell>
          <table:table-cell office:value-type="string" table:style-name="ce34">
            <text:p>Neapoli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au</text:p>
          </table:table-cell>
          <table:table-cell office:value-type="string" table:style-name="ce34">
            <text:p>Naur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av</text:p>
          </table:table-cell>
          <table:table-cell office:value-type="string" table:style-name="ce34">
            <text:p>Navaj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bl</text:p>
          </table:table-cell>
          <table:table-cell office:value-type="string" table:style-name="ce34">
            <text:p>South Ndebel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de</text:p>
          </table:table-cell>
          <table:table-cell office:value-type="string" table:style-name="ce34">
            <text:p>North Ndebel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do</text:p>
          </table:table-cell>
          <table:table-cell office:value-type="string" table:style-name="ce34">
            <text:p>Ndon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ep</text:p>
          </table:table-cell>
          <table:table-cell office:value-type="string" table:number-columns-spanned="2" table:number-rows-spanned="1" table:style-name="ce52">
            <text:p>Nepali (macrolanguag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ew</text:p>
          </table:table-cell>
          <table:table-cell office:value-type="string" table:style-name="ce34">
            <text:p>Newa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ia</text:p>
          </table:table-cell>
          <table:table-cell office:value-type="string" table:style-name="ce34">
            <text:p>Nia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iu</text:p>
          </table:table-cell>
          <table:table-cell office:value-type="string" table:style-name="ce34">
            <text:p>Niue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ix</text:p>
          </table:table-cell>
          <table:table-cell office:value-type="string" table:style-name="ce34">
            <text:p>He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ld</text:p>
          </table:table-cell>
          <table:table-cell office:value-type="string" table:style-name="ce34">
            <text:p>Dutc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no</text:p>
          </table:table-cell>
          <table:table-cell office:value-type="string" table:number-columns-spanned="2" table:number-rows-spanned="1" table:style-name="ce52">
            <text:p>Norwegian Nynorsk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ob</text:p>
          </table:table-cell>
          <table:table-cell office:value-type="string" table:number-columns-spanned="2" table:number-rows-spanned="1" table:style-name="ce52">
            <text:p>Norwegian Bokmål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on</text:p>
          </table:table-cell>
          <table:table-cell office:value-type="string" table:style-name="ce34">
            <text:p>Old Nor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or</text:p>
          </table:table-cell>
          <table:table-cell office:value-type="string" table:style-name="ce34">
            <text:p>Norweg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so</text:p>
          </table:table-cell>
          <table:table-cell office:value-type="string" table:number-columns-spanned="2" table:number-rows-spanned="1" table:style-name="ce52">
            <text:p>Northern Sotho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wc</text:p>
          </table:table-cell>
          <table:table-cell office:value-type="string" table:number-columns-spanned="2" table:number-rows-spanned="1" table:style-name="ce52">
            <text:p>Classical Newari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ya</text:p>
          </table:table-cell>
          <table:table-cell office:value-type="string" table:style-name="ce34">
            <text:p>Nyanj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ym</text:p>
          </table:table-cell>
          <table:table-cell office:value-type="string" table:style-name="ce34">
            <text:p>Nyamwez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yn</text:p>
          </table:table-cell>
          <table:table-cell office:value-type="string" table:style-name="ce34">
            <text:p>Nyankol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yo</text:p>
          </table:table-cell>
          <table:table-cell office:value-type="string" table:style-name="ce34">
            <text:p>Nyor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zi</text:p>
          </table:table-cell>
          <table:table-cell office:value-type="string" table:style-name="ce34">
            <text:p>Nzi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oci</text:p>
          </table:table-cell>
          <table:table-cell office:value-type="string" table:number-columns-spanned="2" table:number-rows-spanned="1" table:style-name="ce52">
            <text:p>Occitan (post 15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ogo</text:p>
          </table:table-cell>
          <table:table-cell office:value-type="string" table:style-name="ce34">
            <text:p>Kha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oji</text:p>
          </table:table-cell>
          <table:table-cell office:value-type="string" table:style-name="ce34">
            <text:p>Ojibw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ori</text:p>
          </table:table-cell>
          <table:table-cell office:value-type="string" table:number-columns-spanned="2" table:number-rows-spanned="1" table:style-name="ce52">
            <text:p>Oriya (macrolanguag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osa</text:p>
          </table:table-cell>
          <table:table-cell office:value-type="string" table:style-name="ce34">
            <text:p>Osag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oss</text:p>
          </table:table-cell>
          <table:table-cell office:value-type="string" table:style-name="ce34">
            <text:p>Osset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ota</text:p>
          </table:table-cell>
          <table:table-cell office:value-type="string" table:number-columns-spanned="2" table:number-rows-spanned="1" table:style-name="ce52">
            <text:p>Ottoman Turkish (15-1928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ag</text:p>
          </table:table-cell>
          <table:table-cell office:value-type="string" table:style-name="ce34">
            <text:p>Pangasin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al</text:p>
          </table:table-cell>
          <table:table-cell office:value-type="string" table:style-name="ce34">
            <text:p>Pahlav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am</text:p>
          </table:table-cell>
          <table:table-cell office:value-type="string" table:style-name="ce34">
            <text:p>Pampan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an</text:p>
          </table:table-cell>
          <table:table-cell office:value-type="string" table:number-columns-spanned="2" table:number-rows-spanned="1" table:style-name="ce52">
            <text:p>Panjabi; Punjabi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ap</text:p>
          </table:table-cell>
          <table:table-cell office:value-type="string" table:style-name="ce34">
            <text:p>Papiament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au</text:p>
          </table:table-cell>
          <table:table-cell office:value-type="string" table:style-name="ce34">
            <text:p>Palau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eo</text:p>
          </table:table-cell>
          <table:table-cell office:value-type="string" table:number-columns-spanned="2" table:number-rows-spanned="1" table:style-name="ce52">
            <text:p>Old Persian (ca. 6-4 B.C.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hn</text:p>
          </table:table-cell>
          <table:table-cell office:value-type="string" table:style-name="ce34">
            <text:p>Phoenic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li</text:p>
          </table:table-cell>
          <table:table-cell office:value-type="string" table:style-name="ce34">
            <text:p>Pa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nx</text:p>
          </table:table-cell>
          <table:table-cell office:value-type="string" table:style-name="ce34">
            <text:p>Phong-Kniang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ol</text:p>
          </table:table-cell>
          <table:table-cell office:value-type="string" table:style-name="ce34">
            <text:p>Pol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on</text:p>
          </table:table-cell>
          <table:table-cell office:value-type="string" table:style-name="ce34">
            <text:p>Pohnpe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or</text:p>
          </table:table-cell>
          <table:table-cell office:value-type="string" table:style-name="ce34">
            <text:p>Portugu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ro</text:p>
          </table:table-cell>
          <table:table-cell office:value-type="string" table:number-columns-spanned="2" table:number-rows-spanned="1" table:style-name="ce52">
            <text:p>Old Provençal (to 15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us</text:p>
          </table:table-cell>
          <table:table-cell office:value-type="string" table:style-name="ce34">
            <text:p>Pusht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wo</text:p>
          </table:table-cell>
          <table:table-cell office:value-type="string" table:number-columns-spanned="2" table:number-rows-spanned="1" table:style-name="ce52">
            <text:p>Karen, Pwo West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que</text:p>
          </table:table-cell>
          <table:table-cell office:value-type="string" table:style-name="ce34">
            <text:p>Quechu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aj</text:p>
          </table:table-cell>
          <table:table-cell office:value-type="string" table:style-name="ce34">
            <text:p>Rajasthan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ap</text:p>
          </table:table-cell>
          <table:table-cell office:value-type="string" table:style-name="ce34">
            <text:p>Rapanu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ar</text:p>
          </table:table-cell>
          <table:table-cell office:value-type="string" table:style-name="ce34">
            <text:p>Rarotong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hg</text:p>
          </table:table-cell>
          <table:table-cell office:value-type="string" table:style-name="ce34">
            <text:p>Rohingy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ki</text:p>
          </table:table-cell>
          <table:table-cell office:value-type="string" table:style-name="ce34">
            <text:p>Rakhin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oh</text:p>
          </table:table-cell>
          <table:table-cell office:value-type="string" table:number-columns-spanned="2" table:number-rows-spanned="1" table:style-name="ce52">
            <text:p>Raeto-Romanc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om</text:p>
          </table:table-cell>
          <table:table-cell office:value-type="string" table:style-name="ce34">
            <text:p>Roman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on</text:p>
          </table:table-cell>
          <table:table-cell office:value-type="string" table:style-name="ce34">
            <text:p>Roma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sb</text:p>
          </table:table-cell>
          <table:table-cell office:value-type="string" table:number-columns-spanned="2" table:number-rows-spanned="1" table:style-name="ce52">
            <text:p>Romano-Serbia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un</text:p>
          </table:table-cell>
          <table:table-cell office:value-type="string" table:style-name="ce34">
            <text:p>Rund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us</text:p>
          </table:table-cell>
          <table:table-cell office:value-type="string" table:style-name="ce34">
            <text:p>Russ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d</text:p>
          </table:table-cell>
          <table:table-cell office:value-type="string" table:style-name="ce34">
            <text:p>Sandaw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g</text:p>
          </table:table-cell>
          <table:table-cell office:value-type="string" table:style-name="ce34">
            <text:p>Sang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h</text:p>
          </table:table-cell>
          <table:table-cell office:value-type="string" table:style-name="ce34">
            <text:p>Yaku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m</text:p>
          </table:table-cell>
          <table:table-cell office:value-type="string" table:number-columns-spanned="2" table:number-rows-spanned="1" table:style-name="ce52">
            <text:p>Samaritan Aramaic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n</text:p>
          </table:table-cell>
          <table:table-cell office:value-type="string" table:style-name="ce34">
            <text:p>Sanskri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s</text:p>
          </table:table-cell>
          <table:table-cell office:value-type="string" table:style-name="ce34">
            <text:p>Sasa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t</text:p>
          </table:table-cell>
          <table:table-cell office:value-type="string" table:style-name="ce34">
            <text:p>Santa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co</text:p>
          </table:table-cell>
          <table:table-cell office:value-type="string" table:style-name="ce34">
            <text:p>Scot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el</text:p>
          </table:table-cell>
          <table:table-cell office:value-type="string" table:style-name="ce34">
            <text:p>Selkup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ez</text:p>
          </table:table-cell>
          <table:table-cell office:value-type="string" table:style-name="ce34">
            <text:p>Senthang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ga</text:p>
          </table:table-cell>
          <table:table-cell office:value-type="string" table:style-name="ce34">
            <text:p>Old Irish (to 9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hk</text:p>
          </table:table-cell>
          <table:table-cell office:value-type="string" table:style-name="ce34">
            <text:p>Shillu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hn</text:p>
          </table:table-cell>
          <table:table-cell office:value-type="string" table:style-name="ce34">
            <text:p>Sh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id</text:p>
          </table:table-cell>
          <table:table-cell office:value-type="string" table:style-name="ce34">
            <text:p>Sidam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in</text:p>
          </table:table-cell>
          <table:table-cell office:value-type="string" table:style-name="ce34">
            <text:p>Sinhal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jg</text:p>
          </table:table-cell>
          <table:table-cell office:value-type="string" table:style-name="ce34">
            <text:p>Assangor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kr</text:p>
          </table:table-cell>
          <table:table-cell office:value-type="string" table:style-name="ce34">
            <text:p>Saraik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lk</text:p>
          </table:table-cell>
          <table:table-cell office:value-type="string" table:style-name="ce34">
            <text:p>Slova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lv</text:p>
          </table:table-cell>
          <table:table-cell office:value-type="string" table:style-name="ce34">
            <text:p>Slove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me</text:p>
          </table:table-cell>
          <table:table-cell office:value-type="string" table:style-name="ce34">
            <text:p>Northern Sam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mo</text:p>
          </table:table-cell>
          <table:table-cell office:value-type="string" table:style-name="ce34">
            <text:p>Samo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na</text:p>
          </table:table-cell>
          <table:table-cell office:value-type="string" table:style-name="ce34">
            <text:p>Sho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nd</text:p>
          </table:table-cell>
          <table:table-cell office:value-type="string" table:style-name="ce34">
            <text:p>Sindh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nk</text:p>
          </table:table-cell>
          <table:table-cell office:value-type="string" table:style-name="ce34">
            <text:p>Sonink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og</text:p>
          </table:table-cell>
          <table:table-cell office:value-type="string" table:style-name="ce34">
            <text:p>Sogd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om</text:p>
          </table:table-cell>
          <table:table-cell office:value-type="string" table:style-name="ce34">
            <text:p>Soma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ot</text:p>
          </table:table-cell>
          <table:table-cell office:value-type="string" table:number-columns-spanned="2" table:number-rows-spanned="1" table:style-name="ce52">
            <text:p>Southern Sotho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pa</text:p>
          </table:table-cell>
          <table:table-cell office:value-type="string" table:style-name="ce34">
            <text:p>Span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qi</text:p>
          </table:table-cell>
          <table:table-cell office:value-type="string" table:style-name="ce34">
            <text:p>Alba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rd</text:p>
          </table:table-cell>
          <table:table-cell office:value-type="string" table:style-name="ce34">
            <text:p>Sardi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rp</text:p>
          </table:table-cell>
          <table:table-cell office:value-type="string" table:style-name="ce34">
            <text:p>Serb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rr</text:p>
          </table:table-cell>
          <table:table-cell office:value-type="string" table:style-name="ce34">
            <text:p>Ser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sw</text:p>
          </table:table-cell>
          <table:table-cell office:value-type="string" table:style-name="ce34">
            <text:p>Swat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k</text:p>
          </table:table-cell>
          <table:table-cell office:value-type="string" table:style-name="ce34">
            <text:p>Suku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n</text:p>
          </table:table-cell>
          <table:table-cell office:value-type="string" table:style-name="ce34">
            <text:p>Sunda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s</text:p>
          </table:table-cell>
          <table:table-cell office:value-type="string" table:style-name="ce34">
            <text:p>Sus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x</text:p>
          </table:table-cell>
          <table:table-cell office:value-type="string" table:style-name="ce34">
            <text:p>Sumer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wa</text:p>
          </table:table-cell>
          <table:table-cell office:value-type="string" table:number-columns-spanned="2" table:number-rows-spanned="1" table:style-name="ce52">
            <text:p>Swahili (macrolanguage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we</text:p>
          </table:table-cell>
          <table:table-cell office:value-type="string" table:style-name="ce34">
            <text:p>Swed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yr</text:p>
          </table:table-cell>
          <table:table-cell office:value-type="string" table:style-name="ce34">
            <text:p>Syria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ah</text:p>
          </table:table-cell>
          <table:table-cell office:value-type="string" table:style-name="ce34">
            <text:p>Tahit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am</text:p>
          </table:table-cell>
          <table:table-cell office:value-type="string" table:style-name="ce34">
            <text:p>Tami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at</text:p>
          </table:table-cell>
          <table:table-cell office:value-type="string" table:style-name="ce34">
            <text:p>Tat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cz</text:p>
          </table:table-cell>
          <table:table-cell office:value-type="string" table:style-name="ce34">
            <text:p>Thado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l</text:p>
          </table:table-cell>
          <table:table-cell office:value-type="string" table:style-name="ce34">
            <text:p>Telug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m</text:p>
          </table:table-cell>
          <table:table-cell office:value-type="string" table:style-name="ce34">
            <text:p>Timn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o</text:p>
          </table:table-cell>
          <table:table-cell office:value-type="string" table:style-name="ce34">
            <text:p>Tes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r</text:p>
          </table:table-cell>
          <table:table-cell office:value-type="string" table:style-name="ce34">
            <text:p>Teren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t</text:p>
          </table:table-cell>
          <table:table-cell office:value-type="string" table:style-name="ce34">
            <text:p>Tetum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gk</text:p>
          </table:table-cell>
          <table:table-cell office:value-type="string" table:style-name="ce34">
            <text:p>Taji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gl</text:p>
          </table:table-cell>
          <table:table-cell office:value-type="string" table:style-name="ce34">
            <text:p>Tagalog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ha</text:p>
          </table:table-cell>
          <table:table-cell office:value-type="string" table:style-name="ce34">
            <text:p>Th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ig</text:p>
          </table:table-cell>
          <table:table-cell office:value-type="string" table:style-name="ce34">
            <text:p>Tigr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ir</text:p>
          </table:table-cell>
          <table:table-cell office:value-type="string" table:style-name="ce34">
            <text:p>Tigriny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iv</text:p>
          </table:table-cell>
          <table:table-cell office:value-type="string" table:style-name="ce34">
            <text:p>Tiv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kl</text:p>
          </table:table-cell>
          <table:table-cell office:value-type="string" table:style-name="ce34">
            <text:p>Tokela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li</text:p>
          </table:table-cell>
          <table:table-cell office:value-type="string" table:style-name="ce34">
            <text:p>Tlingi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mh</text:p>
          </table:table-cell>
          <table:table-cell office:value-type="string" table:style-name="ce34">
            <text:p>Tamashe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og</text:p>
          </table:table-cell>
          <table:table-cell office:value-type="string" table:style-name="ce34">
            <text:p>Tonga (Nyasa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on</text:p>
          </table:table-cell>
          <table:table-cell office:value-type="string" table:number-columns-spanned="2" table:number-rows-spanned="1" table:style-name="ce52">
            <text:p>Tonga (Tonga Islands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pi</text:p>
          </table:table-cell>
          <table:table-cell office:value-type="string" table:style-name="ce34">
            <text:p>Tok Pis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si</text:p>
          </table:table-cell>
          <table:table-cell office:value-type="string" table:style-name="ce34">
            <text:p>Tsimsh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sn</text:p>
          </table:table-cell>
          <table:table-cell office:value-type="string" table:style-name="ce34">
            <text:p>Tswa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so</text:p>
          </table:table-cell>
          <table:table-cell office:value-type="string" table:style-name="ce34">
            <text:p>Tson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ts</text:p>
          </table:table-cell>
          <table:table-cell office:value-type="string" table:number-columns-spanned="2" table:number-rows-spanned="1" table:style-name="ce52">
            <text:p>Thai, Northeaster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uk</text:p>
          </table:table-cell>
          <table:table-cell office:value-type="string" table:style-name="ce34">
            <text:p>Turkme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um</text:p>
          </table:table-cell>
          <table:table-cell office:value-type="string" table:style-name="ce34">
            <text:p>Tumbuk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ur</text:p>
          </table:table-cell>
          <table:table-cell office:value-type="string" table:style-name="ce34">
            <text:p>Turk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vl</text:p>
          </table:table-cell>
          <table:table-cell office:value-type="string" table:style-name="ce34">
            <text:p>Tuval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wa</text:p>
          </table:table-cell>
          <table:table-cell office:value-type="string" table:style-name="ce34">
            <text:p>Twa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wi</text:p>
          </table:table-cell>
          <table:table-cell office:value-type="string" table:style-name="ce34">
            <text:p>Tw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yv</text:p>
          </table:table-cell>
          <table:table-cell office:value-type="string" table:style-name="ce34">
            <text:p>Tuvi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ga</text:p>
          </table:table-cell>
          <table:table-cell office:value-type="string" table:style-name="ce34">
            <text:p>Ugarit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ig</text:p>
          </table:table-cell>
          <table:table-cell office:value-type="string" table:style-name="ce34">
            <text:p>Uighu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kr</text:p>
          </table:table-cell>
          <table:table-cell office:value-type="string" table:style-name="ce34">
            <text:p>Ukrai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mb</text:p>
          </table:table-cell>
          <table:table-cell office:value-type="string" table:style-name="ce34">
            <text:p>Umbund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nd</text:p>
          </table:table-cell>
          <table:table-cell office:value-type="string" table:style-name="ce34">
            <text:p>Undetermine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rd</text:p>
          </table:table-cell>
          <table:table-cell office:value-type="string" table:style-name="ce34">
            <text:p>Urd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zb</text:p>
          </table:table-cell>
          <table:table-cell office:value-type="string" table:style-name="ce34">
            <text:p>Uzbe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ai</text:p>
          </table:table-cell>
          <table:table-cell office:value-type="string" table:style-name="ce34">
            <text:p>V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en</text:p>
          </table:table-cell>
          <table:table-cell office:value-type="string" table:style-name="ce34">
            <text:p>Ve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ie</text:p>
          </table:table-cell>
          <table:table-cell office:value-type="string" table:style-name="ce34">
            <text:p>Vietnam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ol</text:p>
          </table:table-cell>
          <table:table-cell office:value-type="string" table:style-name="ce34">
            <text:p>Volapü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ot</text:p>
          </table:table-cell>
          <table:table-cell office:value-type="string" table:style-name="ce34">
            <text:p>Vot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al</text:p>
          </table:table-cell>
          <table:table-cell office:value-type="string" table:style-name="ce34">
            <text:p>Wolaytt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ar</text:p>
          </table:table-cell>
          <table:table-cell office:value-type="string" table:number-columns-spanned="2" table:number-rows-spanned="1" table:style-name="ce52">
            <text:p>Waray (Philippines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as</text:p>
          </table:table-cell>
          <table:table-cell office:value-type="string" table:style-name="ce34">
            <text:p>Wash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ln</text:p>
          </table:table-cell>
          <table:table-cell office:value-type="string" table:style-name="ce34">
            <text:p>Wallo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ol</text:p>
          </table:table-cell>
          <table:table-cell office:value-type="string" table:style-name="ce34">
            <text:p>Wolof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uu</text:p>
          </table:table-cell>
          <table:table-cell office:value-type="string" table:style-name="ce34">
            <text:p>Wu Ch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xho</text:p>
          </table:table-cell>
          <table:table-cell office:value-type="string" table:style-name="ce34">
            <text:p>Xhos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xtc</text:p>
          </table:table-cell>
          <table:table-cell office:value-type="string" table:number-columns-spanned="2" table:number-rows-spanned="1" table:style-name="ce52">
            <text:p>Katcha-Kadugli-Miri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ao</text:p>
          </table:table-cell>
          <table:table-cell office:value-type="string" table:style-name="ce34">
            <text:p>Ya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ap</text:p>
          </table:table-cell>
          <table:table-cell office:value-type="string" table:style-name="ce34">
            <text:p>Yap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id</text:p>
          </table:table-cell>
          <table:table-cell office:value-type="string" table:style-name="ce34">
            <text:p>Yidd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ky</text:p>
          </table:table-cell>
          <table:table-cell office:value-type="string" table:style-name="ce34">
            <text:p>Yako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or</text:p>
          </table:table-cell>
          <table:table-cell office:value-type="string" table:style-name="ce34">
            <text:p>Yorub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ue</text:p>
          </table:table-cell>
          <table:table-cell office:value-type="string" table:style-name="ce34">
            <text:p>Yue Ch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ag</text:p>
          </table:table-cell>
          <table:table-cell office:value-type="string" table:style-name="ce34">
            <text:p>Zaghaw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ap</text:p>
          </table:table-cell>
          <table:table-cell office:value-type="string" table:style-name="ce34">
            <text:p>Zapote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en</text:p>
          </table:table-cell>
          <table:table-cell office:value-type="string" table:style-name="ce34">
            <text:p>Zena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ha</text:p>
          </table:table-cell>
          <table:table-cell office:value-type="string" table:style-name="ce34">
            <text:p>Zhuang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ho</text:p>
          </table:table-cell>
          <table:table-cell office:value-type="string" table:style-name="ce34">
            <text:p>Chi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iw</text:p>
          </table:table-cell>
          <table:table-cell office:value-type="string" table:style-name="ce34">
            <text:p>Zigul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ne</text:p>
          </table:table-cell>
          <table:table-cell office:value-type="string" table:style-name="ce34">
            <text:p>Zande (specific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om</text:p>
          </table:table-cell>
          <table:table-cell office:value-type="string" table:style-name="ce34">
            <text:p>Zo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ul</text:p>
          </table:table-cell>
          <table:table-cell office:value-type="string" table:style-name="ce34">
            <text:p>Zul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un</text:p>
          </table:table-cell>
          <table:table-cell office:value-type="string" table:style-name="ce34">
            <text:p>Zun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yp</text:p>
          </table:table-cell>
          <table:table-cell office:value-type="string" table:style-name="ce34">
            <text:p>Zyphe Ch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AP</text:p>
          </table:table-cell>
          <table:table-cell office:value-type="string" table:style-name="ce34">
            <text:p>Rapanu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AR</text:p>
          </table:table-cell>
          <table:table-cell office:value-type="string" table:style-name="ce34">
            <text:p>Rarotong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GL</text:p>
          </table:table-cell>
          <table:table-cell office:value-type="string" table:style-name="ce34">
            <text:p>Rega Le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HG</text:p>
          </table:table-cell>
          <table:table-cell office:value-type="string" table:style-name="ce34">
            <text:p>Rohyingy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KI</text:p>
          </table:table-cell>
          <table:table-cell office:value-type="string" table:style-name="ce34">
            <text:p>Arak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OA</text:p>
          </table:table-cell>
          <table:table-cell office:value-type="string" table:number-columns-spanned="2" table:number-rows-spanned="1" table:style-name="ce52">
            <text:p>Romance (Other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OH</text:p>
          </table:table-cell>
          <table:table-cell office:value-type="string" table:number-columns-spanned="2" table:number-rows-spanned="1" table:style-name="ce52">
            <text:p>Raeto-Romanc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OM</text:p>
          </table:table-cell>
          <table:table-cell office:value-type="string" table:style-name="ce34">
            <text:p>Roman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SB</text:p>
          </table:table-cell>
          <table:table-cell office:value-type="string" table:number-columns-spanned="2" table:number-rows-spanned="1" table:style-name="ce52">
            <text:p>Romano-Serbia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UA</text:p>
          </table:table-cell>
          <table:table-cell office:value-type="string" table:style-name="ce34">
            <text:p>Rwa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UM</text:p>
          </table:table-cell>
          <table:table-cell office:value-type="string" table:style-name="ce34">
            <text:p>Roma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UN</text:p>
          </table:table-cell>
          <table:table-cell office:value-type="string" table:style-name="ce34">
            <text:p>Rund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US</text:p>
          </table:table-cell>
          <table:table-cell office:value-type="string" table:style-name="ce34">
            <text:p>Russ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RUW</text:p>
          </table:table-cell>
          <table:table-cell office:value-type="string" table:style-name="ce34">
            <text:p>Belarus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</text:p>
          </table:table-cell>
          <table:table-cell office:value-type="string" table:style-name="ce34">
            <text:p>Sarp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D</text:p>
          </table:table-cell>
          <table:table-cell office:value-type="string" table:style-name="ce34">
            <text:p>Sandaw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G</text:p>
          </table:table-cell>
          <table:table-cell office:value-type="string" table:style-name="ce34">
            <text:p>Sang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H</text:p>
          </table:table-cell>
          <table:table-cell office:value-type="string" table:style-name="ce34">
            <text:p>Yaku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I</text:p>
          </table:table-cell>
          <table:table-cell office:value-type="string" table:number-columns-spanned="2" table:number-rows-spanned="1" table:style-name="ce52">
            <text:p>South American Indian (Other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L</text:p>
          </table:table-cell>
          <table:table-cell office:value-type="string" table:number-columns-spanned="2" table:number-rows-spanned="1" table:style-name="ce52">
            <text:p>Salishan languag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M</text:p>
          </table:table-cell>
          <table:table-cell office:value-type="string" table:number-columns-spanned="2" table:number-rows-spanned="1" table:style-name="ce52">
            <text:p>Samaritan Aramaic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N</text:p>
          </table:table-cell>
          <table:table-cell office:value-type="string" table:style-name="ce34">
            <text:p>Sanskri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S</text:p>
          </table:table-cell>
          <table:table-cell office:value-type="string" table:style-name="ce34">
            <text:p>Sasa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AT</text:p>
          </table:table-cell>
          <table:table-cell office:value-type="string" table:style-name="ce34">
            <text:p>Santa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CC</text:p>
          </table:table-cell>
          <table:table-cell office:value-type="string" table:style-name="ce34">
            <text:p>Serb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CO</text:p>
          </table:table-cell>
          <table:table-cell office:value-type="string" table:style-name="ce34">
            <text:p>Scot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CR</text:p>
          </table:table-cell>
          <table:table-cell office:value-type="string" table:style-name="ce34">
            <text:p>Croat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EL</text:p>
          </table:table-cell>
          <table:table-cell office:value-type="string" table:style-name="ce34">
            <text:p>Selkup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EM</text:p>
          </table:table-cell>
          <table:table-cell office:value-type="string" table:style-name="ce34">
            <text:p>Semitic (Other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GA</text:p>
          </table:table-cell>
          <table:table-cell office:value-type="string" table:number-columns-spanned="2" table:number-rows-spanned="1" table:style-name="ce52">
            <text:p>Irish, Old (to 900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GN</text:p>
          </table:table-cell>
          <table:table-cell office:value-type="string" table:style-name="ce34">
            <text:p>Sign languages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GW</text:p>
          </table:table-cell>
          <table:table-cell office:value-type="string" table:style-name="ce34">
            <text:p>Sgaw Kare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HF</text:p>
          </table:table-cell>
          <table:table-cell office:value-type="string" table:style-name="ce34">
            <text:p>Shikak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HL</text:p>
          </table:table-cell>
          <table:table-cell office:value-type="string" table:style-name="ce34">
            <text:p>Shillu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HN</text:p>
          </table:table-cell>
          <table:table-cell office:value-type="string" table:style-name="ce34">
            <text:p>Sh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ID</text:p>
          </table:table-cell>
          <table:table-cell office:value-type="string" table:style-name="ce34">
            <text:p>Sidam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IN</text:p>
          </table:table-cell>
          <table:table-cell office:value-type="string" table:style-name="ce34">
            <text:p>Sinhal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IO</text:p>
          </table:table-cell>
          <table:table-cell office:value-type="string" table:number-columns-spanned="2" table:number-rows-spanned="1" table:style-name="ce52">
            <text:p>Siouan languag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IT</text:p>
          </table:table-cell>
          <table:table-cell office:value-type="string" table:number-columns-spanned="2" table:number-rows-spanned="1" table:style-name="ce52">
            <text:p>Sino-Tibetan (Other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IY</text:p>
          </table:table-cell>
          <table:table-cell office:value-type="string" table:style-name="ce34">
            <text:p>Siy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KR</text:p>
          </table:table-cell>
          <table:table-cell office:value-type="string" table:style-name="ce34">
            <text:p>Saraik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L</text:p>
          </table:table-cell>
          <table:table-cell office:value-type="string" table:style-name="ce34">
            <text:p>Salama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LA</text:p>
          </table:table-cell>
          <table:table-cell office:value-type="string" table:style-name="ce34">
            <text:p>Slavic (Other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LO</text:p>
          </table:table-cell>
          <table:table-cell office:value-type="string" table:style-name="ce34">
            <text:p>Slova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LV</text:p>
          </table:table-cell>
          <table:table-cell office:value-type="string" table:style-name="ce34">
            <text:p>Slove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ME</text:p>
          </table:table-cell>
          <table:table-cell office:value-type="string" table:style-name="ce34">
            <text:p>Northern Sam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MI</text:p>
          </table:table-cell>
          <table:table-cell office:value-type="string" table:number-columns-spanned="2" table:number-rows-spanned="1" table:style-name="ce52">
            <text:p>Sami languages (Other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MO</text:p>
          </table:table-cell>
          <table:table-cell office:value-type="string" table:style-name="ce34">
            <text:p>Samo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NA</text:p>
          </table:table-cell>
          <table:table-cell office:value-type="string" table:style-name="ce34">
            <text:p>Sho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ND</text:p>
          </table:table-cell>
          <table:table-cell office:value-type="string" table:style-name="ce34">
            <text:p>Sindh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NH</text:p>
          </table:table-cell>
          <table:table-cell office:value-type="string" table:style-name="ce34">
            <text:p>Sinhal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NK</text:p>
          </table:table-cell>
          <table:table-cell office:value-type="string" table:style-name="ce34">
            <text:p>Sonink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OG</text:p>
          </table:table-cell>
          <table:table-cell office:value-type="string" table:style-name="ce34">
            <text:p>Sogd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OM</text:p>
          </table:table-cell>
          <table:table-cell office:value-type="string" table:style-name="ce34">
            <text:p>Soma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ON</text:p>
          </table:table-cell>
          <table:table-cell office:value-type="string" table:style-name="ce34">
            <text:p>Songh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OT</text:p>
          </table:table-cell>
          <table:table-cell office:value-type="string" table:number-columns-spanned="2" table:number-rows-spanned="1" table:style-name="ce52">
            <text:p>Sotho, Souther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PA</text:p>
          </table:table-cell>
          <table:table-cell office:value-type="string" table:style-name="ce34">
            <text:p>Span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R</text:p>
          </table:table-cell>
          <table:table-cell office:value-type="string" table:style-name="ce34">
            <text:p>Srilank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RC</text:p>
          </table:table-cell>
          <table:table-cell office:value-type="string" table:style-name="ce34">
            <text:p>Serbo-Croat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RD</text:p>
          </table:table-cell>
          <table:table-cell office:value-type="string" table:style-name="ce34">
            <text:p>Sardi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RR</text:p>
          </table:table-cell>
          <table:table-cell office:value-type="string" table:style-name="ce34">
            <text:p>Ser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S</text:p>
          </table:table-cell>
          <table:table-cell office:value-type="string" table:style-name="ce34">
            <text:p>Sesoth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SA</text:p>
          </table:table-cell>
          <table:table-cell office:value-type="string" table:number-columns-spanned="2" table:number-rows-spanned="1" table:style-name="ce52">
            <text:p>Nilo-Saharan (Other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SW</text:p>
          </table:table-cell>
          <table:table-cell office:value-type="string" table:style-name="ce34">
            <text:p>Swat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T</text:p>
          </table:table-cell>
          <table:table-cell office:value-type="string" table:style-name="ce34">
            <text:p>Setswa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K</text:p>
          </table:table-cell>
          <table:table-cell office:value-type="string" table:style-name="ce34">
            <text:p>Suku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N</text:p>
          </table:table-cell>
          <table:table-cell office:value-type="string" table:style-name="ce34">
            <text:p>Sundan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O</text:p>
          </table:table-cell>
          <table:table-cell office:value-type="string" table:style-name="ce34">
            <text:p>Su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P</text:p>
          </table:table-cell>
          <table:table-cell office:value-type="string" table:style-name="ce34">
            <text:p>Surch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S</text:p>
          </table:table-cell>
          <table:table-cell office:value-type="string" table:style-name="ce34">
            <text:p>Sus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UX</text:p>
          </table:table-cell>
          <table:table-cell office:value-type="string" table:style-name="ce34">
            <text:p>Sumer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W</text:p>
          </table:table-cell>
          <table:table-cell office:value-type="string" table:style-name="ce34">
            <text:p>Siswat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WA</text:p>
          </table:table-cell>
          <table:table-cell office:value-type="string" table:style-name="ce34">
            <text:p>Swahil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WE</text:p>
          </table:table-cell>
          <table:table-cell office:value-type="string" table:style-name="ce34">
            <text:p>Swed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YR</text:p>
          </table:table-cell>
          <table:table-cell office:value-type="string" table:style-name="ce34">
            <text:p>Syria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AH</text:p>
          </table:table-cell>
          <table:table-cell office:value-type="string" table:style-name="ce34">
            <text:p>Tahit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AI</text:p>
          </table:table-cell>
          <table:table-cell office:value-type="string" table:style-name="ce34">
            <text:p>Tai (Other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AM</text:p>
          </table:table-cell>
          <table:table-cell office:value-type="string" table:style-name="ce34">
            <text:p>Tami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AT</text:p>
          </table:table-cell>
          <table:table-cell office:value-type="string" table:style-name="ce34">
            <text:p>Tat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B</text:p>
          </table:table-cell>
          <table:table-cell office:value-type="string" table:style-name="ce34">
            <text:p>Tribal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C</text:p>
          </table:table-cell>
          <table:table-cell office:value-type="string" table:style-name="ce34">
            <text:p>Tae Chiew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CW</text:p>
          </table:table-cell>
          <table:table-cell office:value-type="string" table:style-name="ce34">
            <text:p>Telug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D</text:p>
          </table:table-cell>
          <table:table-cell office:value-type="string" table:style-name="ce34">
            <text:p>Tedim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L</text:p>
          </table:table-cell>
          <table:table-cell office:value-type="string" table:style-name="ce34">
            <text:p>Telug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M</text:p>
          </table:table-cell>
          <table:table-cell office:value-type="string" table:style-name="ce34">
            <text:p>Timn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R</text:p>
          </table:table-cell>
          <table:table-cell office:value-type="string" table:style-name="ce34">
            <text:p>Teren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ET</text:p>
          </table:table-cell>
          <table:table-cell office:value-type="string" table:style-name="ce34">
            <text:p>Tetum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GK</text:p>
          </table:table-cell>
          <table:table-cell office:value-type="string" table:style-name="ce34">
            <text:p>Taji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GL</text:p>
          </table:table-cell>
          <table:table-cell office:value-type="string" table:style-name="ce34">
            <text:p>Tagalog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HA</text:p>
          </table:table-cell>
          <table:table-cell office:value-type="string" table:style-name="ce34">
            <text:p>Th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IB</text:p>
          </table:table-cell>
          <table:table-cell office:value-type="string" table:style-name="ce34">
            <text:p>Tibet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IG</text:p>
          </table:table-cell>
          <table:table-cell office:value-type="string" table:style-name="ce34">
            <text:p>Tigr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IR</text:p>
          </table:table-cell>
          <table:table-cell office:value-type="string" table:style-name="ce34">
            <text:p>Tigriny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IV</text:p>
          </table:table-cell>
          <table:table-cell office:value-type="string" table:style-name="ce34">
            <text:p>Tiv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J</text:p>
          </table:table-cell>
          <table:table-cell office:value-type="string" table:style-name="ce34">
            <text:p>Tunju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KL</text:p>
          </table:table-cell>
          <table:table-cell office:value-type="string" table:style-name="ce34">
            <text:p>Tokela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LI</text:p>
          </table:table-cell>
          <table:table-cell office:value-type="string" table:style-name="ce34">
            <text:p>Tlingi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MH</text:p>
          </table:table-cell>
          <table:table-cell office:value-type="string" table:style-name="ce34">
            <text:p>Tamashe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MN</text:p>
          </table:table-cell>
          <table:table-cell office:value-type="string" table:style-name="ce34">
            <text:p>Temn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OG</text:p>
          </table:table-cell>
          <table:table-cell office:value-type="string" table:style-name="ce34">
            <text:p>Tonga (Nyasa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ON</text:p>
          </table:table-cell>
          <table:table-cell office:value-type="string" table:number-columns-spanned="2" table:number-rows-spanned="1" table:style-name="ce52">
            <text:p>Tonga (Tonga Islands)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PI</text:p>
          </table:table-cell>
          <table:table-cell office:value-type="string" table:style-name="ce34">
            <text:p>Tok Pis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SI</text:p>
          </table:table-cell>
          <table:table-cell office:value-type="string" table:style-name="ce34">
            <text:p>Tsimsh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SN</text:p>
          </table:table-cell>
          <table:table-cell office:value-type="string" table:style-name="ce34">
            <text:p>Tswan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SO</text:p>
          </table:table-cell>
          <table:table-cell office:value-type="string" table:style-name="ce34">
            <text:p>Tson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TR</text:p>
          </table:table-cell>
          <table:table-cell office:value-type="string" table:style-name="ce34">
            <text:p>Tata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TS</text:p>
          </table:table-cell>
          <table:table-cell office:value-type="string" table:number-columns-spanned="2" table:number-rows-spanned="1" table:style-name="ce52">
            <text:p>Thai, Northeaster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U</text:p>
          </table:table-cell>
          <table:table-cell office:value-type="string" table:style-name="ce34">
            <text:p>Turkm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UK</text:p>
          </table:table-cell>
          <table:table-cell office:value-type="string" table:style-name="ce34">
            <text:p>Turkme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UM</text:p>
          </table:table-cell>
          <table:table-cell office:value-type="string" table:style-name="ce34">
            <text:p>Tumbuk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UR</text:p>
          </table:table-cell>
          <table:table-cell office:value-type="string" table:style-name="ce34">
            <text:p>Turk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UT</text:p>
          </table:table-cell>
          <table:table-cell office:value-type="string" table:style-name="ce34">
            <text:p>Altaic (Other)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VL</text:p>
          </table:table-cell>
          <table:table-cell office:value-type="string" table:style-name="ce34">
            <text:p>Tuval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W</text:p>
          </table:table-cell>
          <table:table-cell office:value-type="string" table:style-name="ce34">
            <text:p>Tigrigw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WA</text:p>
          </table:table-cell>
          <table:table-cell office:value-type="string" table:style-name="ce34">
            <text:p>Tw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WI</text:p>
          </table:table-cell>
          <table:table-cell office:value-type="string" table:style-name="ce34">
            <text:p>Tw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TYV</text:p>
          </table:table-cell>
          <table:table-cell office:value-type="string" table:style-name="ce34">
            <text:p>Tuvi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GA</text:p>
          </table:table-cell>
          <table:table-cell office:value-type="string" table:style-name="ce34">
            <text:p>Ugarit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IG</text:p>
          </table:table-cell>
          <table:table-cell office:value-type="string" table:style-name="ce34">
            <text:p>Uighu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KR</text:p>
          </table:table-cell>
          <table:table-cell office:value-type="string" table:style-name="ce34">
            <text:p>Ukrain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MB</text:p>
          </table:table-cell>
          <table:table-cell office:value-type="string" table:style-name="ce34">
            <text:p>Umbund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ND</text:p>
          </table:table-cell>
          <table:table-cell office:value-type="string" table:style-name="ce34">
            <text:p>Undetermine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RD</text:p>
          </table:table-cell>
          <table:table-cell office:value-type="string" table:style-name="ce34">
            <text:p>Urd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ZB</text:p>
          </table:table-cell>
          <table:table-cell office:value-type="string" table:style-name="ce34">
            <text:p>Uzbe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AI</text:p>
          </table:table-cell>
          <table:table-cell office:value-type="string" table:style-name="ce34">
            <text:p>Va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EN</text:p>
          </table:table-cell>
          <table:table-cell office:value-type="string" table:style-name="ce34">
            <text:p>Vend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IE</text:p>
          </table:table-cell>
          <table:table-cell office:value-type="string" table:style-name="ce34">
            <text:p>Vietnam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OL</text:p>
          </table:table-cell>
          <table:table-cell office:value-type="string" table:style-name="ce34">
            <text:p>Volapuk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VOT</text:p>
          </table:table-cell>
          <table:table-cell office:value-type="string" table:style-name="ce34">
            <text:p>Voti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AK</text:p>
          </table:table-cell>
          <table:table-cell office:value-type="string" table:number-columns-spanned="2" table:number-rows-spanned="1" table:style-name="ce52">
            <text:p>Wakashan languag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AL</text:p>
          </table:table-cell>
          <table:table-cell office:value-type="string" table:style-name="ce34">
            <text:p>Walam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AR</text:p>
          </table:table-cell>
          <table:table-cell office:value-type="string" table:style-name="ce34">
            <text:p>Waray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AS</text:p>
          </table:table-cell>
          <table:table-cell office:value-type="string" table:style-name="ce34">
            <text:p>Wash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EL</text:p>
          </table:table-cell>
          <table:table-cell office:value-type="string" table:style-name="ce34">
            <text:p>Wel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EN</text:p>
          </table:table-cell>
          <table:table-cell office:value-type="string" table:number-columns-spanned="2" table:number-rows-spanned="1" table:style-name="ce52">
            <text:p>Sorbian languag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LN</text:p>
          </table:table-cell>
          <table:table-cell office:value-type="string" table:style-name="ce34">
            <text:p>Wallo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OL</text:p>
          </table:table-cell>
          <table:table-cell office:value-type="string" table:style-name="ce34">
            <text:p>Wolof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UU</text:p>
          </table:table-cell>
          <table:table-cell office:value-type="string" table:style-name="ce34">
            <text:p>Chinese, W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XHO</text:p>
          </table:table-cell>
          <table:table-cell office:value-type="string" table:style-name="ce34">
            <text:p>Xhos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AO</text:p>
          </table:table-cell>
          <table:table-cell office:value-type="string" table:style-name="ce34">
            <text:p>Ya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AP</text:p>
          </table:table-cell>
          <table:table-cell office:value-type="string" table:style-name="ce34">
            <text:p>Yapes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ID</text:p>
          </table:table-cell>
          <table:table-cell office:value-type="string" table:style-name="ce34">
            <text:p>Yiddish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K</text:p>
          </table:table-cell>
          <table:table-cell office:value-type="string" table:style-name="ce34">
            <text:p>Yakom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OR</text:p>
          </table:table-cell>
          <table:table-cell office:value-type="string" table:style-name="ce34">
            <text:p>Yorub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PK</text:p>
          </table:table-cell>
          <table:table-cell office:value-type="string" table:number-columns-spanned="2" table:number-rows-spanned="1" table:style-name="ce52">
            <text:p>Yupik languages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YUH</text:p>
          </table:table-cell>
          <table:table-cell office:value-type="string" table:style-name="ce34">
            <text:p>Chinese, Yu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AG</text:p>
          </table:table-cell>
          <table:table-cell office:value-type="string" table:style-name="ce34">
            <text:p>Zaghaw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AP</text:p>
          </table:table-cell>
          <table:table-cell office:value-type="string" table:style-name="ce34">
            <text:p>Zapotec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EN</text:p>
          </table:table-cell>
          <table:table-cell office:value-type="string" table:style-name="ce34">
            <text:p>Zenaga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HA</text:p>
          </table:table-cell>
          <table:table-cell office:value-type="string" table:style-name="ce34">
            <text:p>Zhuang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ND</text:p>
          </table:table-cell>
          <table:table-cell office:value-type="string" table:style-name="ce34">
            <text:p>Zand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O</text:p>
          </table:table-cell>
          <table:table-cell office:value-type="string" table:style-name="ce34">
            <text:p>Zo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OP</text:p>
          </table:table-cell>
          <table:table-cell office:value-type="string" table:style-name="ce34">
            <text:p>Zophe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OT</text:p>
          </table:table-cell>
          <table:table-cell office:value-type="string" table:style-name="ce34">
            <text:p>Zotung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UL</text:p>
          </table:table-cell>
          <table:table-cell office:value-type="string" table:style-name="ce34">
            <text:p>Zulu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UN</text:p>
          </table:table-cell>
          <table:table-cell office:value-type="string" table:style-name="ce34">
            <text:p>Zuni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Y</text:p>
          </table:table-cell>
          <table:table-cell office:value-type="string" table:number-columns-spanned="2" table:number-rows-spanned="1" table:style-name="ce52">
            <text:p>Other Minor Languages</text:p>
          </table:table-cell>
          <table:covered-table-cell/>
          <table:table-cell table:number-columns-repeated="16380"/>
        </table:table-row>
        <table:table-row table:style-name="ro14">
          <table:table-cell table:number-columns-repeated="4" table:style-name="ce34"/>
          <table:table-cell table:number-columns-repeated="16380"/>
        </table:table-row>
        <table:table-row table:style-name="ro14">
          <table:table-cell office:value-type="string" table:style-name="ce25">
            <text:p>Marital status</text:p>
          </table:table-cell>
          <table:table-cell office:value-type="string" table:style-name="ce34">
            <text:p>C</text:p>
          </table:table-cell>
          <table:table-cell office:value-type="string" table:style-name="ce34">
            <text:p>Common Law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</text:p>
          </table:table-cell>
          <table:table-cell office:value-type="string" table:style-name="ce34">
            <text:p>Divorce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</text:p>
          </table:table-cell>
          <table:table-cell office:value-type="string" table:style-name="ce34">
            <text:p>Marrie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</text:p>
          </table:table-cell>
          <table:table-cell office:value-type="string" table:style-name="ce34">
            <text:p>Separate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</text:p>
          </table:table-cell>
          <table:table-cell office:value-type="string" table:style-name="ce34">
            <text:p>Singl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</text:p>
          </table:table-cell>
          <table:table-cell office:value-type="string" table:style-name="ce34">
            <text:p>Unknow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</text:p>
          </table:table-cell>
          <table:table-cell office:value-type="string" table:style-name="ce34">
            <text:p>Widowed</text:p>
          </table:table-cell>
          <table:table-cell table:style-name="ce34"/>
          <table:table-cell table:number-columns-repeated="16380"/>
        </table:table-row>
        <table:table-row table:style-name="ro14">
          <table:table-cell table:number-columns-repeated="4" table:style-name="ce34"/>
          <table:table-cell table:number-columns-repeated="16380"/>
        </table:table-row>
        <table:table-row table:style-name="ro14">
          <table:table-cell office:value-type="string" table:style-name="ce25">
            <text:p>Relationship to PA</text:p>
          </table:table-cell>
          <table:table-cell table:number-columns-repeated="3"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B</text:p>
          </table:table-cell>
          <table:table-cell office:value-type="string" table:number-columns-spanned="2" table:number-rows-spanned="1" table:style-name="ce52">
            <text:p>ADOPTED BRO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D</text:p>
          </table:table-cell>
          <table:table-cell office:value-type="string" table:number-columns-spanned="2" table:number-rows-spanned="1" table:style-name="ce52">
            <text:p>ADOPTED DAUGHT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F</text:p>
          </table:table-cell>
          <table:table-cell office:value-type="string" table:number-columns-spanned="2" table:number-rows-spanned="1" table:style-name="ce52">
            <text:p>ADOPTED FA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M</text:p>
          </table:table-cell>
          <table:table-cell office:value-type="string" table:number-columns-spanned="2" table:number-rows-spanned="1" table:style-name="ce52">
            <text:p>ADOPTED MO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R</text:p>
          </table:table-cell>
          <table:table-cell office:value-type="string" table:number-columns-spanned="2" table:number-rows-spanned="1" table:style-name="ce52">
            <text:p>ADOPTED SIST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S</text:p>
          </table:table-cell>
          <table:table-cell office:value-type="string" table:style-name="ce34">
            <text:p>ADOPTED S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AU</text:p>
          </table:table-cell>
          <table:table-cell office:value-type="string" table:style-name="ce34">
            <text:p>AUNT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H</text:p>
          </table:table-cell>
          <table:table-cell office:value-type="string" table:number-columns-spanned="2" table:number-rows-spanned="1" table:style-name="ce52">
            <text:p>HUSBAND'S BRO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I</text:p>
          </table:table-cell>
          <table:table-cell office:value-type="string" table:number-columns-spanned="2" table:number-rows-spanned="1" table:style-name="ce52">
            <text:p>BROTHER IN LAW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R</text:p>
          </table:table-cell>
          <table:table-cell office:value-type="string" table:style-name="ce34">
            <text:p>BROTH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BW</text:p>
          </table:table-cell>
          <table:table-cell office:value-type="string" table:number-columns-spanned="2" table:number-rows-spanned="1" table:style-name="ce52">
            <text:p>BROTHER'S WIF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A</text:p>
          </table:table-cell>
          <table:table-cell office:value-type="string" table:style-name="ce34">
            <text:p>DAUGHT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I</text:p>
          </table:table-cell>
          <table:table-cell office:value-type="string" table:number-columns-spanned="2" table:number-rows-spanned="1" table:style-name="ce52">
            <text:p>DAUGHTER IN LAW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DR</text:p>
          </table:table-cell>
          <table:table-cell office:value-type="string" table:number-columns-spanned="2" table:number-rows-spanned="1" table:style-name="ce52">
            <text:p>DISTANT RELATIV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D</text:p>
          </table:table-cell>
          <table:table-cell office:value-type="string" table:number-columns-spanned="2" table:number-rows-spanned="1" table:style-name="ce52">
            <text:p>ESCORTING DOCTO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F</text:p>
          </table:table-cell>
          <table:table-cell office:value-type="string" table:style-name="ce34">
            <text:p>Fiance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H</text:p>
          </table:table-cell>
          <table:table-cell office:value-type="string" table:style-name="ce34">
            <text:p>EX-HUSB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M</text:p>
          </table:table-cell>
          <table:table-cell office:value-type="string" table:style-name="ce34">
            <text:p>Fianc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P</text:p>
          </table:table-cell>
          <table:table-cell office:value-type="string" table:number-columns-spanned="2" table:number-rows-spanned="1" table:style-name="ce52">
            <text:p>ESCORTED PERSO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S</text:p>
          </table:table-cell>
          <table:table-cell office:value-type="string" table:number-columns-spanned="2" table:number-rows-spanned="1" table:style-name="ce52">
            <text:p>ESCORTING STAFF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EW</text:p>
          </table:table-cell>
          <table:table-cell office:value-type="string" table:style-name="ce34">
            <text:p>EX-WIF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A</text:p>
          </table:table-cell>
          <table:table-cell office:value-type="string" table:style-name="ce34">
            <text:p>FATH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B</text:p>
          </table:table-cell>
          <table:table-cell office:value-type="string" table:number-columns-spanned="2" table:number-rows-spanned="1" table:style-name="ce52">
            <text:p>FOSTER BRO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C</text:p>
          </table:table-cell>
          <table:table-cell office:value-type="string" table:number-columns-spanned="2" table:number-rows-spanned="1" table:style-name="ce52">
            <text:p>FEMALE COUSI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D</text:p>
          </table:table-cell>
          <table:table-cell office:value-type="string" table:number-columns-spanned="2" table:number-rows-spanned="1" table:style-name="ce52">
            <text:p>FOSTER DAUGHT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F</text:p>
          </table:table-cell>
          <table:table-cell office:value-type="string" table:style-name="ce34">
            <text:p>FOSTER FATH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I</text:p>
          </table:table-cell>
          <table:table-cell office:value-type="string" table:style-name="ce34">
            <text:p>FATHER IN LAW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M</text:p>
          </table:table-cell>
          <table:table-cell office:value-type="string" table:number-columns-spanned="2" table:number-rows-spanned="1" table:style-name="ce52">
            <text:p>FOSTER MO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N</text:p>
          </table:table-cell>
          <table:table-cell office:value-type="string" table:style-name="ce34">
            <text:p>FIANC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R</text:p>
          </table:table-cell>
          <table:table-cell office:value-type="string" table:style-name="ce34">
            <text:p>FRIE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S</text:p>
          </table:table-cell>
          <table:table-cell office:value-type="string" table:style-name="ce34">
            <text:p>FOSTER S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FT</text:p>
          </table:table-cell>
          <table:table-cell office:value-type="string" table:style-name="ce34">
            <text:p>FOSTER SIST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D</text:p>
          </table:table-cell>
          <table:table-cell office:value-type="string" table:number-columns-spanned="2" table:number-rows-spanned="1" table:style-name="ce52">
            <text:p>GRAND DAUGHT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F</text:p>
          </table:table-cell>
          <table:table-cell office:value-type="string" table:style-name="ce34">
            <text:p>GRAND FATH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G</text:p>
          </table:table-cell>
          <table:table-cell office:value-type="string" table:number-columns-spanned="2" table:number-rows-spanned="1" table:style-name="ce52">
            <text:p>GREAT GRAND MO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H</text:p>
          </table:table-cell>
          <table:table-cell office:value-type="string" table:number-columns-spanned="2" table:number-rows-spanned="1" table:style-name="ce52">
            <text:p>GREAT GRAND FA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M</text:p>
          </table:table-cell>
          <table:table-cell office:value-type="string" table:number-columns-spanned="2" table:number-rows-spanned="1" table:style-name="ce52">
            <text:p>GRAND MO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N</text:p>
          </table:table-cell>
          <table:table-cell office:value-type="string" table:number-columns-spanned="2" table:number-rows-spanned="1" table:style-name="ce52">
            <text:p>GREAT GRAND SON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R</text:p>
          </table:table-cell>
          <table:table-cell office:value-type="string" table:number-columns-spanned="2" table:number-rows-spanned="1" table:style-name="ce52">
            <text:p>GREAT GRAND DAUGHT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S</text:p>
          </table:table-cell>
          <table:table-cell office:value-type="string" table:style-name="ce34">
            <text:p>GRAND S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GU</text:p>
          </table:table-cell>
          <table:table-cell office:value-type="string" table:style-name="ce34">
            <text:p>GUARDIA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B</text:p>
          </table:table-cell>
          <table:table-cell office:value-type="string" table:style-name="ce34">
            <text:p>HALF BROTH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S</text:p>
          </table:table-cell>
          <table:table-cell office:value-type="string" table:style-name="ce34">
            <text:p>HALF SIST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HU</text:p>
          </table:table-cell>
          <table:table-cell office:value-type="string" table:style-name="ce34">
            <text:p>HUSBAN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C</text:p>
          </table:table-cell>
          <table:table-cell office:value-type="string" table:style-name="ce34">
            <text:p>MALE COUSI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I</text:p>
          </table:table-cell>
          <table:table-cell office:value-type="string" table:number-columns-spanned="2" table:number-rows-spanned="1" table:style-name="ce52">
            <text:p>MOTHER IN LAW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O</text:p>
          </table:table-cell>
          <table:table-cell office:value-type="string" table:style-name="ce34">
            <text:p>MOTH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R</text:p>
          </table:table-cell>
          <table:table-cell office:value-type="string" table:number-columns-spanned="2" table:number-rows-spanned="1" table:style-name="ce52">
            <text:p>RELATIVE BY MARRIAG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MW</text:p>
          </table:table-cell>
          <table:table-cell office:value-type="string" table:style-name="ce34">
            <text:p>MINOR WIF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E</text:p>
          </table:table-cell>
          <table:table-cell office:value-type="string" table:style-name="ce34">
            <text:p>NEPHEW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F</text:p>
          </table:table-cell>
          <table:table-cell office:value-type="string" table:number-columns-spanned="2" table:number-rows-spanned="1" table:style-name="ce52">
            <text:p>UNION WITH FEMAL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I</text:p>
          </table:table-cell>
          <table:table-cell office:value-type="string" table:style-name="ce34">
            <text:p>NIEC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M</text:p>
          </table:table-cell>
          <table:table-cell office:value-type="string" table:number-columns-spanned="2" table:number-rows-spanned="1" table:style-name="ce52">
            <text:p>UNINON WITH MAL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NM</text:p>
          </table:table-cell>
          <table:table-cell office:value-type="string" table:number-columns-spanned="2" table:number-rows-spanned="1" table:style-name="ce52">
            <text:p>UNION WITH MALE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PA</text:p>
          </table:table-cell>
          <table:table-cell office:value-type="string" table:number-columns-spanned="2" table:number-rows-spanned="1" table:style-name="ce52">
            <text:p>PRINCIPAL APPLICANT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B</text:p>
          </table:table-cell>
          <table:table-cell office:value-type="string" table:style-name="ce34">
            <text:p>STEP BROTH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D</text:p>
          </table:table-cell>
          <table:table-cell office:value-type="string" table:number-columns-spanned="2" table:number-rows-spanned="1" table:style-name="ce52">
            <text:p>STEP DAUGHT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F</text:p>
          </table:table-cell>
          <table:table-cell office:value-type="string" table:style-name="ce34">
            <text:p>STEP FATH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H</text:p>
          </table:table-cell>
          <table:table-cell office:value-type="string" table:number-columns-spanned="2" table:number-rows-spanned="1" table:style-name="ce52">
            <text:p>SISTER'S HUSBAND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I</text:p>
          </table:table-cell>
          <table:table-cell office:value-type="string" table:style-name="ce34">
            <text:p>SIST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L</text:p>
          </table:table-cell>
          <table:table-cell office:value-type="string" table:style-name="ce34">
            <text:p>SON IN LAW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M</text:p>
          </table:table-cell>
          <table:table-cell office:value-type="string" table:style-name="ce34">
            <text:p>STEP MOTH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N</text:p>
          </table:table-cell>
          <table:table-cell office:value-type="string" table:style-name="ce34">
            <text:p>STEP S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O</text:p>
          </table:table-cell>
          <table:table-cell office:value-type="string" table:style-name="ce34">
            <text:p>SON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S</text:p>
          </table:table-cell>
          <table:table-cell office:value-type="string" table:style-name="ce34">
            <text:p>STEP SIST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SW</text:p>
          </table:table-cell>
          <table:table-cell office:value-type="string" table:style-name="ce34">
            <text:p>SISTER IN LAW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K</text:p>
          </table:table-cell>
          <table:table-cell office:value-type="string" table:number-columns-spanned="2" table:number-rows-spanned="1" table:style-name="ce52">
            <text:p>UNKNOWN RELATIONSHIP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M</text:p>
          </table:table-cell>
          <table:table-cell office:value-type="string" table:number-columns-spanned="2" table:number-rows-spanned="1" table:style-name="ce52">
            <text:p>UNACCOMPANIED MINO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N</text:p>
          </table:table-cell>
          <table:table-cell office:value-type="string" table:style-name="ce34">
            <text:p>UNCL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R</text:p>
          </table:table-cell>
          <table:table-cell office:value-type="string" table:style-name="ce34">
            <text:p>Unrelated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US</text:p>
          </table:table-cell>
          <table:table-cell office:value-type="string" table:number-columns-spanned="2" table:number-rows-spanned="1" table:style-name="ce52">
            <text:p>HUSBAND'S SIST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B</text:p>
          </table:table-cell>
          <table:table-cell office:value-type="string" table:number-columns-spanned="2" table:number-rows-spanned="1" table:style-name="ce52">
            <text:p>WIFE'S BROTHER</text:p>
          </table:table-cell>
          <table:covered-table-cell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I</text:p>
          </table:table-cell>
          <table:table-cell office:value-type="string" table:style-name="ce34">
            <text:p>WIFE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WS</text:p>
          </table:table-cell>
          <table:table-cell office:value-type="string" table:style-name="ce34">
            <text:p>WIFE'S SISTER</text:p>
          </table:table-cell>
          <table:table-cell table:style-name="ce34"/>
          <table:table-cell table:number-columns-repeated="16380"/>
        </table:table-row>
        <table:table-row table:style-name="ro14">
          <table:table-cell table:style-name="ce34"/>
          <table:table-cell office:value-type="string" table:style-name="ce34">
            <text:p>ZZ</text:p>
          </table:table-cell>
          <table:table-cell office:value-type="string" table:style-name="ce34">
            <text:p>UNKNOWN</text:p>
          </table:table-cell>
          <table:table-cell table:style-name="ce34"/>
          <table:table-cell table:number-columns-repeated="16380"/>
        </table:table-row>
        <table:table-row table:number-rows-repeated="1047575" table:style-name="ro13">
          <table:table-cell table:number-columns-repeated="16384"/>
        </table:table-row>
      </table:table>
      <table:table table:name="CTDC_-_PERP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6380" table:default-cell-style-name="ce1"/>
        <table:table-row table:style-name="ro13">
          <table:table-cell office:value-type="string" table:style-name="ce32">
            <text:p>Variable name (global name)</text:p>
          </table:table-cell>
          <table:table-cell office:value-type="string" table:style-name="ce32">
            <text:p>Description</text:p>
          </table:table-cell>
          <table:table-cell office:value-type="string" table:style-name="ce32">
            <text:p>Data type</text:p>
          </table:table-cell>
          <table:table-cell office:value-type="string" table:style-name="ce32">
            <text:p>Lookup</text:p>
          </table:table-cell>
          <table:table-cell table:style-name="ce29"/>
          <table:table-cell table:number-columns-repeated="21" table:style-name="ce30"/>
          <table:table-cell table:number-columns-repeated="16358"/>
        </table:table-row>
        <table:table-row table:style-name="ro13">
          <table:table-cell table:number-columns-repeated="4" table:style-name="ce32"/>
          <table:table-cell table:style-name="ce29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7">
            <text:p>Perpetrator level variables</text:p>
          </table:table-cell>
          <table:table-cell table:number-columns-repeated="3" table:style-name="ce33"/>
          <table:table-cell table:style-name="ce28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GenderPerpetrator</text:p>
          </table:table-cell>
          <table:table-cell office:value-type="string" table:style-name="ce37">
            <text:p>Gender of perpetrator</text:p>
          </table:table-cell>
          <table:table-cell office:value-type="string" table:style-name="ce37">
            <text:p>Alpha</text:p>
          </table:table-cell>
          <table:table-cell office:value-type="string" table:style-name="ce37">
            <text:p>Gender</text:p>
          </table:table-cell>
          <table:table-cell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AgePerpetrator</text:p>
          </table:table-cell>
          <table:table-cell office:value-type="string" table:style-name="ce37">
            <text:p>Age of perpetrator</text:p>
          </table:table-cell>
          <table:table-cell office:value-type="string" table:style-name="ce37">
            <text:p>Numeric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CitizenshipPerpetrator</text:p>
          </table:table-cell>
          <table:table-cell office:value-type="string" table:style-name="ce37">
            <text:p>Nationality/citizenship of perpetrator</text:p>
          </table:table-cell>
          <table:table-cell office:value-type="string" table:style-name="ce37">
            <text:p>Alpha</text:p>
          </table:table-cell>
          <table:table-cell office:value-type="string" table:style-name="ce37">
            <text:p>Country</text:p>
          </table:table-cell>
          <table:table-cell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TravellingPartner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Transporter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RecruiterOrIntermediary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BrokerTravelAgent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TransferredIndividual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HarbouredIndividual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SoldIndividual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BoughtIndividual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office:value-type="string" table:style-name="ce30">
            <text:p><text:s/>t</text:p>
          </table:table-cell>
          <table:table-cell table:number-columns-repeated="20" table:style-name="ce30"/>
          <table:table-cell table:number-columns-repeated="16358"/>
        </table:table-row>
        <table:table-row table:style-name="ro13">
          <table:table-cell office:value-type="string" table:style-name="ce29">
            <text:p>RoleReceivedIndividual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ControlledIndividual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Smuggler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3">
          <table:table-cell office:value-type="string" table:style-name="ce29">
            <text:p>RoleAbuser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RoleKidnapper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RoleExploiter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RoleOther</text:p>
          </table:table-cell>
          <table:table-cell office:value-type="string" table:style-name="ce37">
            <text:p>Role in proces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Other RoleProcess</text:p>
          </table:table-cell>
          <table:table-cell office:value-type="string" table:style-name="ce37">
            <text:p>Other role in process</text:p>
          </table:table-cell>
          <table:table-cell office:value-type="string" table:number-columns-spanned="2" table:number-rows-spanned="1" table:style-name="ce55">
            <text:p>Alphanumeric</text:p>
          </table:table-cell>
          <table:covered-table-cell/>
          <table:table-cell table:style-name="ce37"/>
          <table:table-cell table:number-columns-repeated="21" table:style-name="ce30"/>
          <table:table-cell table:number-columns-repeated="16358"/>
        </table:table-row>
        <table:table-row table:style-name="ro16">
          <table:table-cell office:value-type="string" table:style-name="ce29">
            <text:p>RelationshipIndividual</text:p>
          </table:table-cell>
          <table:table-cell office:value-type="string" table:style-name="ce37">
            <text:p>Relationship to individual</text:p>
          </table:table-cell>
          <table:table-cell office:value-type="string" table:style-name="ce37">
            <text:p>Alpha</text:p>
          </table:table-cell>
          <table:table-cell office:value-type="string" table:style-name="ce37">
            <text:p>Relationship to individual</text:p>
          </table:table-cell>
          <table:table-cell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Recruitment</text:p>
          </table:table-cell>
          <table:table-cell office:value-type="string" table:style-name="ce37">
            <text:p>Did entry involve recruitement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6">
          <table:table-cell office:value-type="string" table:style-name="ce29">
            <text:p>MeansContact</text:p>
          </table:table-cell>
          <table:table-cell office:value-type="string" table:style-name="ce37">
            <text:p>Means by which contact was initiated between individual and involved person</text:p>
          </table:table-cell>
          <table:table-cell office:value-type="string" table:style-name="ce37">
            <text:p>Alpha</text:p>
          </table:table-cell>
          <table:table-cell office:value-type="string" table:style-name="ce37">
            <text:p>Means of contact</text:p>
          </table:table-cell>
          <table:table-cell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etingCountry</text:p>
          </table:table-cell>
          <table:table-cell office:value-type="string" table:style-name="ce37">
            <text:p>What location? Country</text:p>
          </table:table-cell>
          <table:table-cell office:value-type="string" table:style-name="ce37">
            <text:p>Alpha</text:p>
          </table:table-cell>
          <table:table-cell office:value-type="string" table:style-name="ce37">
            <text:p>Country</text:p>
          </table:table-cell>
          <table:table-cell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onetaryPayment</text:p>
          </table:table-cell>
          <table:table-cell office:value-type="string" table:style-name="ce37">
            <text:p>Did the individual pay any money to this person?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PaymentAmount</text:p>
          </table:table-cell>
          <table:table-cell office:value-type="string" table:style-name="ce37">
            <text:p>If yes, how much? (USD)</text:p>
          </table:table-cell>
          <table:table-cell office:value-type="string" table:style-name="ce37">
            <text:p>Numeric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31">
            <text:p>EntryNoMotivation</text:p>
          </table:table-cell>
          <table:table-cell office:value-type="string" table:style-name="ce37">
            <text:p>No specific motiv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SearchJob</text:p>
          </table:table-cell>
          <table:table-cell office:value-type="string" table:style-name="ce37">
            <text:p>In search of a new job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Education</text:p>
          </table:table-cell>
          <table:table-cell office:value-type="string" table:style-name="ce37">
            <text:p>For educ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BetterOpportunities</text:p>
          </table:table-cell>
          <table:table-cell office:value-type="string" table:style-name="ce37">
            <text:p>Better opportunities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VisitFamilyFriend</text:p>
          </table:table-cell>
          <table:table-cell office:value-type="string" table:style-name="ce37">
            <text:p>To visit/reunite with family/friend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Tourism</text:p>
          </table:table-cell>
          <table:table-cell office:value-type="string" table:style-name="ce37">
            <text:p>Touris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Adoption</text:p>
          </table:table-cell>
          <table:table-cell office:value-type="string" table:style-name="ce37">
            <text:p>Adop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Marriage</text:p>
          </table:table-cell>
          <table:table-cell office:value-type="string" table:style-name="ce37">
            <text:p>Marriage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IllicitActivity</text:p>
          </table:table-cell>
          <table:table-cell office:value-type="string" table:style-name="ce37">
            <text:p>Illicit activity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SexRelatedWork</text:p>
          </table:table-cell>
          <table:table-cell office:value-type="string" table:style-name="ce37">
            <text:p>Sex trade-related work/work of a sexual nature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FearPersecution</text:p>
          </table:table-cell>
          <table:table-cell office:value-type="string" table:style-name="ce37">
            <text:p>Fear of persecu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6">
          <table:table-cell office:value-type="string" table:style-name="ce29">
            <text:p>EntryEscapeViolenceConflict</text:p>
          </table:table-cell>
          <table:table-cell office:value-type="string" table:style-name="ce37">
            <text:p>Escaping generalized violence, severe breakdowns of public order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EscapeFoodInsecurity</text:p>
          </table:table-cell>
          <table:table-cell office:value-type="string" table:style-name="ce37">
            <text:p>Escaping severe food/water insecurity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EscapeNaturalDisaster</text:p>
          </table:table-cell>
          <table:table-cell office:value-type="string" table:style-name="ce37">
            <text:p>Escaping natural disaster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EntryOther</text:p>
          </table:table-cell>
          <table:table-cell office:value-type="string" table:style-name="ce37">
            <text:p>Other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4">
          <table:table-cell table:style-name="ce29"/>
          <table:table-cell table:number-columns-repeated="4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7">
            <text:p>Overlap with victim dataset</text:p>
          </table:table-cell>
          <table:table-cell table:number-columns-repeated="3" table:style-name="ce33"/>
          <table:table-cell table:style-name="ce28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isForcedLabour</text:p>
          </table:table-cell>
          <table:table-cell office:value-type="string" table:style-name="ce37">
            <text:p>Type of exploit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isSexualExploit</text:p>
          </table:table-cell>
          <table:table-cell office:value-type="string" table:style-name="ce37">
            <text:p>Type of exploit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isOtherExploit</text:p>
          </table:table-cell>
          <table:table-cell office:value-type="string" table:style-name="ce37">
            <text:p>Type of exploit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isSexAndLabour</text:p>
          </table:table-cell>
          <table:table-cell office:value-type="string" table:style-name="ce37">
            <text:p>Type of exploit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isForcedMarriage</text:p>
          </table:table-cell>
          <table:table-cell office:value-type="string" table:style-name="ce37">
            <text:p>Type of exploit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isForcedMilitary</text:p>
          </table:table-cell>
          <table:table-cell office:value-type="string" table:style-name="ce37">
            <text:p>Type of exploit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isOrganRemoval</text:p>
          </table:table-cell>
          <table:table-cell office:value-type="string" table:style-name="ce37">
            <text:p>Type of exploit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SlaveryAndPractices</text:p>
          </table:table-cell>
          <table:table-cell office:value-type="string" table:style-name="ce37">
            <text:p>Type of exploitation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DebtBondage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TakesEarnings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RestrictsFinancialAccess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Threats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PsychologicalAbuse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PhysicalAbuse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SexualAbuse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FalsePromises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PsychoactiveSubstances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RestrictsMovement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RestrictsMedicalCare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ExcessiveWorkingHours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UsesChildren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ThreatOfLawEnforcement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WithholdsNecessities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WithholdsDocuments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Other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style-name="ro15">
          <table:table-cell office:value-type="string" table:style-name="ce29">
            <text:p>meansOfControlNotSpecified</text:p>
          </table:table-cell>
          <table:table-cell office:value-type="string" table:style-name="ce37">
            <text:p>Means of control used on the victim</text:p>
          </table:table-cell>
          <table:table-cell office:value-type="string" table:style-name="ce37">
            <text:p>Bool</text:p>
          </table:table-cell>
          <table:table-cell table:number-columns-repeated="2" table:style-name="ce37"/>
          <table:table-cell table:number-columns-repeated="21" table:style-name="ce30"/>
          <table:table-cell table:number-columns-repeated="16358"/>
        </table:table-row>
        <table:table-row table:number-rows-repeated="15" table:style-name="ro14">
          <table:table-cell table:number-columns-repeated="5" table:style-name="ce37"/>
          <table:table-cell table:number-columns-repeated="21" table:style-name="ce30"/>
          <table:table-cell table:number-columns-repeated="16358"/>
        </table:table-row>
        <table:table-row table:number-rows-repeated="914" table:style-name="ro12">
          <table:table-cell table:number-columns-repeated="26" table:style-name="ce30"/>
          <table:table-cell table:number-columns-repeated="16358"/>
        </table:table-row>
        <table:table-row table:number-rows-repeated="1047576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8</meta:generator>
    <dc:title/>
    <dc:description/>
    <dc:subject/>
    <meta:initial-creator/>
    <dc:creator>Phil Bennett</dc:creator>
    <meta:creation-date>2020-10-05T10:15:42Z</meta:creation-date>
    <dc:date>2020-12-06T18:34:58Z</dc:date>
    <meta:user-defined meta:name="ContentTypeId">0x010100D7CEBFD357A6C842960664789CD217D1</meta:user-defined>
  </office:meta>
</office:document-meta>
</file>